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0.497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31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atitude Start</text:p>
          </table:table-cell>
          <table:table-cell office:value-type="string" calcext:value-type="string">
            <text:p>Longitude Star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ize Fraction Lower Threshold</text:p>
          </table:table-cell>
          <table:table-cell office:value-type="string" calcext:value-type="string">
            <text:p>Size Fraction Upper Threshol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Salinity Sensor</text:p>
          </table:table-cell>
          <table:table-cell office:value-type="string" calcext:value-type="string">
            <text:p>Oxygen Sensor</text:p>
          </table:table-cell>
          <table:table-cell office:value-type="string" calcext:value-type="string">
            <text:p>Nitrate Sensor</text:p>
          </table:table-cell>
          <table:table-cell office:value-type="string" calcext:value-type="string">
            <text:p>Chlorophyll Sensor</text:p>
          </table:table-cell>
        </table:table-row>
        <table:table-row table:style-name="ro1">
          <table:table-cell office:value-type="string" calcext:value-type="string">
            <text:p>ERR562588</text:p>
          </table:table-cell>
          <table:table-cell office:value-type="float" office:value="-30.1367" calcext:value-type="float">
            <text:p>-30.1367</text:p>
          </table:table-cell>
          <table:table-cell office:value-type="float" office:value="-43.2899" calcext:value-type="float">
            <text:p>-43.289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9.854083" calcext:value-type="float">
            <text:p>19.854083</text:p>
          </table:table-cell>
          <table:table-cell office:value-type="float" office:value="36.32425" calcext:value-type="float">
            <text:p>36.32425</text:p>
          </table:table-cell>
          <table:table-cell office:value-type="float" office:value="221.47475" calcext:value-type="float">
            <text:p>221.47475</text:p>
          </table:table-cell>
          <table:table-cell office:value-type="float" office:value="-0.385346" calcext:value-type="float">
            <text:p>-0.385346</text:p>
          </table:table-cell>
          <table:table-cell office:value-type="float" office:value="0.053173" calcext:value-type="float">
            <text:p>0.053173</text:p>
          </table:table-cell>
        </table:table-row>
        <table:table-row table:style-name="ro1">
          <table:table-cell office:value-type="string" calcext:value-type="string">
            <text:p>ERR562558</text:p>
          </table:table-cell>
          <table:table-cell office:value-type="float" office:value="37.0299" calcext:value-type="float">
            <text:p>37.0299</text:p>
          </table:table-cell>
          <table:table-cell office:value-type="float" office:value="1.9575" calcext:value-type="float">
            <text:p>1.95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3.82575" calcext:value-type="float">
            <text:p>23.82575</text:p>
          </table:table-cell>
          <table:table-cell office:value-type="float" office:value="37.4911" calcext:value-type="float">
            <text:p>37.4911</text:p>
          </table:table-cell>
          <table:table-cell table:number-columns-repeated="2"/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ERR562591</text:p>
          </table:table-cell>
          <table:table-cell office:value-type="float" office:value="19.0393" calcext:value-type="float">
            <text:p>19.0393</text:p>
          </table:table-cell>
          <table:table-cell office:value-type="float" office:value="64.4913" calcext:value-type="float">
            <text:p>64.49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2314" calcext:value-type="float">
            <text:p>26.2314</text:p>
          </table:table-cell>
          <table:table-cell office:value-type="float" office:value="36.617917" calcext:value-type="float">
            <text:p>36.617917</text:p>
          </table:table-cell>
          <table:table-cell office:value-type="float" office:value="199.9355" calcext:value-type="float">
            <text:p>199.9355</text:p>
          </table:table-cell>
          <table:table-cell office:value-type="float" office:value="0.889376" calcext:value-type="float">
            <text:p>0.889376</text:p>
          </table:table-cell>
          <table:table-cell office:value-type="float" office:value="0.161808" calcext:value-type="float">
            <text:p>0.161808</text:p>
          </table:table-cell>
        </table:table-row>
        <table:table-row table:style-name="ro1">
          <table:table-cell office:value-type="string" calcext:value-type="string">
            <text:p>ERR562643</text:p>
          </table:table-cell>
          <table:table-cell office:value-type="float" office:value="35.759" calcext:value-type="float">
            <text:p>35.759</text:p>
          </table:table-cell>
          <table:table-cell office:value-type="float" office:value="14.2574" calcext:value-type="float">
            <text:p>14.257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1.4395" calcext:value-type="float">
            <text:p>21.4395</text:p>
          </table:table-cell>
          <table:table-cell office:value-type="float" office:value="37.89245" calcext:value-type="float">
            <text:p>37.89245</text:p>
          </table:table-cell>
          <table:table-cell office:value-type="float" office:value="207.791417" calcext:value-type="float">
            <text:p>207.791417</text:p>
          </table:table-cell>
          <table:table-cell/>
          <table:table-cell office:value-type="float" office:value="0.048898" calcext:value-type="float">
            <text:p>0.048898</text:p>
          </table:table-cell>
        </table:table-row>
        <table:table-row table:style-name="ro1">
          <table:table-cell office:value-type="string" calcext:value-type="string">
            <text:p>ERR562637</text:p>
          </table:table-cell>
          <table:table-cell office:value-type="float" office:value="-8.8932" calcext:value-type="float">
            <text:p>-8.8932</text:p>
          </table:table-cell>
          <table:table-cell office:value-type="float" office:value="-140.2879" calcext:value-type="float">
            <text:p>-140.287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63952" calcext:value-type="float">
            <text:p>26.63952</text:p>
          </table:table-cell>
          <table:table-cell office:value-type="float" office:value="35.35772" calcext:value-type="float">
            <text:p>35.35772</text:p>
          </table:table-cell>
          <table:table-cell office:value-type="float" office:value="189.8109" calcext:value-type="float">
            <text:p>189.8109</text:p>
          </table:table-cell>
          <table:table-cell office:value-type="float" office:value="5.321003" calcext:value-type="float">
            <text:p>5.321003</text:p>
          </table:table-cell>
          <table:table-cell office:value-type="float" office:value="0.162506" calcext:value-type="float">
            <text:p>0.162506</text:p>
          </table:table-cell>
        </table:table-row>
        <table:table-row table:style-name="ro1">
          <table:table-cell office:value-type="string" calcext:value-type="string">
            <text:p>ERR562555</text:p>
          </table:table-cell>
          <table:table-cell office:value-type="float" office:value="18.4417" calcext:value-type="float">
            <text:p>18.4417</text:p>
          </table:table-cell>
          <table:table-cell office:value-type="float" office:value="39.8567" calcext:value-type="float">
            <text:p>39.856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589917" calcext:value-type="float">
            <text:p>27.589917</text:p>
          </table:table-cell>
          <table:table-cell office:value-type="float" office:value="38.916583" calcext:value-type="float">
            <text:p>38.916583</text:p>
          </table:table-cell>
          <table:table-cell office:value-type="float" office:value="175.384083" calcext:value-type="float">
            <text:p>175.384083</text:p>
          </table:table-cell>
          <table:table-cell office:value-type="float" office:value="0.08645" calcext:value-type="float">
            <text:p>0.08645</text:p>
          </table:table-cell>
          <table:table-cell office:value-type="float" office:value="0.181406" calcext:value-type="float">
            <text:p>0.181406</text:p>
          </table:table-cell>
        </table:table-row>
        <table:table-row table:style-name="ro1">
          <table:table-cell office:value-type="string" calcext:value-type="string">
            <text:p>ERR562561</text:p>
          </table:table-cell>
          <table:table-cell office:value-type="float" office:value="18.4417" calcext:value-type="float">
            <text:p>18.4417</text:p>
          </table:table-cell>
          <table:table-cell office:value-type="float" office:value="39.8567" calcext:value-type="float">
            <text:p>39.856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589917" calcext:value-type="float">
            <text:p>27.589917</text:p>
          </table:table-cell>
          <table:table-cell office:value-type="float" office:value="38.916583" calcext:value-type="float">
            <text:p>38.916583</text:p>
          </table:table-cell>
          <table:table-cell office:value-type="float" office:value="175.384083" calcext:value-type="float">
            <text:p>175.384083</text:p>
          </table:table-cell>
          <table:table-cell office:value-type="float" office:value="0.08645" calcext:value-type="float">
            <text:p>0.08645</text:p>
          </table:table-cell>
          <table:table-cell office:value-type="float" office:value="0.181406" calcext:value-type="float">
            <text:p>0.181406</text:p>
          </table:table-cell>
        </table:table-row>
        <table:table-row table:style-name="ro1">
          <table:table-cell office:value-type="string" calcext:value-type="string">
            <text:p>ERR562446</text:p>
          </table:table-cell>
          <table:table-cell office:value-type="float" office:value="-8.957" calcext:value-type="float">
            <text:p>-8.957</text:p>
          </table:table-cell>
          <table:table-cell office:value-type="float" office:value="-139.2422" calcext:value-type="float">
            <text:p>-139.2422</text:p>
          </table:table-cell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4.662673" calcext:value-type="float">
            <text:p>24.662673</text:p>
          </table:table-cell>
          <table:table-cell office:value-type="float" office:value="36.088963" calcext:value-type="float">
            <text:p>36.088963</text:p>
          </table:table-cell>
          <table:table-cell office:value-type="float" office:value="177.603609" calcext:value-type="float">
            <text:p>177.603609</text:p>
          </table:table-cell>
          <table:table-cell office:value-type="float" office:value="3.873943" calcext:value-type="float">
            <text:p>3.873943</text:p>
          </table:table-cell>
          <table:table-cell office:value-type="float" office:value="0.288679" calcext:value-type="float">
            <text:p>0.288679</text:p>
          </table:table-cell>
        </table:table-row>
        <table:table-row table:style-name="ro1">
          <table:table-cell office:value-type="string" calcext:value-type="string">
            <text:p>ERR562659</text:p>
          </table:table-cell>
          <table:table-cell office:value-type="float" office:value="0.0033" calcext:value-type="float">
            <text:p>0.0033</text:p>
          </table:table-cell>
          <table:table-cell office:value-type="float" office:value="71.6428" calcext:value-type="float">
            <text:p>71.642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30.496383" calcext:value-type="float">
            <text:p>30.496383</text:p>
          </table:table-cell>
          <table:table-cell office:value-type="float" office:value="35.091133" calcext:value-type="float">
            <text:p>35.091133</text:p>
          </table:table-cell>
          <table:table-cell office:value-type="float" office:value="185.243833" calcext:value-type="float">
            <text:p>185.243833</text:p>
          </table:table-cell>
          <table:table-cell office:value-type="float" office:value="2.575786" calcext:value-type="float">
            <text:p>2.575786</text:p>
          </table:table-cell>
          <table:table-cell office:value-type="float" office:value="0.026898" calcext:value-type="float">
            <text:p>0.026898</text:p>
          </table:table-cell>
        </table:table-row>
        <table:table-row table:style-name="ro1">
          <table:table-cell office:value-type="string" calcext:value-type="string">
            <text:p>ERR562457</text:p>
          </table:table-cell>
          <table:table-cell office:value-type="float" office:value="-34.9449" calcext:value-type="float">
            <text:p>-34.9449</text:p>
          </table:table-cell>
          <table:table-cell office:value-type="float" office:value="17.9189" calcext:value-type="float">
            <text:p>17.918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5.033492" calcext:value-type="float">
            <text:p>15.033492</text:p>
          </table:table-cell>
          <table:table-cell office:value-type="float" office:value="35.323317" calcext:value-type="float">
            <text:p>35.323317</text:p>
          </table:table-cell>
          <table:table-cell office:value-type="float" office:value="238.916333" calcext:value-type="float">
            <text:p>238.916333</text:p>
          </table:table-cell>
          <table:table-cell office:value-type="float" office:value="2.450991" calcext:value-type="float">
            <text:p>2.450991</text:p>
          </table:table-cell>
          <table:table-cell office:value-type="float" office:value="0.250054" calcext:value-type="float">
            <text:p>0.250054</text:p>
          </table:table-cell>
        </table:table-row>
        <table:table-row table:style-name="ro1">
          <table:table-cell office:value-type="string" calcext:value-type="string">
            <text:p>ERR562686</text:p>
          </table:table-cell>
          <table:table-cell office:value-type="float" office:value="0.2153" calcext:value-type="float">
            <text:p>0.2153</text:p>
          </table:table-cell>
          <table:table-cell office:value-type="float" office:value="71.8436" calcext:value-type="float">
            <text:p>71.843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30.496383" calcext:value-type="float">
            <text:p>30.496383</text:p>
          </table:table-cell>
          <table:table-cell office:value-type="float" office:value="35.091133" calcext:value-type="float">
            <text:p>35.091133</text:p>
          </table:table-cell>
          <table:table-cell office:value-type="float" office:value="185.243833" calcext:value-type="float">
            <text:p>185.243833</text:p>
          </table:table-cell>
          <table:table-cell office:value-type="float" office:value="2.575786" calcext:value-type="float">
            <text:p>2.575786</text:p>
          </table:table-cell>
          <table:table-cell office:value-type="float" office:value="0.026898" calcext:value-type="float">
            <text:p>0.026898</text:p>
          </table:table-cell>
        </table:table-row>
        <table:table-row table:style-name="ro1">
          <table:table-cell office:value-type="string" calcext:value-type="string">
            <text:p>ERR562528</text:p>
          </table:table-cell>
          <table:table-cell office:value-type="float" office:value="36.5533" calcext:value-type="float">
            <text:p>36.5533</text:p>
          </table:table-cell>
          <table:table-cell office:value-type="float" office:value="-6.5669" calcext:value-type="float">
            <text:p>-6.566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.246331" calcext:value-type="float">
            <text:p>16.246331</text:p>
          </table:table-cell>
          <table:table-cell office:value-type="float" office:value="36.556443" calcext:value-type="float">
            <text:p>36.556443</text:p>
          </table:table-cell>
          <table:table-cell table:number-columns-repeated="2"/>
          <table:table-cell office:value-type="float" office:value="0.880307" calcext:value-type="float">
            <text:p>0.880307</text:p>
          </table:table-cell>
        </table:table-row>
        <table:table-row table:style-name="ro1">
          <table:table-cell office:value-type="string" calcext:value-type="string">
            <text:p>ERR562565</text:p>
          </table:table-cell>
          <table:table-cell office:value-type="float" office:value="-21.0292" calcext:value-type="float">
            <text:p>-21.0292</text:p>
          </table:table-cell>
          <table:table-cell office:value-type="float" office:value="-35.3498" calcext:value-type="float">
            <text:p>-35.3498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1.643283" calcext:value-type="float">
            <text:p>21.643283</text:p>
          </table:table-cell>
          <table:table-cell office:value-type="float" office:value="36.724683" calcext:value-type="float">
            <text:p>36.724683</text:p>
          </table:table-cell>
          <table:table-cell office:value-type="float" office:value="203.814833" calcext:value-type="float">
            <text:p>203.814833</text:p>
          </table:table-cell>
          <table:table-cell office:value-type="float" office:value="0.580918" calcext:value-type="float">
            <text:p>0.580918</text:p>
          </table:table-cell>
          <table:table-cell office:value-type="float" office:value="0.150865" calcext:value-type="float">
            <text:p>0.150865</text:p>
          </table:table-cell>
        </table:table-row>
        <table:table-row table:style-name="ro1">
          <table:table-cell office:value-type="string" calcext:value-type="string">
            <text:p>ERR562396</text:p>
          </table:table-cell>
          <table:table-cell office:value-type="float" office:value="19.0393" calcext:value-type="float">
            <text:p>19.0393</text:p>
          </table:table-cell>
          <table:table-cell office:value-type="float" office:value="64.4913" calcext:value-type="float">
            <text:p>64.49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2314" calcext:value-type="float">
            <text:p>26.2314</text:p>
          </table:table-cell>
          <table:table-cell office:value-type="float" office:value="36.617917" calcext:value-type="float">
            <text:p>36.617917</text:p>
          </table:table-cell>
          <table:table-cell office:value-type="float" office:value="199.9355" calcext:value-type="float">
            <text:p>199.9355</text:p>
          </table:table-cell>
          <table:table-cell office:value-type="float" office:value="0.889376" calcext:value-type="float">
            <text:p>0.889376</text:p>
          </table:table-cell>
          <table:table-cell office:value-type="float" office:value="0.161808" calcext:value-type="float">
            <text:p>0.161808</text:p>
          </table:table-cell>
        </table:table-row>
        <table:table-row table:style-name="ro1">
          <table:table-cell office:value-type="string" calcext:value-type="string">
            <text:p>ERR562505</text:p>
          </table:table-cell>
          <table:table-cell office:value-type="float" office:value="-20.3943" calcext:value-type="float">
            <text:p>-20.3943</text:p>
          </table:table-cell>
          <table:table-cell office:value-type="float" office:value="-3.2085" calcext:value-type="float">
            <text:p>-3.20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9.776808" calcext:value-type="float">
            <text:p>19.776808</text:p>
          </table:table-cell>
          <table:table-cell office:value-type="float" office:value="36.376225" calcext:value-type="float">
            <text:p>36.376225</text:p>
          </table:table-cell>
          <table:table-cell office:value-type="float" office:value="215.650833" calcext:value-type="float">
            <text:p>215.650833</text:p>
          </table:table-cell>
          <table:table-cell office:value-type="float" office:value="0.168013" calcext:value-type="float">
            <text:p>0.168013</text:p>
          </table:table-cell>
          <table:table-cell office:value-type="float" office:value="0.324315" calcext:value-type="float">
            <text:p>0.324315</text:p>
          </table:table-cell>
        </table:table-row>
        <table:table-row table:style-name="ro1">
          <table:table-cell office:value-type="string" calcext:value-type="string">
            <text:p>ERR562533</text:p>
          </table:table-cell>
          <table:table-cell office:value-type="float" office:value="42.1694" calcext:value-type="float">
            <text:p>42.1694</text:p>
          </table:table-cell>
          <table:table-cell office:value-type="float" office:value="17.7179" calcext:value-type="float">
            <text:p>17.717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5.868114" calcext:value-type="float">
            <text:p>15.868114</text:p>
          </table:table-cell>
          <table:table-cell office:value-type="float" office:value="38.340893" calcext:value-type="float">
            <text:p>38.340893</text:p>
          </table:table-cell>
          <table:table-cell office:value-type="float" office:value="226.595929" calcext:value-type="float">
            <text:p>226.595929</text:p>
          </table:table-cell>
          <table:table-cell/>
          <table:table-cell office:value-type="float" office:value="0.0774" calcext:value-type="float">
            <text:p>0.0774</text:p>
          </table:table-cell>
        </table:table-row>
        <table:table-row table:style-name="ro1">
          <table:table-cell office:value-type="string" calcext:value-type="string">
            <text:p>ERR562717</text:p>
          </table:table-cell>
          <table:table-cell office:value-type="float" office:value="-35.2421" calcext:value-type="float">
            <text:p>-35.2421</text:p>
          </table:table-cell>
          <table:table-cell office:value-type="float" office:value="26.3048" calcext:value-type="float">
            <text:p>26.304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.81495" calcext:value-type="float">
            <text:p>21.81495</text:p>
          </table:table-cell>
          <table:table-cell/>
          <table:table-cell office:value-type="float" office:value="206.43725" calcext:value-type="float">
            <text:p>206.43725</text:p>
          </table:table-cell>
          <table:table-cell/>
          <table:table-cell office:value-type="float" office:value="0.272648" calcext:value-type="float">
            <text:p>0.272648</text:p>
          </table:table-cell>
        </table:table-row>
        <table:table-row table:style-name="ro1">
          <table:table-cell office:value-type="string" calcext:value-type="string">
            <text:p>ERR562415</text:p>
          </table:table-cell>
          <table:table-cell office:value-type="float" office:value="-29.5333" calcext:value-type="float">
            <text:p>-29.5333</text:p>
          </table:table-cell>
          <table:table-cell office:value-type="float" office:value="37.9117" calcext:value-type="float">
            <text:p>37.9117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2.250309" calcext:value-type="float">
            <text:p>22.250309</text:p>
          </table:table-cell>
          <table:table-cell office:value-type="float" office:value="35.335545" calcext:value-type="float">
            <text:p>35.335545</text:p>
          </table:table-cell>
          <table:table-cell office:value-type="float" office:value="207.446227" calcext:value-type="float">
            <text:p>207.446227</text:p>
          </table:table-cell>
          <table:table-cell office:value-type="float" office:value="-0.112031" calcext:value-type="float">
            <text:p>-0.112031</text:p>
          </table:table-cell>
          <table:table-cell office:value-type="float" office:value="0.214573" calcext:value-type="float">
            <text:p>0.214573</text:p>
          </table:table-cell>
        </table:table-row>
        <table:table-row table:style-name="ro1">
          <table:table-cell office:value-type="string" calcext:value-type="string">
            <text:p>ERR562660</text:p>
          </table:table-cell>
          <table:table-cell office:value-type="float" office:value="-34.8901" calcext:value-type="float">
            <text:p>-34.8901</text:p>
          </table:table-cell>
          <table:table-cell office:value-type="float" office:value="18.0459" calcext:value-type="float">
            <text:p>18.045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5.01895" calcext:value-type="float">
            <text:p>15.01895</text:p>
          </table:table-cell>
          <table:table-cell office:value-type="float" office:value="35.3315" calcext:value-type="float">
            <text:p>35.3315</text:p>
          </table:table-cell>
          <table:table-cell office:value-type="float" office:value="240.4135" calcext:value-type="float">
            <text:p>240.4135</text:p>
          </table:table-cell>
          <table:table-cell/>
          <table:table-cell office:value-type="float" office:value="0.424363" calcext:value-type="float">
            <text:p>0.424363</text:p>
          </table:table-cell>
        </table:table-row>
        <table:table-row table:style-name="ro1">
          <table:table-cell office:value-type="string" calcext:value-type="string">
            <text:p>ERR562562</text:p>
          </table:table-cell>
          <table:table-cell office:value-type="float" office:value="38.4735" calcext:value-type="float">
            <text:p>38.4735</text:p>
          </table:table-cell>
          <table:table-cell office:value-type="float" office:value="20.1718" calcext:value-type="float">
            <text:p>20.17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9.168658" calcext:value-type="float">
            <text:p>19.168658</text:p>
          </table:table-cell>
          <table:table-cell office:value-type="float" office:value="38.356667" calcext:value-type="float">
            <text:p>38.356667</text:p>
          </table:table-cell>
          <table:table-cell office:value-type="float" office:value="212.903417" calcext:value-type="float">
            <text:p>212.903417</text:p>
          </table:table-cell>
          <table:table-cell/>
          <table:table-cell office:value-type="float" office:value="0.121845" calcext:value-type="float">
            <text:p>0.121845</text:p>
          </table:table-cell>
        </table:table-row>
        <table:table-row table:style-name="ro1">
          <table:table-cell office:value-type="string" calcext:value-type="string">
            <text:p>ERR562546</text:p>
          </table:table-cell>
          <table:table-cell office:value-type="float" office:value="-47.2007" calcext:value-type="float">
            <text:p>-47.2007</text:p>
          </table:table-cell>
          <table:table-cell office:value-type="float" office:value="-57.9446" calcext:value-type="float">
            <text:p>-57.944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.975635" calcext:value-type="float">
            <text:p>6.975635</text:p>
          </table:table-cell>
          <table:table-cell office:value-type="float" office:value="34.057594" calcext:value-type="float">
            <text:p>34.057594</text:p>
          </table:table-cell>
          <table:table-cell office:value-type="float" office:value="306.211529" calcext:value-type="float">
            <text:p>306.211529</text:p>
          </table:table-cell>
          <table:table-cell office:value-type="float" office:value="17.111823" calcext:value-type="float">
            <text:p>17.111823</text:p>
          </table:table-cell>
          <table:table-cell office:value-type="float" office:value="1.01772" calcext:value-type="float">
            <text:p>1.01772</text:p>
          </table:table-cell>
        </table:table-row>
        <table:table-row table:style-name="ro1">
          <table:table-cell office:value-type="string" calcext:value-type="string">
            <text:p>ERR562507</text:p>
          </table:table-cell>
          <table:table-cell office:value-type="float" office:value="5.9998" calcext:value-type="float">
            <text:p>5.9998</text:p>
          </table:table-cell>
          <table:table-cell office:value-type="float" office:value="73.9067" calcext:value-type="float">
            <text:p>73.906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723425" calcext:value-type="float">
            <text:p>27.723425</text:p>
          </table:table-cell>
          <table:table-cell office:value-type="float" office:value="35.103505" calcext:value-type="float">
            <text:p>35.103505</text:p>
          </table:table-cell>
          <table:table-cell office:value-type="float" office:value="132.77885" calcext:value-type="float">
            <text:p>132.77885</text:p>
          </table:table-cell>
          <table:table-cell office:value-type="float" office:value="0.569531" calcext:value-type="float">
            <text:p>0.569531</text:p>
          </table:table-cell>
          <table:table-cell office:value-type="float" office:value="0.388348" calcext:value-type="float">
            <text:p>0.388348</text:p>
          </table:table-cell>
        </table:table-row>
        <table:table-row table:style-name="ro1">
          <table:table-cell office:value-type="string" calcext:value-type="string">
            <text:p>ERR562519</text:p>
          </table:table-cell>
          <table:table-cell office:value-type="float" office:value="-29.4991" calcext:value-type="float">
            <text:p>-29.4991</text:p>
          </table:table-cell>
          <table:table-cell office:value-type="float" office:value="37.9938" calcext:value-type="float">
            <text:p>37.99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222092" calcext:value-type="float">
            <text:p>22.222092</text:p>
          </table:table-cell>
          <table:table-cell office:value-type="float" office:value="35.3215" calcext:value-type="float">
            <text:p>35.3215</text:p>
          </table:table-cell>
          <table:table-cell office:value-type="float" office:value="209.639083" calcext:value-type="float">
            <text:p>209.639083</text:p>
          </table:table-cell>
          <table:table-cell office:value-type="float" office:value="-0.166794" calcext:value-type="float">
            <text:p>-0.166794</text:p>
          </table:table-cell>
          <table:table-cell office:value-type="float" office:value="0.118772" calcext:value-type="float">
            <text:p>0.118772</text:p>
          </table:table-cell>
        </table:table-row>
        <table:table-row table:style-name="ro1">
          <table:table-cell office:value-type="string" calcext:value-type="string">
            <text:p>ERR562567</text:p>
          </table:table-cell>
          <table:table-cell office:value-type="float" office:value="-34.8901" calcext:value-type="float">
            <text:p>-34.8901</text:p>
          </table:table-cell>
          <table:table-cell office:value-type="float" office:value="18.0459" calcext:value-type="float">
            <text:p>18.045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.01895" calcext:value-type="float">
            <text:p>15.01895</text:p>
          </table:table-cell>
          <table:table-cell office:value-type="float" office:value="35.3315" calcext:value-type="float">
            <text:p>35.3315</text:p>
          </table:table-cell>
          <table:table-cell office:value-type="float" office:value="240.4135" calcext:value-type="float">
            <text:p>240.4135</text:p>
          </table:table-cell>
          <table:table-cell/>
          <table:table-cell office:value-type="float" office:value="0.424363" calcext:value-type="float">
            <text:p>0.424363</text:p>
          </table:table-cell>
        </table:table-row>
        <table:table-row table:style-name="ro1">
          <table:table-cell office:value-type="string" calcext:value-type="string">
            <text:p>ERR562587</text:p>
          </table:table-cell>
          <table:table-cell office:value-type="float" office:value="6.0001" calcext:value-type="float">
            <text:p>6.0001</text:p>
          </table:table-cell>
          <table:table-cell office:value-type="float" office:value="73.8955" calcext:value-type="float">
            <text:p>73.89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.980283" calcext:value-type="float">
            <text:p>29.980283</text:p>
          </table:table-cell>
          <table:table-cell office:value-type="float" office:value="34.56155" calcext:value-type="float">
            <text:p>34.56155</text:p>
          </table:table-cell>
          <table:table-cell office:value-type="float" office:value="189.25475" calcext:value-type="float">
            <text:p>189.25475</text:p>
          </table:table-cell>
          <table:table-cell office:value-type="float" office:value="-1.47882" calcext:value-type="float">
            <text:p>-1.47882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string" calcext:value-type="string">
            <text:p>ERR562369</text:p>
          </table:table-cell>
          <table:table-cell office:value-type="float" office:value="-34.8901" calcext:value-type="float">
            <text:p>-34.8901</text:p>
          </table:table-cell>
          <table:table-cell office:value-type="float" office:value="18.0459" calcext:value-type="float">
            <text:p>18.045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5.01895" calcext:value-type="float">
            <text:p>15.01895</text:p>
          </table:table-cell>
          <table:table-cell office:value-type="float" office:value="35.3315" calcext:value-type="float">
            <text:p>35.3315</text:p>
          </table:table-cell>
          <table:table-cell office:value-type="float" office:value="240.4135" calcext:value-type="float">
            <text:p>240.4135</text:p>
          </table:table-cell>
          <table:table-cell/>
          <table:table-cell office:value-type="float" office:value="0.424363" calcext:value-type="float">
            <text:p>0.424363</text:p>
          </table:table-cell>
        </table:table-row>
        <table:table-row table:style-name="ro1">
          <table:table-cell office:value-type="string" calcext:value-type="string">
            <text:p>ERR562647</text:p>
          </table:table-cell>
          <table:table-cell office:value-type="float" office:value="-8.7789" calcext:value-type="float">
            <text:p>-8.7789</text:p>
          </table:table-cell>
          <table:table-cell office:value-type="float" office:value="-17.9099" calcext:value-type="float">
            <text:p>-17.909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02619" calcext:value-type="float">
            <text:p>25.02619</text:p>
          </table:table-cell>
          <table:table-cell office:value-type="float" office:value="36.42324" calcext:value-type="float">
            <text:p>36.42324</text:p>
          </table:table-cell>
          <table:table-cell office:value-type="float" office:value="199.1195" calcext:value-type="float">
            <text:p>199.1195</text:p>
          </table:table-cell>
          <table:table-cell office:value-type="float" office:value="0.263475" calcext:value-type="float">
            <text:p>0.263475</text:p>
          </table:table-cell>
          <table:table-cell office:value-type="float" office:value="0.050608" calcext:value-type="float">
            <text:p>0.050608</text:p>
          </table:table-cell>
        </table:table-row>
        <table:table-row table:style-name="ro1">
          <table:table-cell office:value-type="string" calcext:value-type="string">
            <text:p>ERR562466</text:p>
          </table:table-cell>
          <table:table-cell office:value-type="float" office:value="27.16" calcext:value-type="float">
            <text:p>27.16</text:p>
          </table:table-cell>
          <table:table-cell office:value-type="float" office:value="27.1433" calcext:value-type="float">
            <text:p>27.143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25.0621" calcext:value-type="float">
            <text:p>25.0621</text:p>
          </table:table-cell>
          <table:table-cell office:value-type="float" office:value="39.981867" calcext:value-type="float">
            <text:p>39.981867</text:p>
          </table:table-cell>
          <table:table-cell office:value-type="float" office:value="188.763583" calcext:value-type="float">
            <text:p>188.763583</text:p>
          </table:table-cell>
          <table:table-cell office:value-type="float" office:value="-0.137284" calcext:value-type="float">
            <text:p>-0.137284</text:p>
          </table:table-cell>
          <table:table-cell office:value-type="float" office:value="0.048898" calcext:value-type="float">
            <text:p>0.048898</text:p>
          </table:table-cell>
        </table:table-row>
        <table:table-row table:style-name="ro1">
          <table:table-cell office:value-type="string" calcext:value-type="string">
            <text:p>ERR562680</text:p>
          </table:table-cell>
          <table:table-cell office:value-type="float" office:value="-30.1484" calcext:value-type="float">
            <text:p>-30.1484</text:p>
          </table:table-cell>
          <table:table-cell office:value-type="float" office:value="-43.2705" calcext:value-type="float">
            <text:p>-43.270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9.30925" calcext:value-type="float">
            <text:p>19.30925</text:p>
          </table:table-cell>
          <table:table-cell office:value-type="float" office:value="36.27495" calcext:value-type="float">
            <text:p>36.27495</text:p>
          </table:table-cell>
          <table:table-cell office:value-type="float" office:value="217.140667" calcext:value-type="float">
            <text:p>217.140667</text:p>
          </table:table-cell>
          <table:table-cell office:value-type="float" office:value="0.478929" calcext:value-type="float">
            <text:p>0.478929</text:p>
          </table:table-cell>
          <table:table-cell office:value-type="float" office:value="0.226052" calcext:value-type="float">
            <text:p>0.226052</text:p>
          </table:table-cell>
        </table:table-row>
        <table:table-row table:style-name="ro1">
          <table:table-cell office:value-type="string" calcext:value-type="string">
            <text:p>ERR562603</text:p>
          </table:table-cell>
          <table:table-cell office:value-type="float" office:value="-30.1484" calcext:value-type="float">
            <text:p>-30.1484</text:p>
          </table:table-cell>
          <table:table-cell office:value-type="float" office:value="-43.2705" calcext:value-type="float">
            <text:p>-43.270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9.30925" calcext:value-type="float">
            <text:p>19.30925</text:p>
          </table:table-cell>
          <table:table-cell office:value-type="float" office:value="36.27495" calcext:value-type="float">
            <text:p>36.27495</text:p>
          </table:table-cell>
          <table:table-cell office:value-type="float" office:value="217.140667" calcext:value-type="float">
            <text:p>217.140667</text:p>
          </table:table-cell>
          <table:table-cell office:value-type="float" office:value="0.478929" calcext:value-type="float">
            <text:p>0.478929</text:p>
          </table:table-cell>
          <table:table-cell office:value-type="float" office:value="0.226052" calcext:value-type="float">
            <text:p>0.226052</text:p>
          </table:table-cell>
        </table:table-row>
        <table:table-row table:style-name="ro1">
          <table:table-cell office:value-type="string" calcext:value-type="string">
            <text:p>ERR562664</text:p>
          </table:table-cell>
          <table:table-cell office:value-type="float" office:value="-8.9068" calcext:value-type="float">
            <text:p>-8.9068</text:p>
          </table:table-cell>
          <table:table-cell office:value-type="float" office:value="-140.283" calcext:value-type="float">
            <text:p>-140.28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576175" calcext:value-type="float">
            <text:p>26.576175</text:p>
          </table:table-cell>
          <table:table-cell office:value-type="float" office:value="35.359483" calcext:value-type="float">
            <text:p>35.359483</text:p>
          </table:table-cell>
          <table:table-cell office:value-type="float" office:value="189.758333" calcext:value-type="float">
            <text:p>189.758333</text:p>
          </table:table-cell>
          <table:table-cell office:value-type="float" office:value="3.868407" calcext:value-type="float">
            <text:p>3.868407</text:p>
          </table:table-cell>
          <table:table-cell office:value-type="float" office:value="0.319103" calcext:value-type="float">
            <text:p>0.319103</text:p>
          </table:table-cell>
        </table:table-row>
        <table:table-row table:style-name="ro1">
          <table:table-cell office:value-type="string" calcext:value-type="string">
            <text:p>ERR562394</text:p>
          </table:table-cell>
          <table:table-cell office:value-type="float" office:value="36.5533" calcext:value-type="float">
            <text:p>36.5533</text:p>
          </table:table-cell>
          <table:table-cell office:value-type="float" office:value="-6.5669" calcext:value-type="float">
            <text:p>-6.56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5251" calcext:value-type="float">
            <text:p>20.5251</text:p>
          </table:table-cell>
          <table:table-cell office:value-type="float" office:value="36.6324" calcext:value-type="float">
            <text:p>36.6324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ERR562571</text:p>
          </table:table-cell>
          <table:table-cell office:value-type="float" office:value="42.1916" calcext:value-type="float">
            <text:p>42.1916</text:p>
          </table:table-cell>
          <table:table-cell office:value-type="float" office:value="17.7175" calcext:value-type="float">
            <text:p>17.717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7.636575" calcext:value-type="float">
            <text:p>17.636575</text:p>
          </table:table-cell>
          <table:table-cell office:value-type="float" office:value="38.187633" calcext:value-type="float">
            <text:p>38.187633</text:p>
          </table:table-cell>
          <table:table-cell office:value-type="float" office:value="220.000333" calcext:value-type="float">
            <text:p>220.000333</text:p>
          </table:table-cell>
          <table:table-cell/>
          <table:table-cell office:value-type="float" office:value="0.0562" calcext:value-type="float">
            <text:p>0.0562</text:p>
          </table:table-cell>
        </table:table-row>
        <table:table-row table:style-name="ro1">
          <table:table-cell office:value-type="string" calcext:value-type="string">
            <text:p>ERR562373</text:p>
          </table:table-cell>
          <table:table-cell office:value-type="float" office:value="39.3991" calcext:value-type="float">
            <text:p>39.3991</text:p>
          </table:table-cell>
          <table:table-cell office:value-type="float" office:value="19.3997" calcext:value-type="float">
            <text:p>19.3997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5.161277" calcext:value-type="float">
            <text:p>15.161277</text:p>
          </table:table-cell>
          <table:table-cell office:value-type="float" office:value="38.475705" calcext:value-type="float">
            <text:p>38.475705</text:p>
          </table:table-cell>
          <table:table-cell office:value-type="float" office:value="229.547682" calcext:value-type="float">
            <text:p>229.547682</text:p>
          </table:table-cell>
          <table:table-cell/>
          <table:table-cell office:value-type="float" office:value="0.201016" calcext:value-type="float">
            <text:p>0.201016</text:p>
          </table:table-cell>
        </table:table-row>
        <table:table-row table:style-name="ro1">
          <table:table-cell office:value-type="string" calcext:value-type="string">
            <text:p>ERR562638</text:p>
          </table:table-cell>
          <table:table-cell office:value-type="float" office:value="-13.0023" calcext:value-type="float">
            <text:p>-13.0023</text:p>
          </table:table-cell>
          <table:table-cell office:value-type="float" office:value="-95.9759" calcext:value-type="float">
            <text:p>-95.975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2512" calcext:value-type="float">
            <text:p>25.2512</text:p>
          </table:table-cell>
          <table:table-cell office:value-type="float" office:value="35.835267" calcext:value-type="float">
            <text:p>35.835267</text:p>
          </table:table-cell>
          <table:table-cell office:value-type="float" office:value="200.233917" calcext:value-type="float">
            <text:p>200.233917</text:p>
          </table:table-cell>
          <table:table-cell office:value-type="float" office:value="4.590737" calcext:value-type="float">
            <text:p>4.590737</text:p>
          </table:table-cell>
          <table:table-cell office:value-type="float" office:value="0.287892" calcext:value-type="float">
            <text:p>0.287892</text:p>
          </table:table-cell>
        </table:table-row>
        <table:table-row table:style-name="ro1">
          <table:table-cell office:value-type="string" calcext:value-type="string">
            <text:p>ERR562499</text:p>
          </table:table-cell>
          <table:table-cell office:value-type="float" office:value="-9.006" calcext:value-type="float">
            <text:p>-9.006</text:p>
          </table:table-cell>
          <table:table-cell office:value-type="float" office:value="-139.206" calcext:value-type="float">
            <text:p>-139.20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5644" calcext:value-type="float">
            <text:p>26.5644</text:p>
          </table:table-cell>
          <table:table-cell office:value-type="float" office:value="35.363833" calcext:value-type="float">
            <text:p>35.363833</text:p>
          </table:table-cell>
          <table:table-cell office:value-type="float" office:value="186.984333" calcext:value-type="float">
            <text:p>186.984333</text:p>
          </table:table-cell>
          <table:table-cell office:value-type="float" office:value="5.948386" calcext:value-type="float">
            <text:p>5.948386</text:p>
          </table:table-cell>
          <table:table-cell office:value-type="float" office:value="0.138982" calcext:value-type="float">
            <text:p>0.138982</text:p>
          </table:table-cell>
        </table:table-row>
        <table:table-row table:style-name="ro1">
          <table:table-cell office:value-type="string" calcext:value-type="string">
            <text:p>ERR562627</text:p>
          </table:table-cell>
          <table:table-cell office:value-type="float" office:value="-29.5333" calcext:value-type="float">
            <text:p>-29.5333</text:p>
          </table:table-cell>
          <table:table-cell office:value-type="float" office:value="37.9117" calcext:value-type="float">
            <text:p>37.911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250309" calcext:value-type="float">
            <text:p>22.250309</text:p>
          </table:table-cell>
          <table:table-cell office:value-type="float" office:value="35.335545" calcext:value-type="float">
            <text:p>35.335545</text:p>
          </table:table-cell>
          <table:table-cell office:value-type="float" office:value="207.446227" calcext:value-type="float">
            <text:p>207.446227</text:p>
          </table:table-cell>
          <table:table-cell office:value-type="float" office:value="-0.112031" calcext:value-type="float">
            <text:p>-0.112031</text:p>
          </table:table-cell>
          <table:table-cell office:value-type="float" office:value="0.214573" calcext:value-type="float">
            <text:p>0.214573</text:p>
          </table:table-cell>
        </table:table-row>
        <table:table-row table:style-name="ro1">
          <table:table-cell office:value-type="string" calcext:value-type="string">
            <text:p>ERR562480</text:p>
          </table:table-cell>
          <table:table-cell office:value-type="float" office:value="-9.0063" calcext:value-type="float">
            <text:p>-9.0063</text:p>
          </table:table-cell>
          <table:table-cell office:value-type="float" office:value="-139.1394" calcext:value-type="float">
            <text:p>-139.1394</text:p>
          </table:table-cell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4.69625" calcext:value-type="float">
            <text:p>24.69625</text:p>
          </table:table-cell>
          <table:table-cell office:value-type="float" office:value="36.097575" calcext:value-type="float">
            <text:p>36.097575</text:p>
          </table:table-cell>
          <table:table-cell office:value-type="float" office:value="179.916875" calcext:value-type="float">
            <text:p>179.916875</text:p>
          </table:table-cell>
          <table:table-cell office:value-type="float" office:value="2.333576" calcext:value-type="float">
            <text:p>2.333576</text:p>
          </table:table-cell>
          <table:table-cell office:value-type="float" office:value="0.295808" calcext:value-type="float">
            <text:p>0.295808</text:p>
          </table:table-cell>
        </table:table-row>
        <table:table-row table:style-name="ro1">
          <table:table-cell office:value-type="string" calcext:value-type="string">
            <text:p>ERR562380</text:p>
          </table:table-cell>
          <table:table-cell office:value-type="float" office:value="-12.9723" calcext:value-type="float">
            <text:p>-12.9723</text:p>
          </table:table-cell>
          <table:table-cell office:value-type="float" office:value="-96.0122" calcext:value-type="float">
            <text:p>-96.0122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0.649431" calcext:value-type="float">
            <text:p>20.649431</text:p>
          </table:table-cell>
          <table:table-cell office:value-type="float" office:value="35.544655" calcext:value-type="float">
            <text:p>35.544655</text:p>
          </table:table-cell>
          <table:table-cell office:value-type="float" office:value="216.790338" calcext:value-type="float">
            <text:p>216.790338</text:p>
          </table:table-cell>
          <table:table-cell office:value-type="float" office:value="1.501977" calcext:value-type="float">
            <text:p>1.501977</text:p>
          </table:table-cell>
          <table:table-cell office:value-type="float" office:value="0.366887" calcext:value-type="float">
            <text:p>0.366887</text:p>
          </table:table-cell>
        </table:table-row>
        <table:table-row table:style-name="ro1">
          <table:table-cell office:value-type="string" calcext:value-type="string">
            <text:p>ERR562393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69.9776" calcext:value-type="float">
            <text:p>69.97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.089367" calcext:value-type="float">
            <text:p>29.089367</text:p>
          </table:table-cell>
          <table:table-cell office:value-type="float" office:value="36.024883" calcext:value-type="float">
            <text:p>36.024883</text:p>
          </table:table-cell>
          <table:table-cell office:value-type="float" office:value="187.42925" calcext:value-type="float">
            <text:p>187.42925</text:p>
          </table:table-cell>
          <table:table-cell office:value-type="float" office:value="-1.343153" calcext:value-type="float">
            <text:p>-1.343153</text:p>
          </table:table-cell>
          <table:table-cell office:value-type="float" office:value="0.020173" calcext:value-type="float">
            <text:p>0.020173</text:p>
          </table:table-cell>
        </table:table-row>
        <table:table-row table:style-name="ro1">
          <table:table-cell office:value-type="string" calcext:value-type="string">
            <text:p>ERR562389</text:p>
          </table:table-cell>
          <table:table-cell office:value-type="float" office:value="-8.9063" calcext:value-type="float">
            <text:p>-8.9063</text:p>
          </table:table-cell>
          <table:table-cell office:value-type="float" office:value="-142.6124" calcext:value-type="float">
            <text:p>-142.612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1.184091" calcext:value-type="float">
            <text:p>21.184091</text:p>
          </table:table-cell>
          <table:table-cell office:value-type="float" office:value="35.885595" calcext:value-type="float">
            <text:p>35.885595</text:p>
          </table:table-cell>
          <table:table-cell office:value-type="float" office:value="156.556136" calcext:value-type="float">
            <text:p>156.556136</text:p>
          </table:table-cell>
          <table:table-cell office:value-type="float" office:value="5.30541" calcext:value-type="float">
            <text:p>5.30541</text:p>
          </table:table-cell>
          <table:table-cell office:value-type="float" office:value="0.011004" calcext:value-type="float">
            <text:p>0.011004</text:p>
          </table:table-cell>
        </table:table-row>
        <table:table-row table:style-name="ro1">
          <table:table-cell office:value-type="string" calcext:value-type="string">
            <text:p>ERR562465</text:p>
          </table:table-cell>
          <table:table-cell office:value-type="float" office:value="18.5745" calcext:value-type="float">
            <text:p>18.5745</text:p>
          </table:table-cell>
          <table:table-cell office:value-type="float" office:value="66.4895" calcext:value-type="float">
            <text:p>66.48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97" calcext:value-type="float">
            <text:p>26.897</text:p>
          </table:table-cell>
          <table:table-cell office:value-type="float" office:value="36.2986" calcext:value-type="float">
            <text:p>36.2986</text:p>
          </table:table-cell>
          <table:table-cell office:value-type="float" office:value="193.990333" calcext:value-type="float">
            <text:p>193.990333</text:p>
          </table:table-cell>
          <table:table-cell office:value-type="float" office:value="-1.006357" calcext:value-type="float">
            <text:p>-1.006357</text:p>
          </table:table-cell>
          <table:table-cell office:value-type="float" office:value="0.134262" calcext:value-type="float">
            <text:p>0.134262</text:p>
          </table:table-cell>
        </table:table-row>
        <table:table-row table:style-name="ro1">
          <table:table-cell office:value-type="string" calcext:value-type="string">
            <text:p>ERR562600</text:p>
          </table:table-cell>
          <table:table-cell office:value-type="float" office:value="-25.8051" calcext:value-type="float">
            <text:p>-25.8051</text:p>
          </table:table-cell>
          <table:table-cell office:value-type="float" office:value="-111.7202" calcext:value-type="float">
            <text:p>-111.7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14875" calcext:value-type="float">
            <text:p>25.14875</text:p>
          </table:table-cell>
          <table:table-cell office:value-type="float" office:value="36.402683" calcext:value-type="float">
            <text:p>36.402683</text:p>
          </table:table-cell>
          <table:table-cell office:value-type="float" office:value="200.538167" calcext:value-type="float">
            <text:p>200.538167</text:p>
          </table:table-cell>
          <table:table-cell office:value-type="float" office:value="-1.567491" calcext:value-type="float">
            <text:p>-1.567491</text:p>
          </table:table-cell>
          <table:table-cell office:value-type="float" office:value="0.013449" calcext:value-type="float">
            <text:p>0.013449</text:p>
          </table:table-cell>
        </table:table-row>
        <table:table-row table:style-name="ro1">
          <table:table-cell office:value-type="string" calcext:value-type="string">
            <text:p>ERR562425</text:p>
          </table:table-cell>
          <table:table-cell office:value-type="float" office:value="37.0112" calcext:value-type="float">
            <text:p>37.0112</text:p>
          </table:table-cell>
          <table:table-cell office:value-type="float" office:value="1.946" calcext:value-type="float">
            <text:p>1.94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7.172933" calcext:value-type="float">
            <text:p>17.172933</text:p>
          </table:table-cell>
          <table:table-cell office:value-type="float" office:value="37.102133" calcext:value-type="float">
            <text:p>37.102133</text:p>
          </table:table-cell>
          <table:table-cell table:number-columns-repeated="2"/>
          <table:table-cell office:value-type="float" office:value="0.2992" calcext:value-type="float">
            <text:p>0.2992</text:p>
          </table:table-cell>
        </table:table-row>
        <table:table-row table:style-name="ro1">
          <table:table-cell office:value-type="string" calcext:value-type="string">
            <text:p>ERR562450</text:p>
          </table:table-cell>
          <table:table-cell office:value-type="float" office:value="18.5745" calcext:value-type="float">
            <text:p>18.5745</text:p>
          </table:table-cell>
          <table:table-cell office:value-type="float" office:value="66.4895" calcext:value-type="float">
            <text:p>66.48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97" calcext:value-type="float">
            <text:p>26.897</text:p>
          </table:table-cell>
          <table:table-cell office:value-type="float" office:value="36.2986" calcext:value-type="float">
            <text:p>36.2986</text:p>
          </table:table-cell>
          <table:table-cell office:value-type="float" office:value="193.990333" calcext:value-type="float">
            <text:p>193.990333</text:p>
          </table:table-cell>
          <table:table-cell office:value-type="float" office:value="-1.006357" calcext:value-type="float">
            <text:p>-1.006357</text:p>
          </table:table-cell>
          <table:table-cell office:value-type="float" office:value="0.134262" calcext:value-type="float">
            <text:p>0.134262</text:p>
          </table:table-cell>
        </table:table-row>
        <table:table-row table:style-name="ro1">
          <table:table-cell office:value-type="string" calcext:value-type="string">
            <text:p>ERR562485</text:p>
          </table:table-cell>
          <table:table-cell office:value-type="float" office:value="18.5745" calcext:value-type="float">
            <text:p>18.5745</text:p>
          </table:table-cell>
          <table:table-cell office:value-type="float" office:value="66.4895" calcext:value-type="float">
            <text:p>66.48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97" calcext:value-type="float">
            <text:p>26.897</text:p>
          </table:table-cell>
          <table:table-cell office:value-type="float" office:value="36.2986" calcext:value-type="float">
            <text:p>36.2986</text:p>
          </table:table-cell>
          <table:table-cell office:value-type="float" office:value="193.990333" calcext:value-type="float">
            <text:p>193.990333</text:p>
          </table:table-cell>
          <table:table-cell office:value-type="float" office:value="-1.006357" calcext:value-type="float">
            <text:p>-1.006357</text:p>
          </table:table-cell>
          <table:table-cell office:value-type="float" office:value="0.134262" calcext:value-type="float">
            <text:p>0.134262</text:p>
          </table:table-cell>
        </table:table-row>
        <table:table-row table:style-name="ro1">
          <table:table-cell office:value-type="string" calcext:value-type="string">
            <text:p>ERR562724</text:p>
          </table:table-cell>
          <table:table-cell office:value-type="float" office:value="2.815" calcext:value-type="float">
            <text:p>2.815</text:p>
          </table:table-cell>
          <table:table-cell office:value-type="float" office:value="71.534" calcext:value-type="float">
            <text:p>71.53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573</text:p>
          </table:table-cell>
          <table:table-cell office:value-type="float" office:value="34.4933" calcext:value-type="float">
            <text:p>34.4933</text:p>
          </table:table-cell>
          <table:table-cell office:value-type="float" office:value="14.9133" calcext:value-type="float">
            <text:p>14.913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1.472817" calcext:value-type="float">
            <text:p>21.472817</text:p>
          </table:table-cell>
          <table:table-cell office:value-type="float" office:value="38.378467" calcext:value-type="float">
            <text:p>38.378467</text:p>
          </table:table-cell>
          <table:table-cell office:value-type="float" office:value="197.550333" calcext:value-type="float">
            <text:p>197.550333</text:p>
          </table:table-cell>
          <table:table-cell/>
          <table:table-cell office:value-type="float" office:value="0.048936" calcext:value-type="float">
            <text:p>0.048936</text:p>
          </table:table-cell>
        </table:table-row>
        <table:table-row table:style-name="ro1">
          <table:table-cell office:value-type="string" calcext:value-type="string">
            <text:p>ERR562640</text:p>
          </table:table-cell>
          <table:table-cell office:value-type="float" office:value="19.0284" calcext:value-type="float">
            <text:p>19.0284</text:p>
          </table:table-cell>
          <table:table-cell office:value-type="float" office:value="64.5126" calcext:value-type="float">
            <text:p>64.5126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494408" calcext:value-type="float">
            <text:p>25.494408</text:p>
          </table:table-cell>
          <table:table-cell/>
          <table:table-cell office:value-type="float" office:value="154.699917" calcext:value-type="float">
            <text:p>154.699917</text:p>
          </table:table-cell>
          <table:table-cell office:value-type="float" office:value="1.230122" calcext:value-type="float">
            <text:p>1.230122</text:p>
          </table:table-cell>
          <table:table-cell office:value-type="float" office:value="0.604752" calcext:value-type="float">
            <text:p>0.604752</text:p>
          </table:table-cell>
        </table:table-row>
        <table:table-row table:style-name="ro1">
          <table:table-cell office:value-type="string" calcext:value-type="string">
            <text:p>ERR562706</text:p>
          </table:table-cell>
          <table:table-cell office:value-type="float" office:value="14.5536" calcext:value-type="float">
            <text:p>14.5536</text:p>
          </table:table-cell>
          <table:table-cell office:value-type="float" office:value="70.0128" calcext:value-type="float">
            <text:p>70.012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117663" calcext:value-type="float">
            <text:p>27.117663</text:p>
          </table:table-cell>
          <table:table-cell office:value-type="float" office:value="36.496162" calcext:value-type="float">
            <text:p>36.496162</text:p>
          </table:table-cell>
          <table:table-cell office:value-type="float" office:value="148.328125" calcext:value-type="float">
            <text:p>148.328125</text:p>
          </table:table-cell>
          <table:table-cell office:value-type="float" office:value="-0.224514" calcext:value-type="float">
            <text:p>-0.224514</text:p>
          </table:table-cell>
          <table:table-cell office:value-type="float" office:value="0.47554" calcext:value-type="float">
            <text:p>0.47554</text:p>
          </table:table-cell>
        </table:table-row>
        <table:table-row table:style-name="ro1">
          <table:table-cell office:value-type="string" calcext:value-type="string">
            <text:p>ERR562618</text:p>
          </table:table-cell>
          <table:table-cell office:value-type="float" office:value="33.9235" calcext:value-type="float">
            <text:p>33.9235</text:p>
          </table:table-cell>
          <table:table-cell office:value-type="float" office:value="32.8118" calcext:value-type="float">
            <text:p>32.8118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8.979535" calcext:value-type="float">
            <text:p>18.979535</text:p>
          </table:table-cell>
          <table:table-cell office:value-type="float" office:value="39.255952" calcext:value-type="float">
            <text:p>39.255952</text:p>
          </table:table-cell>
          <table:table-cell office:value-type="float" office:value="218.132538" calcext:value-type="float">
            <text:p>218.132538</text:p>
          </table:table-cell>
          <table:table-cell office:value-type="float" office:value="0.254406" calcext:value-type="float">
            <text:p>0.254406</text:p>
          </table:table-cell>
          <table:table-cell office:value-type="float" office:value="0.042495" calcext:value-type="float">
            <text:p>0.042495</text:p>
          </table:table-cell>
        </table:table-row>
        <table:table-row table:style-name="ro1">
          <table:table-cell office:value-type="string" calcext:value-type="string">
            <text:p>ERR562694</text:p>
          </table:table-cell>
          <table:table-cell office:value-type="float" office:value="23.4183" calcext:value-type="float">
            <text:p>23.4183</text:p>
          </table:table-cell>
          <table:table-cell office:value-type="float" office:value="37.245" calcext:value-type="float">
            <text:p>37.24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050367" calcext:value-type="float">
            <text:p>26.050367</text:p>
          </table:table-cell>
          <table:table-cell office:value-type="float" office:value="40.196433" calcext:value-type="float">
            <text:p>40.196433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.201064" calcext:value-type="float">
            <text:p>1.201064</text:p>
          </table:table-cell>
          <table:table-cell office:value-type="float" office:value="0.224444" calcext:value-type="float">
            <text:p>0.224444</text:p>
          </table:table-cell>
        </table:table-row>
        <table:table-row table:style-name="ro1">
          <table:table-cell office:value-type="string" calcext:value-type="string">
            <text:p>ERR562429</text:p>
          </table:table-cell>
          <table:table-cell office:value-type="float" office:value="-8.7789" calcext:value-type="float">
            <text:p>-8.7789</text:p>
          </table:table-cell>
          <table:table-cell office:value-type="float" office:value="-17.9099" calcext:value-type="float">
            <text:p>-17.909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5.02619" calcext:value-type="float">
            <text:p>25.02619</text:p>
          </table:table-cell>
          <table:table-cell office:value-type="float" office:value="36.42324" calcext:value-type="float">
            <text:p>36.42324</text:p>
          </table:table-cell>
          <table:table-cell office:value-type="float" office:value="199.1195" calcext:value-type="float">
            <text:p>199.1195</text:p>
          </table:table-cell>
          <table:table-cell office:value-type="float" office:value="0.263475" calcext:value-type="float">
            <text:p>0.263475</text:p>
          </table:table-cell>
          <table:table-cell office:value-type="float" office:value="0.050608" calcext:value-type="float">
            <text:p>0.050608</text:p>
          </table:table-cell>
        </table:table-row>
        <table:table-row table:style-name="ro1">
          <table:table-cell office:value-type="string" calcext:value-type="string">
            <text:p>ERR562650</text:p>
          </table:table-cell>
          <table:table-cell office:value-type="float" office:value="-47.2116" calcext:value-type="float">
            <text:p>-47.2116</text:p>
          </table:table-cell>
          <table:table-cell office:value-type="float" office:value="-58.0266" calcext:value-type="float">
            <text:p>-58.026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7.046693" calcext:value-type="float">
            <text:p>7.046693</text:p>
          </table:table-cell>
          <table:table-cell office:value-type="float" office:value="34.055993" calcext:value-type="float">
            <text:p>34.055993</text:p>
          </table:table-cell>
          <table:table-cell office:value-type="float" office:value="307.504714" calcext:value-type="float">
            <text:p>307.504714</text:p>
          </table:table-cell>
          <table:table-cell office:value-type="float" office:value="17.119294" calcext:value-type="float">
            <text:p>17.119294</text:p>
          </table:table-cell>
          <table:table-cell office:value-type="float" office:value="0.787841" calcext:value-type="float">
            <text:p>0.787841</text:p>
          </table:table-cell>
        </table:table-row>
        <table:table-row table:style-name="ro1">
          <table:table-cell office:value-type="string" calcext:value-type="string">
            <text:p>ERR562498</text:p>
          </table:table-cell>
          <table:table-cell office:value-type="float" office:value="34.453" calcext:value-type="float">
            <text:p>34.453</text:p>
          </table:table-cell>
          <table:table-cell office:value-type="float" office:value="14.9538" calcext:value-type="float">
            <text:p>14.953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1.472817" calcext:value-type="float">
            <text:p>21.472817</text:p>
          </table:table-cell>
          <table:table-cell office:value-type="float" office:value="38.378467" calcext:value-type="float">
            <text:p>38.378467</text:p>
          </table:table-cell>
          <table:table-cell office:value-type="float" office:value="197.550333" calcext:value-type="float">
            <text:p>197.550333</text:p>
          </table:table-cell>
          <table:table-cell/>
          <table:table-cell office:value-type="float" office:value="0.048936" calcext:value-type="float">
            <text:p>0.048936</text:p>
          </table:table-cell>
        </table:table-row>
        <table:table-row table:style-name="ro1">
          <table:table-cell office:value-type="string" calcext:value-type="string">
            <text:p>ERR562568</text:p>
          </table:table-cell>
          <table:table-cell office:value-type="float" office:value="-8.9971" calcext:value-type="float">
            <text:p>-8.9971</text:p>
          </table:table-cell>
          <table:table-cell office:value-type="float" office:value="-139.1963" calcext:value-type="float">
            <text:p>-139.196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6.54413" calcext:value-type="float">
            <text:p>26.54413</text:p>
          </table:table-cell>
          <table:table-cell office:value-type="float" office:value="35.3662" calcext:value-type="float">
            <text:p>35.3662</text:p>
          </table:table-cell>
          <table:table-cell office:value-type="float" office:value="186.2407" calcext:value-type="float">
            <text:p>186.2407</text:p>
          </table:table-cell>
          <table:table-cell office:value-type="float" office:value="3.986359" calcext:value-type="float">
            <text:p>3.986359</text:p>
          </table:table-cell>
          <table:table-cell office:value-type="float" office:value="0.166512" calcext:value-type="float">
            <text:p>0.166512</text:p>
          </table:table-cell>
        </table:table-row>
        <table:table-row table:style-name="ro1">
          <table:table-cell office:value-type="string" calcext:value-type="string">
            <text:p>ERR562578</text:p>
          </table:table-cell>
          <table:table-cell office:value-type="float" office:value="-8.892" calcext:value-type="float">
            <text:p>-8.892</text:p>
          </table:table-cell>
          <table:table-cell office:value-type="float" office:value="-142.6358" calcext:value-type="float">
            <text:p>-142.635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869383" calcext:value-type="float">
            <text:p>26.869383</text:p>
          </table:table-cell>
          <table:table-cell office:value-type="float" office:value="35.4224" calcext:value-type="float">
            <text:p>35.4224</text:p>
          </table:table-cell>
          <table:table-cell office:value-type="float" office:value="187.791167" calcext:value-type="float">
            <text:p>187.791167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0.124746" calcext:value-type="float">
            <text:p>0.124746</text:p>
          </table:table-cell>
        </table:table-row>
        <table:table-row table:style-name="ro1">
          <table:table-cell office:value-type="string" calcext:value-type="string">
            <text:p>ERR562471</text:p>
          </table:table-cell>
          <table:table-cell office:value-type="float" office:value="33.9179" calcext:value-type="float">
            <text:p>33.9179</text:p>
          </table:table-cell>
          <table:table-cell office:value-type="float" office:value="32.898" calcext:value-type="float">
            <text:p>32.89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460612" calcext:value-type="float">
            <text:p>20.460612</text:p>
          </table:table-cell>
          <table:table-cell office:value-type="float" office:value="39.425208" calcext:value-type="float">
            <text:p>39.425208</text:p>
          </table:table-cell>
          <table:table-cell office:value-type="float" office:value="207.738375" calcext:value-type="float">
            <text:p>207.738375</text:p>
          </table:table-cell>
          <table:table-cell office:value-type="float" office:value="-0.447961" calcext:value-type="float">
            <text:p>-0.447961</text:p>
          </table:table-cell>
          <table:table-cell office:value-type="float" office:value="0.01585" calcext:value-type="float">
            <text:p>0.01585</text:p>
          </table:table-cell>
        </table:table-row>
        <table:table-row table:style-name="ro1">
          <table:table-cell office:value-type="string" calcext:value-type="string">
            <text:p>ERR562689</text:p>
          </table:table-cell>
          <table:table-cell office:value-type="float" office:value="-8.9109" calcext:value-type="float">
            <text:p>-8.9109</text:p>
          </table:table-cell>
          <table:table-cell office:value-type="float" office:value="-140.2845" calcext:value-type="float">
            <text:p>-140.284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2.1151" calcext:value-type="float">
            <text:p>22.1151</text:p>
          </table:table-cell>
          <table:table-cell office:value-type="float" office:value="35.88072" calcext:value-type="float">
            <text:p>35.88072</text:p>
          </table:table-cell>
          <table:table-cell office:value-type="float" office:value="161.3185" calcext:value-type="float">
            <text:p>161.3185</text:p>
          </table:table-cell>
          <table:table-cell office:value-type="float" office:value="5.023264" calcext:value-type="float">
            <text:p>5.023264</text:p>
          </table:table-cell>
          <table:table-cell office:value-type="float" office:value="0.051638" calcext:value-type="float">
            <text:p>0.051638</text:p>
          </table:table-cell>
        </table:table-row>
        <table:table-row table:style-name="ro1">
          <table:table-cell office:value-type="string" calcext:value-type="string">
            <text:p>ERR562473</text:p>
          </table:table-cell>
          <table:table-cell office:value-type="float" office:value="-60.3046" calcext:value-type="float">
            <text:p>-60.3046</text:p>
          </table:table-cell>
          <table:table-cell office:value-type="float" office:value="-60.5715" calcext:value-type="float">
            <text:p>-60.57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.84402" calcext:value-type="float">
            <text:p>1.84402</text:p>
          </table:table-cell>
          <table:table-cell office:value-type="float" office:value="33.71972" calcext:value-type="float">
            <text:p>33.71972</text:p>
          </table:table-cell>
          <table:table-cell office:value-type="float" office:value="338.2982" calcext:value-type="float">
            <text:p>338.2982</text:p>
          </table:table-cell>
          <table:table-cell office:value-type="float" office:value="24.423039" calcext:value-type="float">
            <text:p>24.423039</text:p>
          </table:table-cell>
          <table:table-cell office:value-type="float" office:value="0.109555" calcext:value-type="float">
            <text:p>0.109555</text:p>
          </table:table-cell>
        </table:table-row>
        <table:table-row table:style-name="ro1">
          <table:table-cell office:value-type="string" calcext:value-type="string">
            <text:p>ERR562439</text:p>
          </table:table-cell>
          <table:table-cell office:value-type="float" office:value="39.8386" calcext:value-type="float">
            <text:p>39.8386</text:p>
          </table:table-cell>
          <table:table-cell office:value-type="float" office:value="17.4155" calcext:value-type="float">
            <text:p>17.41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.041483" calcext:value-type="float">
            <text:p>17.041483</text:p>
          </table:table-cell>
          <table:table-cell office:value-type="float" office:value="37.759667" calcext:value-type="float">
            <text:p>37.759667</text:p>
          </table:table-cell>
          <table:table-cell office:value-type="float" office:value="220.927083" calcext:value-type="float">
            <text:p>220.927083</text:p>
          </table:table-cell>
          <table:table-cell/>
          <table:table-cell office:value-type="float" office:value="0.180911" calcext:value-type="float">
            <text:p>0.180911</text:p>
          </table:table-cell>
        </table:table-row>
        <table:table-row table:style-name="ro1">
          <table:table-cell office:value-type="string" calcext:value-type="string">
            <text:p>ERR562523</text:p>
          </table:table-cell>
          <table:table-cell office:value-type="float" office:value="18.5584" calcext:value-type="float">
            <text:p>18.5584</text:p>
          </table:table-cell>
          <table:table-cell office:value-type="float" office:value="66.4725" calcext:value-type="float">
            <text:p>66.472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748267" calcext:value-type="float">
            <text:p>26.748267</text:p>
          </table:table-cell>
          <table:table-cell office:value-type="float" office:value="36.369233" calcext:value-type="float">
            <text:p>36.369233</text:p>
          </table:table-cell>
          <table:table-cell office:value-type="float" office:value="192.536833" calcext:value-type="float">
            <text:p>192.536833</text:p>
          </table:table-cell>
          <table:table-cell office:value-type="float" office:value="-0.737324" calcext:value-type="float">
            <text:p>-0.737324</text:p>
          </table:table-cell>
          <table:table-cell office:value-type="float" office:value="0.242524" calcext:value-type="float">
            <text:p>0.242524</text:p>
          </table:table-cell>
        </table:table-row>
        <table:table-row table:style-name="ro1">
          <table:table-cell office:value-type="string" calcext:value-type="string">
            <text:p>ERR562714</text:p>
          </table:table-cell>
          <table:table-cell office:value-type="float" office:value="-16.9567" calcext:value-type="float">
            <text:p>-16.9567</text:p>
          </table:table-cell>
          <table:table-cell office:value-type="float" office:value="53.9809" calcext:value-type="float">
            <text:p>53.980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8684" calcext:value-type="float">
            <text:p>27.8684</text:p>
          </table:table-cell>
          <table:table-cell office:value-type="float" office:value="34.566667" calcext:value-type="float">
            <text:p>34.566667</text:p>
          </table:table-cell>
          <table:table-cell office:value-type="float" office:value="191.68" calcext:value-type="float">
            <text:p>191.68</text:p>
          </table:table-cell>
          <table:table-cell/>
          <table:table-cell office:value-type="float" office:value="0.176565" calcext:value-type="float">
            <text:p>0.176565</text:p>
          </table:table-cell>
        </table:table-row>
        <table:table-row table:style-name="ro1">
          <table:table-cell office:value-type="string" calcext:value-type="string">
            <text:p>ERR562404</text:p>
          </table:table-cell>
          <table:table-cell office:value-type="float" office:value="-62.0385" calcext:value-type="float">
            <text:p>-62.0385</text:p>
          </table:table-cell>
          <table:table-cell office:value-type="float" office:value="-49.529" calcext:value-type="float">
            <text:p>-49.52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0.67108" calcext:value-type="float">
            <text:p>0.67108</text:p>
          </table:table-cell>
          <table:table-cell office:value-type="float" office:value="34.35388" calcext:value-type="float">
            <text:p>34.35388</text:p>
          </table:table-cell>
          <table:table-cell office:value-type="float" office:value="343.4373" calcext:value-type="float">
            <text:p>343.4373</text:p>
          </table:table-cell>
          <table:table-cell office:value-type="float" office:value="27.501159" calcext:value-type="float">
            <text:p>27.501159</text:p>
          </table:table-cell>
          <table:table-cell office:value-type="float" office:value="0.065273" calcext:value-type="float">
            <text:p>0.065273</text:p>
          </table:table-cell>
        </table:table-row>
        <table:table-row table:style-name="ro1">
          <table:table-cell office:value-type="string" calcext:value-type="string">
            <text:p>ERR562675</text:p>
          </table:table-cell>
          <table:table-cell office:value-type="float" office:value="39.814" calcext:value-type="float">
            <text:p>39.814</text:p>
          </table:table-cell>
          <table:table-cell office:value-type="float" office:value="17.4138" calcext:value-type="float">
            <text:p>17.413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7.476925" calcext:value-type="float">
            <text:p>17.476925</text:p>
          </table:table-cell>
          <table:table-cell office:value-type="float" office:value="37.885492" calcext:value-type="float">
            <text:p>37.885492</text:p>
          </table:table-cell>
          <table:table-cell office:value-type="float" office:value="221.749417" calcext:value-type="float">
            <text:p>221.749417</text:p>
          </table:table-cell>
          <table:table-cell/>
          <table:table-cell office:value-type="float" office:value="0.223928" calcext:value-type="float">
            <text:p>0.223928</text:p>
          </table:table-cell>
        </table:table-row>
        <table:table-row table:style-name="ro1">
          <table:table-cell office:value-type="string" calcext:value-type="string">
            <text:p>ERR562553</text:p>
          </table:table-cell>
          <table:table-cell office:value-type="float" office:value="-5.2669" calcext:value-type="float">
            <text:p>-5.2669</text:p>
          </table:table-cell>
          <table:table-cell office:value-type="float" office:value="-85.2732" calcext:value-type="float">
            <text:p>-85.2732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9.566255" calcext:value-type="float">
            <text:p>19.566255</text:p>
          </table:table-cell>
          <table:table-cell office:value-type="float" office:value="34.900284" calcext:value-type="float">
            <text:p>34.900284</text:p>
          </table:table-cell>
          <table:table-cell office:value-type="float" office:value="103.916711" calcext:value-type="float">
            <text:p>103.916711</text:p>
          </table:table-cell>
          <table:table-cell office:value-type="float" office:value="20.328327" calcext:value-type="float">
            <text:p>20.328327</text:p>
          </table:table-cell>
          <table:table-cell office:value-type="float" office:value="0.728939" calcext:value-type="float">
            <text:p>0.728939</text:p>
          </table:table-cell>
        </table:table-row>
        <table:table-row table:style-name="ro1">
          <table:table-cell office:value-type="string" calcext:value-type="string">
            <text:p>ERR562559</text:p>
          </table:table-cell>
          <table:table-cell office:value-type="float" office:value="18.5743" calcext:value-type="float">
            <text:p>18.5743</text:p>
          </table:table-cell>
          <table:table-cell office:value-type="float" office:value="66.5029" calcext:value-type="float">
            <text:p>66.502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2061" calcext:value-type="float">
            <text:p>27.2061</text:p>
          </table:table-cell>
          <table:table-cell office:value-type="float" office:value="36.2858" calcext:value-type="float">
            <text:p>36.2858</text:p>
          </table:table-cell>
          <table:table-cell office:value-type="float" office:value="192.8985" calcext:value-type="float">
            <text:p>192.8985</text:p>
          </table:table-cell>
          <table:table-cell office:value-type="float" office:value="-0.306531" calcext:value-type="float">
            <text:p>-0.306531</text:p>
          </table:table-cell>
          <table:table-cell office:value-type="float" office:value="0.093048" calcext:value-type="float">
            <text:p>0.093048</text:p>
          </table:table-cell>
        </table:table-row>
        <table:table-row table:style-name="ro1">
          <table:table-cell office:value-type="string" calcext:value-type="string">
            <text:p>ERR562684</text:p>
          </table:table-cell>
          <table:table-cell office:value-type="float" office:value="-8.7277" calcext:value-type="float">
            <text:p>-8.7277</text:p>
          </table:table-cell>
          <table:table-cell office:value-type="float" office:value="-17.9235" calcext:value-type="float">
            <text:p>-17.92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1323" calcext:value-type="float">
            <text:p>25.1323</text:p>
          </table:table-cell>
          <table:table-cell office:value-type="float" office:value="36.425925" calcext:value-type="float">
            <text:p>36.425925</text:p>
          </table:table-cell>
          <table:table-cell office:value-type="float" office:value="199.346583" calcext:value-type="float">
            <text:p>199.346583</text:p>
          </table:table-cell>
          <table:table-cell office:value-type="float" office:value="0.196821" calcext:value-type="float">
            <text:p>0.196821</text:p>
          </table:table-cell>
          <table:table-cell office:value-type="float" office:value="0.020173" calcext:value-type="float">
            <text:p>0.020173</text:p>
          </table:table-cell>
        </table:table-row>
        <table:table-row table:style-name="ro1">
          <table:table-cell office:value-type="string" calcext:value-type="string">
            <text:p>ERR562476</text:p>
          </table:table-cell>
          <table:table-cell office:value-type="float" office:value="-32.1745" calcext:value-type="float">
            <text:p>-32.1745</text:p>
          </table:table-cell>
          <table:table-cell office:value-type="float" office:value="17.6991" calcext:value-type="float">
            <text:p>17.699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2.881967" calcext:value-type="float">
            <text:p>12.881967</text:p>
          </table:table-cell>
          <table:table-cell office:value-type="float" office:value="34.849892" calcext:value-type="float">
            <text:p>34.849892</text:p>
          </table:table-cell>
          <table:table-cell office:value-type="float" office:value="250.060667" calcext:value-type="float">
            <text:p>250.060667</text:p>
          </table:table-cell>
          <table:table-cell office:value-type="float" office:value="0.517466" calcext:value-type="float">
            <text:p>0.517466</text:p>
          </table:table-cell>
          <table:table-cell office:value-type="float" office:value="1.331539" calcext:value-type="float">
            <text:p>1.331539</text:p>
          </table:table-cell>
        </table:table-row>
        <table:table-row table:style-name="ro1">
          <table:table-cell office:value-type="string" calcext:value-type="string">
            <text:p>ERR562376</text:p>
          </table:table-cell>
          <table:table-cell office:value-type="float" office:value="-47.1966" calcext:value-type="float">
            <text:p>-47.1966</text:p>
          </table:table-cell>
          <table:table-cell office:value-type="float" office:value="-58.2349" calcext:value-type="float">
            <text:p>-58.23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.321517" calcext:value-type="float">
            <text:p>7.321517</text:p>
          </table:table-cell>
          <table:table-cell office:value-type="float" office:value="34.048642" calcext:value-type="float">
            <text:p>34.048642</text:p>
          </table:table-cell>
          <table:table-cell office:value-type="float" office:value="305.012167" calcext:value-type="float">
            <text:p>305.012167</text:p>
          </table:table-cell>
          <table:table-cell office:value-type="float" office:value="17.091069" calcext:value-type="float">
            <text:p>17.091069</text:p>
          </table:table-cell>
          <table:table-cell office:value-type="float" office:value="0.310844" calcext:value-type="float">
            <text:p>0.310844</text:p>
          </table:table-cell>
        </table:table-row>
        <table:table-row table:style-name="ro1">
          <table:table-cell office:value-type="string" calcext:value-type="string">
            <text:p>ERR562563</text:p>
          </table:table-cell>
          <table:table-cell office:value-type="float" office:value="-8.7726" calcext:value-type="float">
            <text:p>-8.7726</text:p>
          </table:table-cell>
          <table:table-cell office:value-type="float" office:value="-17.915" calcext:value-type="float">
            <text:p>-17.9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02619" calcext:value-type="float">
            <text:p>25.02619</text:p>
          </table:table-cell>
          <table:table-cell office:value-type="float" office:value="36.42324" calcext:value-type="float">
            <text:p>36.42324</text:p>
          </table:table-cell>
          <table:table-cell office:value-type="float" office:value="199.1195" calcext:value-type="float">
            <text:p>199.1195</text:p>
          </table:table-cell>
          <table:table-cell office:value-type="float" office:value="0.263475" calcext:value-type="float">
            <text:p>0.263475</text:p>
          </table:table-cell>
          <table:table-cell office:value-type="float" office:value="0.050608" calcext:value-type="float">
            <text:p>0.050608</text:p>
          </table:table-cell>
        </table:table-row>
        <table:table-row table:style-name="ro1">
          <table:table-cell office:value-type="string" calcext:value-type="string">
            <text:p>ERR562458</text:p>
          </table:table-cell>
          <table:table-cell office:value-type="float" office:value="-29.5015" calcext:value-type="float">
            <text:p>-29.5015</text:p>
          </table:table-cell>
          <table:table-cell office:value-type="float" office:value="37.9946" calcext:value-type="float">
            <text:p>37.9946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2.251442" calcext:value-type="float">
            <text:p>22.251442</text:p>
          </table:table-cell>
          <table:table-cell office:value-type="float" office:value="35.323007" calcext:value-type="float">
            <text:p>35.323007</text:p>
          </table:table-cell>
          <table:table-cell office:value-type="float" office:value="210.496347" calcext:value-type="float">
            <text:p>210.496347</text:p>
          </table:table-cell>
          <table:table-cell/>
          <table:table-cell office:value-type="float" office:value="0.145993" calcext:value-type="float">
            <text:p>0.145993</text:p>
          </table:table-cell>
        </table:table-row>
        <table:table-row table:style-name="ro1">
          <table:table-cell office:value-type="string" calcext:value-type="string">
            <text:p>ERR562511</text:p>
          </table:table-cell>
          <table:table-cell office:value-type="float" office:value="-16.9538" calcext:value-type="float">
            <text:p>-16.9538</text:p>
          </table:table-cell>
          <table:table-cell office:value-type="float" office:value="54.0043" calcext:value-type="float">
            <text:p>54.0043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4.996193" calcext:value-type="float">
            <text:p>24.996193</text:p>
          </table:table-cell>
          <table:table-cell office:value-type="float" office:value="34.896236" calcext:value-type="float">
            <text:p>34.896236</text:p>
          </table:table-cell>
          <table:table-cell office:value-type="float" office:value="193.505143" calcext:value-type="float">
            <text:p>193.505143</text:p>
          </table:table-cell>
          <table:table-cell office:value-type="float" office:value="0.244232" calcext:value-type="float">
            <text:p>0.244232</text:p>
          </table:table-cell>
          <table:table-cell office:value-type="float" office:value="0.389946" calcext:value-type="float">
            <text:p>0.389946</text:p>
          </table:table-cell>
        </table:table-row>
        <table:table-row table:style-name="ro1">
          <table:table-cell office:value-type="string" calcext:value-type="string">
            <text:p>ERR562708</text:p>
          </table:table-cell>
          <table:table-cell office:value-type="float" office:value="39.3833" calcext:value-type="float">
            <text:p>39.3833</text:p>
          </table:table-cell>
          <table:table-cell office:value-type="float" office:value="19.4183" calcext:value-type="float">
            <text:p>19.418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5.017462" calcext:value-type="float">
            <text:p>15.017462</text:p>
          </table:table-cell>
          <table:table-cell office:value-type="float" office:value="38.504475" calcext:value-type="float">
            <text:p>38.504475</text:p>
          </table:table-cell>
          <table:table-cell office:value-type="float" office:value="227.392625" calcext:value-type="float">
            <text:p>227.392625</text:p>
          </table:table-cell>
          <table:table-cell/>
          <table:table-cell office:value-type="float" office:value="0.166266" calcext:value-type="float">
            <text:p>0.166266</text:p>
          </table:table-cell>
        </table:table-row>
        <table:table-row table:style-name="ro1">
          <table:table-cell office:value-type="string" calcext:value-type="string">
            <text:p>ERR562494</text:p>
          </table:table-cell>
          <table:table-cell office:value-type="float" office:value="-62.21" calcext:value-type="float">
            <text:p>-62.21</text:p>
          </table:table-cell>
          <table:table-cell office:value-type="float" office:value="-49.2245" calcext:value-type="float">
            <text:p>-49.22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0.763194" calcext:value-type="float">
            <text:p>-0.763194</text:p>
          </table:table-cell>
          <table:table-cell office:value-type="float" office:value="34.401487" calcext:value-type="float">
            <text:p>34.401487</text:p>
          </table:table-cell>
          <table:table-cell office:value-type="float" office:value="328.773687" calcext:value-type="float">
            <text:p>328.773687</text:p>
          </table:table-cell>
          <table:table-cell office:value-type="float" office:value="32.620907" calcext:value-type="float">
            <text:p>32.620907</text:p>
          </table:table-cell>
          <table:table-cell office:value-type="float" office:value="0.383883" calcext:value-type="float">
            <text:p>0.383883</text:p>
          </table:table-cell>
        </table:table-row>
        <table:table-row table:style-name="ro1">
          <table:table-cell office:value-type="string" calcext:value-type="string">
            <text:p>ERR562447</text:p>
          </table:table-cell>
          <table:table-cell office:value-type="float" office:value="33.9235" calcext:value-type="float">
            <text:p>33.9235</text:p>
          </table:table-cell>
          <table:table-cell office:value-type="float" office:value="32.8118" calcext:value-type="float">
            <text:p>32.81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.979535" calcext:value-type="float">
            <text:p>18.979535</text:p>
          </table:table-cell>
          <table:table-cell office:value-type="float" office:value="39.255952" calcext:value-type="float">
            <text:p>39.255952</text:p>
          </table:table-cell>
          <table:table-cell office:value-type="float" office:value="218.132538" calcext:value-type="float">
            <text:p>218.132538</text:p>
          </table:table-cell>
          <table:table-cell office:value-type="float" office:value="0.254406" calcext:value-type="float">
            <text:p>0.254406</text:p>
          </table:table-cell>
          <table:table-cell office:value-type="float" office:value="0.042495" calcext:value-type="float">
            <text:p>0.042495</text:p>
          </table:table-cell>
        </table:table-row>
        <table:table-row table:style-name="ro1">
          <table:table-cell office:value-type="string" calcext:value-type="string">
            <text:p>ERR562586</text:p>
          </table:table-cell>
          <table:table-cell office:value-type="float" office:value="-8.9056" calcext:value-type="float">
            <text:p>-8.9056</text:p>
          </table:table-cell>
          <table:table-cell office:value-type="float" office:value="-140.2792" calcext:value-type="float">
            <text:p>-140.279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63952" calcext:value-type="float">
            <text:p>26.63952</text:p>
          </table:table-cell>
          <table:table-cell office:value-type="float" office:value="35.35772" calcext:value-type="float">
            <text:p>35.35772</text:p>
          </table:table-cell>
          <table:table-cell office:value-type="float" office:value="189.8109" calcext:value-type="float">
            <text:p>189.8109</text:p>
          </table:table-cell>
          <table:table-cell office:value-type="float" office:value="5.321003" calcext:value-type="float">
            <text:p>5.321003</text:p>
          </table:table-cell>
          <table:table-cell office:value-type="float" office:value="0.162506" calcext:value-type="float">
            <text:p>0.162506</text:p>
          </table:table-cell>
        </table:table-row>
        <table:table-row table:style-name="ro1">
          <table:table-cell office:value-type="string" calcext:value-type="string">
            <text:p>ERR562518</text:p>
          </table:table-cell>
          <table:table-cell office:value-type="float" office:value="-9.1504" calcext:value-type="float">
            <text:p>-9.1504</text:p>
          </table:table-cell>
          <table:table-cell office:value-type="float" office:value="-140.5216" calcext:value-type="float">
            <text:p>-140.521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6.518986" calcext:value-type="float">
            <text:p>26.518986</text:p>
          </table:table-cell>
          <table:table-cell office:value-type="float" office:value="35.396729" calcext:value-type="float">
            <text:p>35.396729</text:p>
          </table:table-cell>
          <table:table-cell office:value-type="float" office:value="190.724" calcext:value-type="float">
            <text:p>190.724</text:p>
          </table:table-cell>
          <table:table-cell office:value-type="float" office:value="5.111856" calcext:value-type="float">
            <text:p>5.111856</text:p>
          </table:table-cell>
          <table:table-cell office:value-type="float" office:value="0.286662" calcext:value-type="float">
            <text:p>0.286662</text:p>
          </table:table-cell>
        </table:table-row>
        <table:table-row table:style-name="ro1">
          <table:table-cell office:value-type="string" calcext:value-type="string">
            <text:p>ERR562445</text:p>
          </table:table-cell>
          <table:table-cell office:value-type="float" office:value="-31.027" calcext:value-type="float">
            <text:p>-31.027</text:p>
          </table:table-cell>
          <table:table-cell office:value-type="float" office:value="4.6802" calcext:value-type="float">
            <text:p>4.680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787411" calcext:value-type="float">
            <text:p>16.787411</text:p>
          </table:table-cell>
          <table:table-cell office:value-type="float" office:value="35.687803" calcext:value-type="float">
            <text:p>35.687803</text:p>
          </table:table-cell>
          <table:table-cell office:value-type="float" office:value="231.683361" calcext:value-type="float">
            <text:p>231.683361</text:p>
          </table:table-cell>
          <table:table-cell/>
          <table:table-cell office:value-type="float" office:value="0.42458" calcext:value-type="float">
            <text:p>0.42458</text:p>
          </table:table-cell>
        </table:table-row>
        <table:table-row table:style-name="ro1">
          <table:table-cell office:value-type="string" calcext:value-type="string">
            <text:p>ERR562613</text:p>
          </table:table-cell>
          <table:table-cell office:value-type="float" office:value="20.8183" calcext:value-type="float">
            <text:p>20.8183</text:p>
          </table:table-cell>
          <table:table-cell office:value-type="float" office:value="63.5047" calcext:value-type="float">
            <text:p>63.504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581433" calcext:value-type="float">
            <text:p>25.581433</text:p>
          </table:table-cell>
          <table:table-cell office:value-type="float" office:value="36.530058" calcext:value-type="float">
            <text:p>36.530058</text:p>
          </table:table-cell>
          <table:table-cell office:value-type="float" office:value="104.908417" calcext:value-type="float">
            <text:p>104.908417</text:p>
          </table:table-cell>
          <table:table-cell/>
          <table:table-cell office:value-type="float" office:value="0.129697" calcext:value-type="float">
            <text:p>0.129697</text:p>
          </table:table-cell>
        </table:table-row>
        <table:table-row table:style-name="ro1">
          <table:table-cell office:value-type="string" calcext:value-type="string">
            <text:p>ERR562472</text:p>
          </table:table-cell>
          <table:table-cell office:value-type="float" office:value="42.1735" calcext:value-type="float">
            <text:p>42.1735</text:p>
          </table:table-cell>
          <table:table-cell office:value-type="float" office:value="17.7175" calcext:value-type="float">
            <text:p>17.71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7.007383" calcext:value-type="float">
            <text:p>17.007383</text:p>
          </table:table-cell>
          <table:table-cell office:value-type="float" office:value="38.215158" calcext:value-type="float">
            <text:p>38.215158</text:p>
          </table:table-cell>
          <table:table-cell office:value-type="float" office:value="222.914083" calcext:value-type="float">
            <text:p>222.914083</text:p>
          </table:table-cell>
          <table:table-cell/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ERR562409</text:p>
          </table:table-cell>
          <table:table-cell office:value-type="float" office:value="-62.1943" calcext:value-type="float">
            <text:p>-62.1943</text:p>
          </table:table-cell>
          <table:table-cell office:value-type="float" office:value="-49.2502" calcext:value-type="float">
            <text:p>-49.2502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-0.819633" calcext:value-type="float">
            <text:p>-0.819633</text:p>
          </table:table-cell>
          <table:table-cell office:value-type="float" office:value="34.402633" calcext:value-type="float">
            <text:p>34.402633</text:p>
          </table:table-cell>
          <table:table-cell office:value-type="float" office:value="327.691" calcext:value-type="float">
            <text:p>327.691</text:p>
          </table:table-cell>
          <table:table-cell office:value-type="float" office:value="30.517743" calcext:value-type="float">
            <text:p>30.517743</text:p>
          </table:table-cell>
          <table:table-cell office:value-type="float" office:value="0.432668" calcext:value-type="float">
            <text:p>0.432668</text:p>
          </table:table-cell>
        </table:table-row>
        <table:table-row table:style-name="ro1">
          <table:table-cell office:value-type="string" calcext:value-type="string">
            <text:p>ERR562398</text:p>
          </table:table-cell>
          <table:table-cell office:value-type="float" office:value="-9.3921" calcext:value-type="float">
            <text:p>-9.3921</text:p>
          </table:table-cell>
          <table:table-cell office:value-type="float" office:value="66.4228" calcext:value-type="float">
            <text:p>66.422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29.818233" calcext:value-type="float">
            <text:p>29.818233</text:p>
          </table:table-cell>
          <table:table-cell office:value-type="float" office:value="34.1689" calcext:value-type="float">
            <text:p>34.1689</text:p>
          </table:table-cell>
          <table:table-cell office:value-type="float" office:value="187.2575" calcext:value-type="float">
            <text:p>187.2575</text:p>
          </table:table-cell>
          <table:table-cell office:value-type="float" office:value="-2.201764" calcext:value-type="float">
            <text:p>-2.20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417</text:p>
          </table:table-cell>
          <table:table-cell office:value-type="float" office:value="35.7528" calcext:value-type="float">
            <text:p>35.7528</text:p>
          </table:table-cell>
          <table:table-cell office:value-type="float" office:value="14.2765" calcext:value-type="float">
            <text:p>14.276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545</text:p>
          </table:table-cell>
          <table:table-cell office:value-type="float" office:value="37.018" calcext:value-type="float">
            <text:p>37.018</text:p>
          </table:table-cell>
          <table:table-cell office:value-type="float" office:value="1.9476" calcext:value-type="float">
            <text:p>1.947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7.172933" calcext:value-type="float">
            <text:p>17.172933</text:p>
          </table:table-cell>
          <table:table-cell office:value-type="float" office:value="37.102133" calcext:value-type="float">
            <text:p>37.102133</text:p>
          </table:table-cell>
          <table:table-cell table:number-columns-repeated="2"/>
          <table:table-cell office:value-type="float" office:value="0.2992" calcext:value-type="float">
            <text:p>0.2992</text:p>
          </table:table-cell>
        </table:table-row>
        <table:table-row table:style-name="ro1">
          <table:table-cell office:value-type="string" calcext:value-type="string">
            <text:p>ERR562556</text:p>
          </table:table-cell>
          <table:table-cell office:value-type="float" office:value="-5.2669" calcext:value-type="float">
            <text:p>-5.2669</text:p>
          </table:table-cell>
          <table:table-cell office:value-type="float" office:value="-85.2732" calcext:value-type="float">
            <text:p>-85.273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.566255" calcext:value-type="float">
            <text:p>19.566255</text:p>
          </table:table-cell>
          <table:table-cell office:value-type="float" office:value="34.900284" calcext:value-type="float">
            <text:p>34.900284</text:p>
          </table:table-cell>
          <table:table-cell office:value-type="float" office:value="103.916711" calcext:value-type="float">
            <text:p>103.916711</text:p>
          </table:table-cell>
          <table:table-cell office:value-type="float" office:value="20.328327" calcext:value-type="float">
            <text:p>20.328327</text:p>
          </table:table-cell>
          <table:table-cell office:value-type="float" office:value="0.728939" calcext:value-type="float">
            <text:p>0.728939</text:p>
          </table:table-cell>
        </table:table-row>
        <table:table-row table:style-name="ro1">
          <table:table-cell office:value-type="string" calcext:value-type="string">
            <text:p>ERR562620</text:p>
          </table:table-cell>
          <table:table-cell office:value-type="float" office:value="-5.252" calcext:value-type="float">
            <text:p>-5.252</text:p>
          </table:table-cell>
          <table:table-cell office:value-type="float" office:value="-85.2052" calcext:value-type="float">
            <text:p>-85.20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.943108" calcext:value-type="float">
            <text:p>24.943108</text:p>
          </table:table-cell>
          <table:table-cell office:value-type="float" office:value="34.748175" calcext:value-type="float">
            <text:p>34.748175</text:p>
          </table:table-cell>
          <table:table-cell office:value-type="float" office:value="205.992583" calcext:value-type="float">
            <text:p>205.992583</text:p>
          </table:table-cell>
          <table:table-cell office:value-type="float" office:value="11.688971" calcext:value-type="float">
            <text:p>11.688971</text:p>
          </table:table-cell>
          <table:table-cell office:value-type="float" office:value="0.238224" calcext:value-type="float">
            <text:p>0.238224</text:p>
          </table:table-cell>
        </table:table-row>
        <table:table-row table:style-name="ro1">
          <table:table-cell office:value-type="string" calcext:value-type="string">
            <text:p>ERR562622</text:p>
          </table:table-cell>
          <table:table-cell office:value-type="float" office:value="-5.2692" calcext:value-type="float">
            <text:p>-5.2692</text:p>
          </table:table-cell>
          <table:table-cell office:value-type="float" office:value="-85.2121" calcext:value-type="float">
            <text:p>-85.212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2.4492" calcext:value-type="float">
            <text:p>22.4492</text:p>
          </table:table-cell>
          <table:table-cell office:value-type="float" office:value="34.845044" calcext:value-type="float">
            <text:p>34.845044</text:p>
          </table:table-cell>
          <table:table-cell office:value-type="float" office:value="146.1265" calcext:value-type="float">
            <text:p>146.1265</text:p>
          </table:table-cell>
          <table:table-cell office:value-type="float" office:value="14.653889" calcext:value-type="float">
            <text:p>14.653889</text:p>
          </table:table-cell>
          <table:table-cell office:value-type="float" office:value="0.675201" calcext:value-type="float">
            <text:p>0.675201</text:p>
          </table:table-cell>
        </table:table-row>
        <table:table-row table:style-name="ro1">
          <table:table-cell office:value-type="string" calcext:value-type="string">
            <text:p>ERR562652</text:p>
          </table:table-cell>
          <table:table-cell office:value-type="float" office:value="23.36" calcext:value-type="float">
            <text:p>23.36</text:p>
          </table:table-cell>
          <table:table-cell office:value-type="float" office:value="37.2183" calcext:value-type="float">
            <text:p>37.218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824383" calcext:value-type="float">
            <text:p>25.824383</text:p>
          </table:table-cell>
          <table:table-cell office:value-type="float" office:value="39.74725" calcext:value-type="float">
            <text:p>39.74725</text:p>
          </table:table-cell>
          <table:table-cell office:value-type="float" office:value="188.416583" calcext:value-type="float">
            <text:p>188.416583</text:p>
          </table:table-cell>
          <table:table-cell office:value-type="float" office:value="-0.541919" calcext:value-type="float">
            <text:p>-0.54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572</text:p>
          </table:table-cell>
          <table:table-cell office:value-type="float" office:value="-8.8999" calcext:value-type="float">
            <text:p>-8.8999</text:p>
          </table:table-cell>
          <table:table-cell office:value-type="float" office:value="-142.5461" calcext:value-type="float">
            <text:p>-142.5461</text:p>
          </table:table-cell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3.706525" calcext:value-type="float">
            <text:p>23.706525</text:p>
          </table:table-cell>
          <table:table-cell office:value-type="float" office:value="36.272675" calcext:value-type="float">
            <text:p>36.272675</text:p>
          </table:table-cell>
          <table:table-cell office:value-type="float" office:value="160.4895" calcext:value-type="float">
            <text:p>160.4895</text:p>
          </table:table-cell>
          <table:table-cell office:value-type="float" office:value="3.67243" calcext:value-type="float">
            <text:p>3.67243</text:p>
          </table:table-cell>
          <table:table-cell office:value-type="float" office:value="0.020173" calcext:value-type="float">
            <text:p>0.020173</text:p>
          </table:table-cell>
        </table:table-row>
        <table:table-row table:style-name="ro1">
          <table:table-cell office:value-type="string" calcext:value-type="string">
            <text:p>ERR562503</text:p>
          </table:table-cell>
          <table:table-cell office:value-type="float" office:value="-60.4016" calcext:value-type="float">
            <text:p>-60.4016</text:p>
          </table:table-cell>
          <table:table-cell office:value-type="float" office:value="-60.4488" calcext:value-type="float">
            <text:p>-60.44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954067" calcext:value-type="float">
            <text:p>1.954067</text:p>
          </table:table-cell>
          <table:table-cell/>
          <table:table-cell office:value-type="float" office:value="338.73025" calcext:value-type="float">
            <text:p>338.73025</text:p>
          </table:table-cell>
          <table:table-cell office:value-type="float" office:value="25.534528" calcext:value-type="float">
            <text:p>25.534528</text:p>
          </table:table-cell>
          <table:table-cell office:value-type="float" office:value="0.065568" calcext:value-type="float">
            <text:p>0.065568</text:p>
          </table:table-cell>
        </table:table-row>
        <table:table-row table:style-name="ro1">
          <table:table-cell office:value-type="string" calcext:value-type="string">
            <text:p>ERR562645</text:p>
          </table:table-cell>
          <table:table-cell office:value-type="float" office:value="18.5745" calcext:value-type="float">
            <text:p>18.5745</text:p>
          </table:table-cell>
          <table:table-cell office:value-type="float" office:value="66.4895" calcext:value-type="float">
            <text:p>66.48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97" calcext:value-type="float">
            <text:p>26.897</text:p>
          </table:table-cell>
          <table:table-cell office:value-type="float" office:value="36.2986" calcext:value-type="float">
            <text:p>36.2986</text:p>
          </table:table-cell>
          <table:table-cell office:value-type="float" office:value="193.990333" calcext:value-type="float">
            <text:p>193.990333</text:p>
          </table:table-cell>
          <table:table-cell office:value-type="float" office:value="-1.006357" calcext:value-type="float">
            <text:p>-1.006357</text:p>
          </table:table-cell>
          <table:table-cell office:value-type="float" office:value="0.134262" calcext:value-type="float">
            <text:p>0.134262</text:p>
          </table:table-cell>
        </table:table-row>
        <table:table-row table:style-name="ro1">
          <table:table-cell office:value-type="string" calcext:value-type="string">
            <text:p>ERR562517</text:p>
          </table:table-cell>
          <table:table-cell office:value-type="float" office:value="-5.2529" calcext:value-type="float">
            <text:p>-5.2529</text:p>
          </table:table-cell>
          <table:table-cell office:value-type="float" office:value="-85.1545" calcext:value-type="float">
            <text:p>-85.154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4.943108" calcext:value-type="float">
            <text:p>24.943108</text:p>
          </table:table-cell>
          <table:table-cell office:value-type="float" office:value="34.748175" calcext:value-type="float">
            <text:p>34.748175</text:p>
          </table:table-cell>
          <table:table-cell office:value-type="float" office:value="205.992583" calcext:value-type="float">
            <text:p>205.992583</text:p>
          </table:table-cell>
          <table:table-cell office:value-type="float" office:value="11.688971" calcext:value-type="float">
            <text:p>11.688971</text:p>
          </table:table-cell>
          <table:table-cell office:value-type="float" office:value="0.238224" calcext:value-type="float">
            <text:p>0.238224</text:p>
          </table:table-cell>
        </table:table-row>
        <table:table-row table:style-name="ro1">
          <table:table-cell office:value-type="string" calcext:value-type="string">
            <text:p>ERR562601</text:p>
          </table:table-cell>
          <table:table-cell office:value-type="float" office:value="-20.4107" calcext:value-type="float">
            <text:p>-20.4107</text:p>
          </table:table-cell>
          <table:table-cell office:value-type="float" office:value="-3.1775" calcext:value-type="float">
            <text:p>-3.17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.858933" calcext:value-type="float">
            <text:p>19.858933</text:p>
          </table:table-cell>
          <table:table-cell office:value-type="float" office:value="36.374733" calcext:value-type="float">
            <text:p>36.374733</text:p>
          </table:table-cell>
          <table:table-cell office:value-type="float" office:value="215.848333" calcext:value-type="float">
            <text:p>215.848333</text:p>
          </table:table-cell>
          <table:table-cell office:value-type="float" office:value="0.947728" calcext:value-type="float">
            <text:p>0.947728</text:p>
          </table:table-cell>
          <table:table-cell office:value-type="float" office:value="0.186762" calcext:value-type="float">
            <text:p>0.186762</text:p>
          </table:table-cell>
        </table:table-row>
        <table:table-row table:style-name="ro1">
          <table:table-cell office:value-type="string" calcext:value-type="string">
            <text:p>ERR562715</text:p>
          </table:table-cell>
          <table:table-cell office:value-type="float" office:value="-20.4035" calcext:value-type="float">
            <text:p>-20.4035</text:p>
          </table:table-cell>
          <table:table-cell office:value-type="float" office:value="-3.1859" calcext:value-type="float">
            <text:p>-3.185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9.776808" calcext:value-type="float">
            <text:p>19.776808</text:p>
          </table:table-cell>
          <table:table-cell office:value-type="float" office:value="36.376225" calcext:value-type="float">
            <text:p>36.376225</text:p>
          </table:table-cell>
          <table:table-cell office:value-type="float" office:value="215.650833" calcext:value-type="float">
            <text:p>215.650833</text:p>
          </table:table-cell>
          <table:table-cell office:value-type="float" office:value="0.168013" calcext:value-type="float">
            <text:p>0.168013</text:p>
          </table:table-cell>
          <table:table-cell office:value-type="float" office:value="0.324315" calcext:value-type="float">
            <text:p>0.324315</text:p>
          </table:table-cell>
        </table:table-row>
        <table:table-row table:style-name="ro1">
          <table:table-cell office:value-type="string" calcext:value-type="string">
            <text:p>ERR562497</text:p>
          </table:table-cell>
          <table:table-cell office:value-type="float" office:value="18.5667" calcext:value-type="float">
            <text:p>18.5667</text:p>
          </table:table-cell>
          <table:table-cell office:value-type="float" office:value="66.522" calcext:value-type="float">
            <text:p>66.5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434</text:p>
          </table:table-cell>
          <table:table-cell office:value-type="float" office:value="-16.957" calcext:value-type="float">
            <text:p>-16.957</text:p>
          </table:table-cell>
          <table:table-cell office:value-type="float" office:value="53.9801" calcext:value-type="float">
            <text:p>53.980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8684" calcext:value-type="float">
            <text:p>27.8684</text:p>
          </table:table-cell>
          <table:table-cell office:value-type="float" office:value="34.566667" calcext:value-type="float">
            <text:p>34.566667</text:p>
          </table:table-cell>
          <table:table-cell office:value-type="float" office:value="191.68" calcext:value-type="float">
            <text:p>191.68</text:p>
          </table:table-cell>
          <table:table-cell/>
          <table:table-cell office:value-type="float" office:value="0.176565" calcext:value-type="float">
            <text:p>0.176565</text:p>
          </table:table-cell>
        </table:table-row>
        <table:table-row table:style-name="ro1">
          <table:table-cell office:value-type="string" calcext:value-type="string">
            <text:p>ERR562490</text:p>
          </table:table-cell>
          <table:table-cell office:value-type="float" office:value="-60.2584" calcext:value-type="float">
            <text:p>-60.2584</text:p>
          </table:table-cell>
          <table:table-cell office:value-type="float" office:value="-60.6226" calcext:value-type="float">
            <text:p>-60.622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.84402" calcext:value-type="float">
            <text:p>1.84402</text:p>
          </table:table-cell>
          <table:table-cell office:value-type="float" office:value="33.71972" calcext:value-type="float">
            <text:p>33.71972</text:p>
          </table:table-cell>
          <table:table-cell office:value-type="float" office:value="338.2982" calcext:value-type="float">
            <text:p>338.2982</text:p>
          </table:table-cell>
          <table:table-cell office:value-type="float" office:value="24.423039" calcext:value-type="float">
            <text:p>24.423039</text:p>
          </table:table-cell>
          <table:table-cell office:value-type="float" office:value="0.109555" calcext:value-type="float">
            <text:p>0.109555</text:p>
          </table:table-cell>
        </table:table-row>
        <table:table-row table:style-name="ro1">
          <table:table-cell office:value-type="string" calcext:value-type="string">
            <text:p>ERR562370</text:p>
          </table:table-cell>
          <table:table-cell office:value-type="float" office:value="2.0218" calcext:value-type="float">
            <text:p>2.0218</text:p>
          </table:table-cell>
          <table:table-cell office:value-type="float" office:value="-84.5652" calcext:value-type="float">
            <text:p>-84.56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61049" calcext:value-type="float">
            <text:p>27.61049</text:p>
          </table:table-cell>
          <table:table-cell office:value-type="float" office:value="33.46018" calcext:value-type="float">
            <text:p>33.46018</text:p>
          </table:table-cell>
          <table:table-cell office:value-type="float" office:value="203.11935" calcext:value-type="float">
            <text:p>203.11935</text:p>
          </table:table-cell>
          <table:table-cell office:value-type="float" office:value="1.072909" calcext:value-type="float">
            <text:p>1.072909</text:p>
          </table:table-cell>
          <table:table-cell office:value-type="float" office:value="0.321279" calcext:value-type="float">
            <text:p>0.321279</text:p>
          </table:table-cell>
        </table:table-row>
        <table:table-row table:style-name="ro1">
          <table:table-cell office:value-type="string" calcext:value-type="string">
            <text:p>ERR562593</text:p>
          </table:table-cell>
          <table:table-cell office:value-type="float" office:value="18.5743" calcext:value-type="float">
            <text:p>18.5743</text:p>
          </table:table-cell>
          <table:table-cell office:value-type="float" office:value="66.5029" calcext:value-type="float">
            <text:p>66.502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2061" calcext:value-type="float">
            <text:p>27.2061</text:p>
          </table:table-cell>
          <table:table-cell office:value-type="float" office:value="36.2858" calcext:value-type="float">
            <text:p>36.2858</text:p>
          </table:table-cell>
          <table:table-cell office:value-type="float" office:value="192.8985" calcext:value-type="float">
            <text:p>192.8985</text:p>
          </table:table-cell>
          <table:table-cell office:value-type="float" office:value="-0.306531" calcext:value-type="float">
            <text:p>-0.306531</text:p>
          </table:table-cell>
          <table:table-cell office:value-type="float" office:value="0.093048" calcext:value-type="float">
            <text:p>0.093048</text:p>
          </table:table-cell>
        </table:table-row>
        <table:table-row table:style-name="ro1">
          <table:table-cell office:value-type="string" calcext:value-type="string">
            <text:p>ERR562701</text:p>
          </table:table-cell>
          <table:table-cell office:value-type="float" office:value="18.5584" calcext:value-type="float">
            <text:p>18.5584</text:p>
          </table:table-cell>
          <table:table-cell office:value-type="float" office:value="66.4725" calcext:value-type="float">
            <text:p>66.472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748267" calcext:value-type="float">
            <text:p>26.748267</text:p>
          </table:table-cell>
          <table:table-cell office:value-type="float" office:value="36.369233" calcext:value-type="float">
            <text:p>36.369233</text:p>
          </table:table-cell>
          <table:table-cell office:value-type="float" office:value="192.536833" calcext:value-type="float">
            <text:p>192.536833</text:p>
          </table:table-cell>
          <table:table-cell office:value-type="float" office:value="-0.737324" calcext:value-type="float">
            <text:p>-0.737324</text:p>
          </table:table-cell>
          <table:table-cell office:value-type="float" office:value="0.242524" calcext:value-type="float">
            <text:p>0.242524</text:p>
          </table:table-cell>
        </table:table-row>
        <table:table-row table:style-name="ro1">
          <table:table-cell office:value-type="string" calcext:value-type="string">
            <text:p>ERR562728</text:p>
          </table:table-cell>
          <table:table-cell office:value-type="float" office:value="21.9467" calcext:value-type="float">
            <text:p>21.9467</text:p>
          </table:table-cell>
          <table:table-cell office:value-type="float" office:value="38.2517" calcext:value-type="float">
            <text:p>38.251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27.329517" calcext:value-type="float">
            <text:p>27.329517</text:p>
          </table:table-cell>
          <table:table-cell office:value-type="float" office:value="38.937417" calcext:value-type="float">
            <text:p>38.937417</text:p>
          </table:table-cell>
          <table:table-cell office:value-type="float" office:value="182.812167" calcext:value-type="float">
            <text:p>182.812167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0.163228" calcext:value-type="float">
            <text:p>0.163228</text:p>
          </table:table-cell>
        </table:table-row>
        <table:table-row table:style-name="ro1">
          <table:table-cell office:value-type="string" calcext:value-type="string">
            <text:p>ERR562428</text:p>
          </table:table-cell>
          <table:table-cell office:value-type="float" office:value="37.0242" calcext:value-type="float">
            <text:p>37.0242</text:p>
          </table:table-cell>
          <table:table-cell office:value-type="float" office:value="1.9486" calcext:value-type="float">
            <text:p>1.948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3.78695" calcext:value-type="float">
            <text:p>23.78695</text:p>
          </table:table-cell>
          <table:table-cell office:value-type="float" office:value="37.53905" calcext:value-type="float">
            <text:p>37.53905</text:p>
          </table:table-cell>
          <table:table-cell table:number-columns-repeated="2"/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string" calcext:value-type="string">
            <text:p>ERR562481</text:p>
          </table:table-cell>
          <table:table-cell office:value-type="float" office:value="5.9994" calcext:value-type="float">
            <text:p>5.9994</text:p>
          </table:table-cell>
          <table:table-cell office:value-type="float" office:value="73.8978" calcext:value-type="float">
            <text:p>73.897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50415" calcext:value-type="float">
            <text:p>27.50415</text:p>
          </table:table-cell>
          <table:table-cell office:value-type="float" office:value="35.2057" calcext:value-type="float">
            <text:p>35.2057</text:p>
          </table:table-cell>
          <table:table-cell office:value-type="float" office:value="111.51025" calcext:value-type="float">
            <text:p>111.51025</text:p>
          </table:table-cell>
          <table:table-cell office:value-type="float" office:value="0.788282" calcext:value-type="float">
            <text:p>0.788282</text:p>
          </table:table-cell>
          <table:table-cell office:value-type="float" office:value="0.36022" calcext:value-type="float">
            <text:p>0.36022</text:p>
          </table:table-cell>
        </table:table-row>
        <table:table-row table:style-name="ro1">
          <table:table-cell office:value-type="string" calcext:value-type="string">
            <text:p>ERR562489</text:p>
          </table:table-cell>
          <table:table-cell office:value-type="float" office:value="19.0199" calcext:value-type="float">
            <text:p>19.0199</text:p>
          </table:table-cell>
          <table:table-cell office:value-type="float" office:value="64.5315" calcext:value-type="float">
            <text:p>64.53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97815" calcext:value-type="float">
            <text:p>25.97815</text:p>
          </table:table-cell>
          <table:table-cell/>
          <table:table-cell office:value-type="float" office:value="159.877833" calcext:value-type="float">
            <text:p>159.877833</text:p>
          </table:table-cell>
          <table:table-cell office:value-type="float" office:value="1.056661" calcext:value-type="float">
            <text:p>1.056661</text:p>
          </table:table-cell>
          <table:table-cell office:value-type="float" office:value="0.606464" calcext:value-type="float">
            <text:p>0.606464</text:p>
          </table:table-cell>
        </table:table-row>
        <table:table-row table:style-name="ro1">
          <table:table-cell office:value-type="string" calcext:value-type="string">
            <text:p>ERR562687</text:p>
          </table:table-cell>
          <table:table-cell office:value-type="float" office:value="18.4417" calcext:value-type="float">
            <text:p>18.4417</text:p>
          </table:table-cell>
          <table:table-cell office:value-type="float" office:value="39.8567" calcext:value-type="float">
            <text:p>39.856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589917" calcext:value-type="float">
            <text:p>27.589917</text:p>
          </table:table-cell>
          <table:table-cell office:value-type="float" office:value="38.916583" calcext:value-type="float">
            <text:p>38.916583</text:p>
          </table:table-cell>
          <table:table-cell office:value-type="float" office:value="175.384083" calcext:value-type="float">
            <text:p>175.384083</text:p>
          </table:table-cell>
          <table:table-cell office:value-type="float" office:value="0.08645" calcext:value-type="float">
            <text:p>0.08645</text:p>
          </table:table-cell>
          <table:table-cell office:value-type="float" office:value="0.181406" calcext:value-type="float">
            <text:p>0.181406</text:p>
          </table:table-cell>
        </table:table-row>
        <table:table-row table:style-name="ro1">
          <table:table-cell office:value-type="string" calcext:value-type="string">
            <text:p>ERR562530</text:p>
          </table:table-cell>
          <table:table-cell office:value-type="float" office:value="37.051" calcext:value-type="float">
            <text:p>37.051</text:p>
          </table:table-cell>
          <table:table-cell office:value-type="float" office:value="1.9378" calcext:value-type="float">
            <text:p>1.937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3.82575" calcext:value-type="float">
            <text:p>23.82575</text:p>
          </table:table-cell>
          <table:table-cell office:value-type="float" office:value="37.4911" calcext:value-type="float">
            <text:p>37.4911</text:p>
          </table:table-cell>
          <table:table-cell table:number-columns-repeated="2"/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ERR562707</text:p>
          </table:table-cell>
          <table:table-cell office:value-type="float" office:value="18.5743" calcext:value-type="float">
            <text:p>18.5743</text:p>
          </table:table-cell>
          <table:table-cell office:value-type="float" office:value="66.5029" calcext:value-type="float">
            <text:p>66.502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2061" calcext:value-type="float">
            <text:p>27.2061</text:p>
          </table:table-cell>
          <table:table-cell office:value-type="float" office:value="36.2858" calcext:value-type="float">
            <text:p>36.2858</text:p>
          </table:table-cell>
          <table:table-cell office:value-type="float" office:value="192.8985" calcext:value-type="float">
            <text:p>192.8985</text:p>
          </table:table-cell>
          <table:table-cell office:value-type="float" office:value="-0.306531" calcext:value-type="float">
            <text:p>-0.306531</text:p>
          </table:table-cell>
          <table:table-cell office:value-type="float" office:value="0.093048" calcext:value-type="float">
            <text:p>0.093048</text:p>
          </table:table-cell>
        </table:table-row>
        <table:table-row table:style-name="ro1">
          <table:table-cell office:value-type="string" calcext:value-type="string">
            <text:p>ERR562464</text:p>
          </table:table-cell>
          <table:table-cell office:value-type="float" office:value="39.0609" calcext:value-type="float">
            <text:p>39.0609</text:p>
          </table:table-cell>
          <table:table-cell office:value-type="float" office:value="5.9422" calcext:value-type="float">
            <text:p>5.94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151933" calcext:value-type="float">
            <text:p>16.151933</text:p>
          </table:table-cell>
          <table:table-cell office:value-type="float" office:value="37.8232" calcext:value-type="float">
            <text:p>37.8232</text:p>
          </table:table-cell>
          <table:table-cell table:number-columns-repeated="2"/>
          <table:table-cell office:value-type="float" office:value="0.434367" calcext:value-type="float">
            <text:p>0.434367</text:p>
          </table:table-cell>
        </table:table-row>
        <table:table-row table:style-name="ro1">
          <table:table-cell office:value-type="string" calcext:value-type="string">
            <text:p>ERR562437</text:p>
          </table:table-cell>
          <table:table-cell office:value-type="float" office:value="-8.9111" calcext:value-type="float">
            <text:p>-8.9111</text:p>
          </table:table-cell>
          <table:table-cell office:value-type="float" office:value="-142.5571" calcext:value-type="float">
            <text:p>-142.557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6.780158" calcext:value-type="float">
            <text:p>26.780158</text:p>
          </table:table-cell>
          <table:table-cell office:value-type="float" office:value="35.427733" calcext:value-type="float">
            <text:p>35.427733</text:p>
          </table:table-cell>
          <table:table-cell office:value-type="float" office:value="187.302833" calcext:value-type="float">
            <text:p>187.302833</text:p>
          </table:table-cell>
          <table:table-cell office:value-type="float" office:value="4.985942" calcext:value-type="float">
            <text:p>4.985942</text:p>
          </table:table-cell>
          <table:table-cell office:value-type="float" office:value="0.233673" calcext:value-type="float">
            <text:p>0.233673</text:p>
          </table:table-cell>
        </table:table-row>
        <table:table-row table:style-name="ro1">
          <table:table-cell office:value-type="string" calcext:value-type="string">
            <text:p>ERR562468</text:p>
          </table:table-cell>
          <table:table-cell office:value-type="float" office:value="-20.9724" calcext:value-type="float">
            <text:p>-20.9724</text:p>
          </table:table-cell>
          <table:table-cell office:value-type="float" office:value="-35.2724" calcext:value-type="float">
            <text:p>-35.27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366483" calcext:value-type="float">
            <text:p>23.366483</text:p>
          </table:table-cell>
          <table:table-cell office:value-type="float" office:value="37.084467" calcext:value-type="float">
            <text:p>37.084467</text:p>
          </table:table-cell>
          <table:table-cell office:value-type="float" office:value="206.1265" calcext:value-type="float">
            <text:p>206.1265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617</text:p>
          </table:table-cell>
          <table:table-cell office:value-type="float" office:value="18.5743" calcext:value-type="float">
            <text:p>18.5743</text:p>
          </table:table-cell>
          <table:table-cell office:value-type="float" office:value="66.5029" calcext:value-type="float">
            <text:p>66.502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2061" calcext:value-type="float">
            <text:p>27.2061</text:p>
          </table:table-cell>
          <table:table-cell office:value-type="float" office:value="36.2858" calcext:value-type="float">
            <text:p>36.2858</text:p>
          </table:table-cell>
          <table:table-cell office:value-type="float" office:value="192.8985" calcext:value-type="float">
            <text:p>192.8985</text:p>
          </table:table-cell>
          <table:table-cell office:value-type="float" office:value="-0.306531" calcext:value-type="float">
            <text:p>-0.306531</text:p>
          </table:table-cell>
          <table:table-cell office:value-type="float" office:value="0.093048" calcext:value-type="float">
            <text:p>0.093048</text:p>
          </table:table-cell>
        </table:table-row>
        <table:table-row table:style-name="ro1">
          <table:table-cell office:value-type="string" calcext:value-type="string">
            <text:p>ERR562426</text:p>
          </table:table-cell>
          <table:table-cell office:value-type="float" office:value="-60.2287" calcext:value-type="float">
            <text:p>-60.2287</text:p>
          </table:table-cell>
          <table:table-cell office:value-type="float" office:value="-60.6476" calcext:value-type="float">
            <text:p>-60.647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.84402" calcext:value-type="float">
            <text:p>1.84402</text:p>
          </table:table-cell>
          <table:table-cell office:value-type="float" office:value="33.71972" calcext:value-type="float">
            <text:p>33.71972</text:p>
          </table:table-cell>
          <table:table-cell office:value-type="float" office:value="338.2982" calcext:value-type="float">
            <text:p>338.2982</text:p>
          </table:table-cell>
          <table:table-cell office:value-type="float" office:value="24.423039" calcext:value-type="float">
            <text:p>24.423039</text:p>
          </table:table-cell>
          <table:table-cell office:value-type="float" office:value="0.109555" calcext:value-type="float">
            <text:p>0.109555</text:p>
          </table:table-cell>
        </table:table-row>
        <table:table-row table:style-name="ro1">
          <table:table-cell office:value-type="string" calcext:value-type="string">
            <text:p>ERR562419</text:p>
          </table:table-cell>
          <table:table-cell office:value-type="float" office:value="-30.1506" calcext:value-type="float">
            <text:p>-30.1506</text:p>
          </table:table-cell>
          <table:table-cell office:value-type="float" office:value="-43.2877" calcext:value-type="float">
            <text:p>-43.287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9.854083" calcext:value-type="float">
            <text:p>19.854083</text:p>
          </table:table-cell>
          <table:table-cell office:value-type="float" office:value="36.32425" calcext:value-type="float">
            <text:p>36.32425</text:p>
          </table:table-cell>
          <table:table-cell office:value-type="float" office:value="221.47475" calcext:value-type="float">
            <text:p>221.47475</text:p>
          </table:table-cell>
          <table:table-cell office:value-type="float" office:value="-0.385346" calcext:value-type="float">
            <text:p>-0.385346</text:p>
          </table:table-cell>
          <table:table-cell office:value-type="float" office:value="0.053173" calcext:value-type="float">
            <text:p>0.053173</text:p>
          </table:table-cell>
        </table:table-row>
        <table:table-row table:style-name="ro1">
          <table:table-cell office:value-type="string" calcext:value-type="string">
            <text:p>ERR562470</text:p>
          </table:table-cell>
          <table:table-cell office:value-type="float" office:value="18.4417" calcext:value-type="float">
            <text:p>18.4417</text:p>
          </table:table-cell>
          <table:table-cell office:value-type="float" office:value="39.8567" calcext:value-type="float">
            <text:p>39.856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589917" calcext:value-type="float">
            <text:p>27.589917</text:p>
          </table:table-cell>
          <table:table-cell office:value-type="float" office:value="38.916583" calcext:value-type="float">
            <text:p>38.916583</text:p>
          </table:table-cell>
          <table:table-cell office:value-type="float" office:value="175.384083" calcext:value-type="float">
            <text:p>175.384083</text:p>
          </table:table-cell>
          <table:table-cell office:value-type="float" office:value="0.08645" calcext:value-type="float">
            <text:p>0.08645</text:p>
          </table:table-cell>
          <table:table-cell office:value-type="float" office:value="0.181406" calcext:value-type="float">
            <text:p>0.181406</text:p>
          </table:table-cell>
        </table:table-row>
        <table:table-row table:style-name="ro1">
          <table:table-cell office:value-type="string" calcext:value-type="string">
            <text:p>ERR562609</text:p>
          </table:table-cell>
          <table:table-cell office:value-type="float" office:value="18.5667" calcext:value-type="float">
            <text:p>18.5667</text:p>
          </table:table-cell>
          <table:table-cell office:value-type="float" office:value="66.522" calcext:value-type="float">
            <text:p>66.5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682</text:p>
          </table:table-cell>
          <table:table-cell office:value-type="float" office:value="-20.9406" calcext:value-type="float">
            <text:p>-20.9406</text:p>
          </table:table-cell>
          <table:table-cell office:value-type="float" office:value="-35.196" calcext:value-type="float">
            <text:p>-35.19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3.349542" calcext:value-type="float">
            <text:p>23.349542</text:p>
          </table:table-cell>
          <table:table-cell office:value-type="float" office:value="37.101367" calcext:value-type="float">
            <text:p>37.101367</text:p>
          </table:table-cell>
          <table:table-cell office:value-type="float" office:value="206.194333" calcext:value-type="float">
            <text:p>206.194333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33622" calcext:value-type="float">
            <text:p>0.033622</text:p>
          </table:table-cell>
        </table:table-row>
        <table:table-row table:style-name="ro1">
          <table:table-cell office:value-type="string" calcext:value-type="string">
            <text:p>ERR562414</text:p>
          </table:table-cell>
          <table:table-cell office:value-type="float" office:value="34.4064" calcext:value-type="float">
            <text:p>34.4064</text:p>
          </table:table-cell>
          <table:table-cell office:value-type="float" office:value="15.043" calcext:value-type="float">
            <text:p>15.04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408</text:p>
          </table:table-cell>
          <table:table-cell office:value-type="float" office:value="-20.9514" calcext:value-type="float">
            <text:p>-20.9514</text:p>
          </table:table-cell>
          <table:table-cell office:value-type="float" office:value="-35.2273" calcext:value-type="float">
            <text:p>-35.227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3.349542" calcext:value-type="float">
            <text:p>23.349542</text:p>
          </table:table-cell>
          <table:table-cell office:value-type="float" office:value="37.101367" calcext:value-type="float">
            <text:p>37.101367</text:p>
          </table:table-cell>
          <table:table-cell office:value-type="float" office:value="206.194333" calcext:value-type="float">
            <text:p>206.194333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33622" calcext:value-type="float">
            <text:p>0.033622</text:p>
          </table:table-cell>
        </table:table-row>
        <table:table-row table:style-name="ro1">
          <table:table-cell office:value-type="string" calcext:value-type="string">
            <text:p>ERR562441</text:p>
          </table:table-cell>
          <table:table-cell office:value-type="float" office:value="-9.1504" calcext:value-type="float">
            <text:p>-9.1504</text:p>
          </table:table-cell>
          <table:table-cell office:value-type="float" office:value="-140.5216" calcext:value-type="float">
            <text:p>-140.5216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26.518986" calcext:value-type="float">
            <text:p>26.518986</text:p>
          </table:table-cell>
          <table:table-cell office:value-type="float" office:value="35.396729" calcext:value-type="float">
            <text:p>35.396729</text:p>
          </table:table-cell>
          <table:table-cell office:value-type="float" office:value="190.724" calcext:value-type="float">
            <text:p>190.724</text:p>
          </table:table-cell>
          <table:table-cell office:value-type="float" office:value="5.111856" calcext:value-type="float">
            <text:p>5.111856</text:p>
          </table:table-cell>
          <table:table-cell office:value-type="float" office:value="0.286662" calcext:value-type="float">
            <text:p>0.286662</text:p>
          </table:table-cell>
        </table:table-row>
        <table:table-row table:style-name="ro1">
          <table:table-cell office:value-type="string" calcext:value-type="string">
            <text:p>ERR562665</text:p>
          </table:table-cell>
          <table:table-cell office:value-type="float" office:value="20.8183" calcext:value-type="float">
            <text:p>20.8183</text:p>
          </table:table-cell>
          <table:table-cell office:value-type="float" office:value="63.5047" calcext:value-type="float">
            <text:p>63.504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581433" calcext:value-type="float">
            <text:p>25.581433</text:p>
          </table:table-cell>
          <table:table-cell office:value-type="float" office:value="36.530058" calcext:value-type="float">
            <text:p>36.530058</text:p>
          </table:table-cell>
          <table:table-cell office:value-type="float" office:value="104.908417" calcext:value-type="float">
            <text:p>104.908417</text:p>
          </table:table-cell>
          <table:table-cell/>
          <table:table-cell office:value-type="float" office:value="0.129697" calcext:value-type="float">
            <text:p>0.129697</text:p>
          </table:table-cell>
        </table:table-row>
        <table:table-row table:style-name="ro1">
          <table:table-cell office:value-type="string" calcext:value-type="string">
            <text:p>ERR562716</text:p>
          </table:table-cell>
          <table:table-cell office:value-type="float" office:value="-30.1367" calcext:value-type="float">
            <text:p>-30.1367</text:p>
          </table:table-cell>
          <table:table-cell office:value-type="float" office:value="-43.2899" calcext:value-type="float">
            <text:p>-43.289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9.854083" calcext:value-type="float">
            <text:p>19.854083</text:p>
          </table:table-cell>
          <table:table-cell office:value-type="float" office:value="36.32425" calcext:value-type="float">
            <text:p>36.32425</text:p>
          </table:table-cell>
          <table:table-cell office:value-type="float" office:value="221.47475" calcext:value-type="float">
            <text:p>221.47475</text:p>
          </table:table-cell>
          <table:table-cell office:value-type="float" office:value="-0.385346" calcext:value-type="float">
            <text:p>-0.385346</text:p>
          </table:table-cell>
          <table:table-cell office:value-type="float" office:value="0.053173" calcext:value-type="float">
            <text:p>0.053173</text:p>
          </table:table-cell>
        </table:table-row>
        <table:table-row table:style-name="ro1">
          <table:table-cell office:value-type="string" calcext:value-type="string">
            <text:p>ERR562500</text:p>
          </table:table-cell>
          <table:table-cell office:value-type="float" office:value="-25.8051" calcext:value-type="float">
            <text:p>-25.8051</text:p>
          </table:table-cell>
          <table:table-cell office:value-type="float" office:value="-111.7202" calcext:value-type="float">
            <text:p>-111.720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14875" calcext:value-type="float">
            <text:p>25.14875</text:p>
          </table:table-cell>
          <table:table-cell office:value-type="float" office:value="36.402683" calcext:value-type="float">
            <text:p>36.402683</text:p>
          </table:table-cell>
          <table:table-cell office:value-type="float" office:value="200.538167" calcext:value-type="float">
            <text:p>200.538167</text:p>
          </table:table-cell>
          <table:table-cell office:value-type="float" office:value="-1.567491" calcext:value-type="float">
            <text:p>-1.567491</text:p>
          </table:table-cell>
          <table:table-cell office:value-type="float" office:value="0.013449" calcext:value-type="float">
            <text:p>0.013449</text:p>
          </table:table-cell>
        </table:table-row>
        <table:table-row table:style-name="ro1">
          <table:table-cell office:value-type="string" calcext:value-type="string">
            <text:p>ERR562377</text:p>
          </table:table-cell>
          <table:table-cell office:value-type="float" office:value="18.5667" calcext:value-type="float">
            <text:p>18.5667</text:p>
          </table:table-cell>
          <table:table-cell office:value-type="float" office:value="66.522" calcext:value-type="float">
            <text:p>66.5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663</text:p>
          </table:table-cell>
          <table:table-cell office:value-type="float" office:value="-8.8995" calcext:value-type="float">
            <text:p>-8.8995</text:p>
          </table:table-cell>
          <table:table-cell office:value-type="float" office:value="-140.2866" calcext:value-type="float">
            <text:p>-140.2866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725</text:p>
          </table:table-cell>
          <table:table-cell office:value-type="float" office:value="-8.903" calcext:value-type="float">
            <text:p>-8.903</text:p>
          </table:table-cell>
          <table:table-cell office:value-type="float" office:value="-140.2801" calcext:value-type="float">
            <text:p>-140.2801</text:p>
          </table:table-cell>
          <table:table-cell office:value-type="string" calcext:value-type="string">
            <text:p>0-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726</text:p>
          </table:table-cell>
          <table:table-cell office:value-type="float" office:value="37.0541" calcext:value-type="float">
            <text:p>37.0541</text:p>
          </table:table-cell>
          <table:table-cell office:value-type="float" office:value="1.9478" calcext:value-type="float">
            <text:p>1.9478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7.36746" calcext:value-type="float">
            <text:p>17.36746</text:p>
          </table:table-cell>
          <table:table-cell table:number-columns-repeated="3"/>
          <table:table-cell office:value-type="float" office:value="0.553274" calcext:value-type="float">
            <text:p>0.553274</text:p>
          </table:table-cell>
        </table:table-row>
        <table:table-row table:style-name="ro1">
          <table:table-cell office:value-type="string" calcext:value-type="string">
            <text:p>ERR562673</text:p>
          </table:table-cell>
          <table:table-cell office:value-type="float" office:value="-29.5333" calcext:value-type="float">
            <text:p>-29.5333</text:p>
          </table:table-cell>
          <table:table-cell office:value-type="float" office:value="37.9117" calcext:value-type="float">
            <text:p>37.911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250309" calcext:value-type="float">
            <text:p>22.250309</text:p>
          </table:table-cell>
          <table:table-cell office:value-type="float" office:value="35.335545" calcext:value-type="float">
            <text:p>35.335545</text:p>
          </table:table-cell>
          <table:table-cell office:value-type="float" office:value="207.446227" calcext:value-type="float">
            <text:p>207.446227</text:p>
          </table:table-cell>
          <table:table-cell office:value-type="float" office:value="-0.112031" calcext:value-type="float">
            <text:p>-0.112031</text:p>
          </table:table-cell>
          <table:table-cell office:value-type="float" office:value="0.214573" calcext:value-type="float">
            <text:p>0.214573</text:p>
          </table:table-cell>
        </table:table-row>
        <table:table-row table:style-name="ro1">
          <table:table-cell office:value-type="string" calcext:value-type="string">
            <text:p>ERR562362</text:p>
          </table:table-cell>
          <table:table-cell office:value-type="float" office:value="42.4593" calcext:value-type="float">
            <text:p>42.4593</text:p>
          </table:table-cell>
          <table:table-cell office:value-type="float" office:value="17.9594" calcext:value-type="float">
            <text:p>17.959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8.622617" calcext:value-type="float">
            <text:p>18.622617</text:p>
          </table:table-cell>
          <table:table-cell office:value-type="float" office:value="37.929742" calcext:value-type="float">
            <text:p>37.929742</text:p>
          </table:table-cell>
          <table:table-cell office:value-type="float" office:value="217.561083" calcext:value-type="float">
            <text:p>217.561083</text:p>
          </table:table-cell>
          <table:table-cell/>
          <table:table-cell office:value-type="float" office:value="0.219085" calcext:value-type="float">
            <text:p>0.219085</text:p>
          </table:table-cell>
        </table:table-row>
        <table:table-row table:style-name="ro1">
          <table:table-cell office:value-type="string" calcext:value-type="string">
            <text:p>ERR562461</text:p>
          </table:table-cell>
          <table:table-cell office:value-type="float" office:value="-16.9601" calcext:value-type="float">
            <text:p>-16.9601</text:p>
          </table:table-cell>
          <table:table-cell office:value-type="float" office:value="-100.6335" calcext:value-type="float">
            <text:p>-100.633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2.76873" calcext:value-type="float">
            <text:p>22.76873</text:p>
          </table:table-cell>
          <table:table-cell office:value-type="float" office:value="35.97144" calcext:value-type="float">
            <text:p>35.97144</text:p>
          </table:table-cell>
          <table:table-cell office:value-type="float" office:value="208.8654" calcext:value-type="float">
            <text:p>208.8654</text:p>
          </table:table-cell>
          <table:table-cell office:value-type="float" office:value="2.568726" calcext:value-type="float">
            <text:p>2.568726</text:p>
          </table:table-cell>
          <table:table-cell office:value-type="float" office:value="0.203347" calcext:value-type="float">
            <text:p>0.203347</text:p>
          </table:table-cell>
        </table:table-row>
        <table:table-row table:style-name="ro1">
          <table:table-cell office:value-type="string" calcext:value-type="string">
            <text:p>ERR562391</text:p>
          </table:table-cell>
          <table:table-cell office:value-type="float" office:value="19.0393" calcext:value-type="float">
            <text:p>19.0393</text:p>
          </table:table-cell>
          <table:table-cell office:value-type="float" office:value="64.4913" calcext:value-type="float">
            <text:p>64.491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2314" calcext:value-type="float">
            <text:p>26.2314</text:p>
          </table:table-cell>
          <table:table-cell office:value-type="float" office:value="36.617917" calcext:value-type="float">
            <text:p>36.617917</text:p>
          </table:table-cell>
          <table:table-cell office:value-type="float" office:value="199.9355" calcext:value-type="float">
            <text:p>199.9355</text:p>
          </table:table-cell>
          <table:table-cell office:value-type="float" office:value="0.889376" calcext:value-type="float">
            <text:p>0.889376</text:p>
          </table:table-cell>
          <table:table-cell office:value-type="float" office:value="0.161808" calcext:value-type="float">
            <text:p>0.161808</text:p>
          </table:table-cell>
        </table:table-row>
        <table:table-row table:style-name="ro1">
          <table:table-cell office:value-type="string" calcext:value-type="string">
            <text:p>ERR562552</text:p>
          </table:table-cell>
          <table:table-cell office:value-type="float" office:value="36.5533" calcext:value-type="float">
            <text:p>36.5533</text:p>
          </table:table-cell>
          <table:table-cell office:value-type="float" office:value="-6.5669" calcext:value-type="float">
            <text:p>-6.5669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408907" calcext:value-type="float">
            <text:p>20.408907</text:p>
          </table:table-cell>
          <table:table-cell office:value-type="float" office:value="36.63313" calcext:value-type="float">
            <text:p>36.63313</text:p>
          </table:table-cell>
          <table:table-cell table:number-columns-repeated="2"/>
          <table:table-cell office:value-type="float" office:value="0.090621" calcext:value-type="float">
            <text:p>0.090621</text:p>
          </table:table-cell>
        </table:table-row>
        <table:table-row table:style-name="ro1">
          <table:table-cell office:value-type="string" calcext:value-type="string">
            <text:p>ERR562539</text:p>
          </table:table-cell>
          <table:table-cell office:value-type="float" office:value="-5.2514" calcext:value-type="float">
            <text:p>-5.2514</text:p>
          </table:table-cell>
          <table:table-cell office:value-type="float" office:value="-85.1696" calcext:value-type="float">
            <text:p>-85.169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4.943108" calcext:value-type="float">
            <text:p>24.943108</text:p>
          </table:table-cell>
          <table:table-cell office:value-type="float" office:value="34.748175" calcext:value-type="float">
            <text:p>34.748175</text:p>
          </table:table-cell>
          <table:table-cell office:value-type="float" office:value="205.992583" calcext:value-type="float">
            <text:p>205.992583</text:p>
          </table:table-cell>
          <table:table-cell office:value-type="float" office:value="11.688971" calcext:value-type="float">
            <text:p>11.688971</text:p>
          </table:table-cell>
          <table:table-cell office:value-type="float" office:value="0.238224" calcext:value-type="float">
            <text:p>0.238224</text:p>
          </table:table-cell>
        </table:table-row>
        <table:table-row table:style-name="ro1">
          <table:table-cell office:value-type="string" calcext:value-type="string">
            <text:p>ERR562453</text:p>
          </table:table-cell>
          <table:table-cell office:value-type="float" office:value="20.8215" calcext:value-type="float">
            <text:p>20.8215</text:p>
          </table:table-cell>
          <table:table-cell office:value-type="float" office:value="63.512" calcext:value-type="float">
            <text:p>63.5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84865" calcext:value-type="float">
            <text:p>25.84865</text:p>
          </table:table-cell>
          <table:table-cell office:value-type="float" office:value="36.530908" calcext:value-type="float">
            <text:p>36.530908</text:p>
          </table:table-cell>
          <table:table-cell office:value-type="float" office:value="211.5675" calcext:value-type="float">
            <text:p>211.5675</text:p>
          </table:table-cell>
          <table:table-cell office:value-type="float" office:value="0.343943" calcext:value-type="float">
            <text:p>0.343943</text:p>
          </table:table-cell>
          <table:table-cell office:value-type="float" office:value="0.160363" calcext:value-type="float">
            <text:p>0.160363</text:p>
          </table:table-cell>
        </table:table-row>
        <table:table-row table:style-name="ro1">
          <table:table-cell office:value-type="string" calcext:value-type="string">
            <text:p>ERR562696</text:p>
          </table:table-cell>
          <table:table-cell office:value-type="float" office:value="-25.826" calcext:value-type="float">
            <text:p>-25.826</text:p>
          </table:table-cell>
          <table:table-cell office:value-type="float" office:value="-111.7294" calcext:value-type="float">
            <text:p>-111.7294</text:p>
          </table:table-cell>
          <table:table-cell office:value-type="float" office:value="188" calcext:value-type="float">
            <text:p>188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171605" calcext:value-type="float">
            <text:p>20.171605</text:p>
          </table:table-cell>
          <table:table-cell office:value-type="float" office:value="35.845669" calcext:value-type="float">
            <text:p>35.845669</text:p>
          </table:table-cell>
          <table:table-cell office:value-type="float" office:value="210.5781" calcext:value-type="float">
            <text:p>210.5781</text:p>
          </table:table-cell>
          <table:table-cell office:value-type="float" office:value="-0.73316" calcext:value-type="float">
            <text:p>-0.73316</text:p>
          </table:table-cell>
          <table:table-cell office:value-type="float" office:value="0.176523" calcext:value-type="float">
            <text:p>0.176523</text:p>
          </table:table-cell>
        </table:table-row>
        <table:table-row table:style-name="ro1">
          <table:table-cell office:value-type="string" calcext:value-type="string">
            <text:p>ERR562590</text:p>
          </table:table-cell>
          <table:table-cell office:value-type="float" office:value="41.6686" calcext:value-type="float">
            <text:p>41.6686</text:p>
          </table:table-cell>
          <table:table-cell office:value-type="float" office:value="2.7996" calcext:value-type="float">
            <text:p>2.799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385</text:p>
          </table:table-cell>
          <table:table-cell office:value-type="float" office:value="-47.1863" calcext:value-type="float">
            <text:p>-47.1863</text:p>
          </table:table-cell>
          <table:table-cell office:value-type="float" office:value="-58.2902" calcext:value-type="float">
            <text:p>-58.290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7.321517" calcext:value-type="float">
            <text:p>7.321517</text:p>
          </table:table-cell>
          <table:table-cell office:value-type="float" office:value="34.048642" calcext:value-type="float">
            <text:p>34.048642</text:p>
          </table:table-cell>
          <table:table-cell office:value-type="float" office:value="305.012167" calcext:value-type="float">
            <text:p>305.012167</text:p>
          </table:table-cell>
          <table:table-cell office:value-type="float" office:value="17.091069" calcext:value-type="float">
            <text:p>17.091069</text:p>
          </table:table-cell>
          <table:table-cell office:value-type="float" office:value="0.310844" calcext:value-type="float">
            <text:p>0.310844</text:p>
          </table:table-cell>
        </table:table-row>
        <table:table-row table:style-name="ro1">
          <table:table-cell office:value-type="string" calcext:value-type="string">
            <text:p>ERR562443</text:p>
          </table:table-cell>
          <table:table-cell office:value-type="float" office:value="23.36" calcext:value-type="float">
            <text:p>23.36</text:p>
          </table:table-cell>
          <table:table-cell office:value-type="float" office:value="37.2183" calcext:value-type="float">
            <text:p>37.21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824383" calcext:value-type="float">
            <text:p>25.824383</text:p>
          </table:table-cell>
          <table:table-cell office:value-type="float" office:value="39.74725" calcext:value-type="float">
            <text:p>39.74725</text:p>
          </table:table-cell>
          <table:table-cell office:value-type="float" office:value="188.416583" calcext:value-type="float">
            <text:p>188.416583</text:p>
          </table:table-cell>
          <table:table-cell office:value-type="float" office:value="-0.541919" calcext:value-type="float">
            <text:p>-0.54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569</text:p>
          </table:table-cell>
          <table:table-cell office:value-type="float" office:value="20.8222" calcext:value-type="float">
            <text:p>20.8222</text:p>
          </table:table-cell>
          <table:table-cell office:value-type="float" office:value="63.5133" calcext:value-type="float">
            <text:p>63.51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37395" calcext:value-type="float">
            <text:p>25.37395</text:p>
          </table:table-cell>
          <table:table-cell office:value-type="float" office:value="36.549267" calcext:value-type="float">
            <text:p>36.549267</text:p>
          </table:table-cell>
          <table:table-cell office:value-type="float" office:value="211.606583" calcext:value-type="float">
            <text:p>211.606583</text:p>
          </table:table-cell>
          <table:table-cell office:value-type="float" office:value="0.367767" calcext:value-type="float">
            <text:p>0.367767</text:p>
          </table:table-cell>
          <table:table-cell office:value-type="float" office:value="0.353707" calcext:value-type="float">
            <text:p>0.353707</text:p>
          </table:table-cell>
        </table:table-row>
        <table:table-row table:style-name="ro1">
          <table:table-cell office:value-type="string" calcext:value-type="string">
            <text:p>ERR562672</text:p>
          </table:table-cell>
          <table:table-cell office:value-type="float" office:value="2.0399" calcext:value-type="float">
            <text:p>2.0399</text:p>
          </table:table-cell>
          <table:table-cell office:value-type="float" office:value="-84.5599" calcext:value-type="float">
            <text:p>-84.55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902167" calcext:value-type="float">
            <text:p>27.902167</text:p>
          </table:table-cell>
          <table:table-cell office:value-type="float" office:value="33.17585" calcext:value-type="float">
            <text:p>33.17585</text:p>
          </table:table-cell>
          <table:table-cell office:value-type="float" office:value="199.898917" calcext:value-type="float">
            <text:p>199.898917</text:p>
          </table:table-cell>
          <table:table-cell office:value-type="float" office:value="0.451517" calcext:value-type="float">
            <text:p>0.451517</text:p>
          </table:table-cell>
          <table:table-cell office:value-type="float" office:value="0.201947" calcext:value-type="float">
            <text:p>0.201947</text:p>
          </table:table-cell>
        </table:table-row>
        <table:table-row table:style-name="ro1">
          <table:table-cell office:value-type="string" calcext:value-type="string">
            <text:p>ERR562418</text:p>
          </table:table-cell>
          <table:table-cell office:value-type="float" office:value="42.4552" calcext:value-type="float">
            <text:p>42.4552</text:p>
          </table:table-cell>
          <table:table-cell office:value-type="float" office:value="17.9348" calcext:value-type="float">
            <text:p>17.934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.142625" calcext:value-type="float">
            <text:p>18.142625</text:p>
          </table:table-cell>
          <table:table-cell office:value-type="float" office:value="38.114217" calcext:value-type="float">
            <text:p>38.114217</text:p>
          </table:table-cell>
          <table:table-cell office:value-type="float" office:value="218.536917" calcext:value-type="float">
            <text:p>218.536917</text:p>
          </table:table-cell>
          <table:table-cell/>
          <table:table-cell office:value-type="float" office:value="0.151466" calcext:value-type="float">
            <text:p>0.151466</text:p>
          </table:table-cell>
        </table:table-row>
        <table:table-row table:style-name="ro1">
          <table:table-cell office:value-type="string" calcext:value-type="string">
            <text:p>ERR562644</text:p>
          </table:table-cell>
          <table:table-cell office:value-type="float" office:value="1.9958" calcext:value-type="float">
            <text:p>1.9958</text:p>
          </table:table-cell>
          <table:table-cell office:value-type="float" office:value="-84.576" calcext:value-type="float">
            <text:p>-84.57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617558" calcext:value-type="float">
            <text:p>27.617558</text:p>
          </table:table-cell>
          <table:table-cell office:value-type="float" office:value="33.3676" calcext:value-type="float">
            <text:p>33.3676</text:p>
          </table:table-cell>
          <table:table-cell office:value-type="float" office:value="198.635833" calcext:value-type="float">
            <text:p>198.635833</text:p>
          </table:table-cell>
          <table:table-cell office:value-type="float" office:value="1.210114" calcext:value-type="float">
            <text:p>1.210114</text:p>
          </table:table-cell>
          <table:table-cell office:value-type="float" office:value="0.28167" calcext:value-type="float">
            <text:p>0.28167</text:p>
          </table:table-cell>
        </table:table-row>
        <table:table-row table:style-name="ro1">
          <table:table-cell office:value-type="string" calcext:value-type="string">
            <text:p>ERR562442</text:p>
          </table:table-cell>
          <table:table-cell office:value-type="float" office:value="20.8116" calcext:value-type="float">
            <text:p>20.8116</text:p>
          </table:table-cell>
          <table:table-cell office:value-type="float" office:value="63.5128" calcext:value-type="float">
            <text:p>63.51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268343" calcext:value-type="float">
            <text:p>25.268343</text:p>
          </table:table-cell>
          <table:table-cell office:value-type="float" office:value="36.545436" calcext:value-type="float">
            <text:p>36.545436</text:p>
          </table:table-cell>
          <table:table-cell office:value-type="float" office:value="208.654571" calcext:value-type="float">
            <text:p>208.654571</text:p>
          </table:table-cell>
          <table:table-cell office:value-type="float" office:value="0.387014" calcext:value-type="float">
            <text:p>0.387014</text:p>
          </table:table-cell>
          <table:table-cell office:value-type="float" office:value="0.489547" calcext:value-type="float">
            <text:p>0.489547</text:p>
          </table:table-cell>
        </table:table-row>
        <table:table-row table:style-name="ro1">
          <table:table-cell office:value-type="string" calcext:value-type="string">
            <text:p>ERR562704</text:p>
          </table:table-cell>
          <table:table-cell office:value-type="float" office:value="19.0284" calcext:value-type="float">
            <text:p>19.0284</text:p>
          </table:table-cell>
          <table:table-cell office:value-type="float" office:value="64.5126" calcext:value-type="float">
            <text:p>64.512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494408" calcext:value-type="float">
            <text:p>25.494408</text:p>
          </table:table-cell>
          <table:table-cell/>
          <table:table-cell office:value-type="float" office:value="154.699917" calcext:value-type="float">
            <text:p>154.699917</text:p>
          </table:table-cell>
          <table:table-cell office:value-type="float" office:value="1.230122" calcext:value-type="float">
            <text:p>1.230122</text:p>
          </table:table-cell>
          <table:table-cell office:value-type="float" office:value="0.604752" calcext:value-type="float">
            <text:p>0.604752</text:p>
          </table:table-cell>
        </table:table-row>
        <table:table-row table:style-name="ro1">
          <table:table-cell office:value-type="string" calcext:value-type="string">
            <text:p>ERR562648</text:p>
          </table:table-cell>
          <table:table-cell office:value-type="float" office:value="-31.0551" calcext:value-type="float">
            <text:p>-31.0551</text:p>
          </table:table-cell>
          <table:table-cell office:value-type="float" office:value="4.668" calcext:value-type="float">
            <text:p>4.6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.948525" calcext:value-type="float">
            <text:p>16.948525</text:p>
          </table:table-cell>
          <table:table-cell office:value-type="float" office:value="35.690458" calcext:value-type="float">
            <text:p>35.690458</text:p>
          </table:table-cell>
          <table:table-cell office:value-type="float" office:value="234.236" calcext:value-type="float">
            <text:p>234.236</text:p>
          </table:table-cell>
          <table:table-cell office:value-type="float" office:value="2.096308" calcext:value-type="float">
            <text:p>2.096308</text:p>
          </table:table-cell>
          <table:table-cell office:value-type="float" office:value="0.545147" calcext:value-type="float">
            <text:p>0.545147</text:p>
          </table:table-cell>
        </table:table-row>
        <table:table-row table:style-name="ro1">
          <table:table-cell office:value-type="string" calcext:value-type="string">
            <text:p>ERR562364</text:p>
          </table:table-cell>
          <table:table-cell office:value-type="float" office:value="39.8386" calcext:value-type="float">
            <text:p>39.8386</text:p>
          </table:table-cell>
          <table:table-cell office:value-type="float" office:value="17.4155" calcext:value-type="float">
            <text:p>17.415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7.041483" calcext:value-type="float">
            <text:p>17.041483</text:p>
          </table:table-cell>
          <table:table-cell office:value-type="float" office:value="37.759667" calcext:value-type="float">
            <text:p>37.759667</text:p>
          </table:table-cell>
          <table:table-cell office:value-type="float" office:value="220.927083" calcext:value-type="float">
            <text:p>220.927083</text:p>
          </table:table-cell>
          <table:table-cell/>
          <table:table-cell office:value-type="float" office:value="0.180911" calcext:value-type="float">
            <text:p>0.180911</text:p>
          </table:table-cell>
        </table:table-row>
        <table:table-row table:style-name="ro1">
          <table:table-cell office:value-type="string" calcext:value-type="string">
            <text:p>ERR562608</text:p>
          </table:table-cell>
          <table:table-cell office:value-type="float" office:value="39.3885" calcext:value-type="float">
            <text:p>39.3885</text:p>
          </table:table-cell>
          <table:table-cell office:value-type="float" office:value="19.3906" calcext:value-type="float">
            <text:p>19.390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8.342533" calcext:value-type="float">
            <text:p>18.342533</text:p>
          </table:table-cell>
          <table:table-cell office:value-type="float" office:value="38.182917" calcext:value-type="float">
            <text:p>38.182917</text:p>
          </table:table-cell>
          <table:table-cell office:value-type="float" office:value="218.016833" calcext:value-type="float">
            <text:p>218.016833</text:p>
          </table:table-cell>
          <table:table-cell/>
          <table:table-cell office:value-type="float" office:value="0.121845" calcext:value-type="float">
            <text:p>0.121845</text:p>
          </table:table-cell>
        </table:table-row>
        <table:table-row table:style-name="ro1">
          <table:table-cell office:value-type="string" calcext:value-type="string">
            <text:p>ERR562589</text:p>
          </table:table-cell>
          <table:table-cell office:value-type="float" office:value="-12.9214" calcext:value-type="float">
            <text:p>-12.9214</text:p>
          </table:table-cell>
          <table:table-cell office:value-type="float" office:value="-96.0953" calcext:value-type="float">
            <text:p>-96.095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9.431989" calcext:value-type="float">
            <text:p>19.431989</text:p>
          </table:table-cell>
          <table:table-cell office:value-type="float" office:value="35.43615" calcext:value-type="float">
            <text:p>35.43615</text:p>
          </table:table-cell>
          <table:table-cell office:value-type="float" office:value="224.853222" calcext:value-type="float">
            <text:p>224.853222</text:p>
          </table:table-cell>
          <table:table-cell office:value-type="float" office:value="0.369746" calcext:value-type="float">
            <text:p>0.369746</text:p>
          </table:table-cell>
          <table:table-cell office:value-type="float" office:value="0.389897" calcext:value-type="float">
            <text:p>0.389897</text:p>
          </table:table-cell>
        </table:table-row>
        <table:table-row table:style-name="ro1">
          <table:table-cell office:value-type="string" calcext:value-type="string">
            <text:p>ERR562395</text:p>
          </table:table-cell>
          <table:table-cell office:value-type="float" office:value="5.9996" calcext:value-type="float">
            <text:p>5.9996</text:p>
          </table:table-cell>
          <table:table-cell office:value-type="float" office:value="73.8994" calcext:value-type="float">
            <text:p>73.8994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944825" calcext:value-type="float">
            <text:p>27.944825</text:p>
          </table:table-cell>
          <table:table-cell office:value-type="float" office:value="35.257125" calcext:value-type="float">
            <text:p>35.257125</text:p>
          </table:table-cell>
          <table:table-cell office:value-type="float" office:value="112.2575" calcext:value-type="float">
            <text:p>112.2575</text:p>
          </table:table-cell>
          <table:table-cell office:value-type="float" office:value="0.890848" calcext:value-type="float">
            <text:p>0.890848</text:p>
          </table:table-cell>
          <table:table-cell office:value-type="float" office:value="0.384299" calcext:value-type="float">
            <text:p>0.384299</text:p>
          </table:table-cell>
        </table:table-row>
        <table:table-row table:style-name="ro1">
          <table:table-cell office:value-type="string" calcext:value-type="string">
            <text:p>ERR562605</text:p>
          </table:table-cell>
          <table:table-cell office:value-type="float" office:value="18.5743" calcext:value-type="float">
            <text:p>18.5743</text:p>
          </table:table-cell>
          <table:table-cell office:value-type="float" office:value="66.5029" calcext:value-type="float">
            <text:p>66.502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2061" calcext:value-type="float">
            <text:p>27.2061</text:p>
          </table:table-cell>
          <table:table-cell office:value-type="float" office:value="36.2858" calcext:value-type="float">
            <text:p>36.2858</text:p>
          </table:table-cell>
          <table:table-cell office:value-type="float" office:value="192.8985" calcext:value-type="float">
            <text:p>192.8985</text:p>
          </table:table-cell>
          <table:table-cell office:value-type="float" office:value="-0.306531" calcext:value-type="float">
            <text:p>-0.306531</text:p>
          </table:table-cell>
          <table:table-cell office:value-type="float" office:value="0.093048" calcext:value-type="float">
            <text:p>0.093048</text:p>
          </table:table-cell>
        </table:table-row>
        <table:table-row table:style-name="ro1">
          <table:table-cell office:value-type="string" calcext:value-type="string">
            <text:p>ERR562606</text:p>
          </table:table-cell>
          <table:table-cell office:value-type="float" office:value="18.5918" calcext:value-type="float">
            <text:p>18.5918</text:p>
          </table:table-cell>
          <table:table-cell office:value-type="float" office:value="66.622" calcext:value-type="float">
            <text:p>66.6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711</text:p>
          </table:table-cell>
          <table:table-cell office:value-type="float" office:value="18.4917" calcext:value-type="float">
            <text:p>18.4917</text:p>
          </table:table-cell>
          <table:table-cell office:value-type="float" office:value="39.8583" calcext:value-type="float">
            <text:p>39.858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588632" calcext:value-type="float">
            <text:p>27.588632</text:p>
          </table:table-cell>
          <table:table-cell office:value-type="float" office:value="38.834904" calcext:value-type="float">
            <text:p>38.834904</text:p>
          </table:table-cell>
          <table:table-cell office:value-type="float" office:value="178.256286" calcext:value-type="float">
            <text:p>178.256286</text:p>
          </table:table-cell>
          <table:table-cell office:value-type="float" office:value="-0.148095" calcext:value-type="float">
            <text:p>-0.148095</text:p>
          </table:table-cell>
          <table:table-cell office:value-type="float" office:value="0.159383" calcext:value-type="float">
            <text:p>0.159383</text:p>
          </table:table-cell>
        </table:table-row>
        <table:table-row table:style-name="ro1">
          <table:table-cell office:value-type="string" calcext:value-type="string">
            <text:p>ERR562371</text:p>
          </table:table-cell>
          <table:table-cell office:value-type="float" office:value="38.4761" calcext:value-type="float">
            <text:p>38.4761</text:p>
          </table:table-cell>
          <table:table-cell office:value-type="float" office:value="20.1705" calcext:value-type="float">
            <text:p>20.17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9.168658" calcext:value-type="float">
            <text:p>19.168658</text:p>
          </table:table-cell>
          <table:table-cell office:value-type="float" office:value="38.356667" calcext:value-type="float">
            <text:p>38.356667</text:p>
          </table:table-cell>
          <table:table-cell office:value-type="float" office:value="212.903417" calcext:value-type="float">
            <text:p>212.903417</text:p>
          </table:table-cell>
          <table:table-cell/>
          <table:table-cell office:value-type="float" office:value="0.121845" calcext:value-type="float">
            <text:p>0.121845</text:p>
          </table:table-cell>
        </table:table-row>
        <table:table-row table:style-name="ro1">
          <table:table-cell office:value-type="string" calcext:value-type="string">
            <text:p>ERR562400</text:p>
          </table:table-cell>
          <table:table-cell office:value-type="float" office:value="6.0098" calcext:value-type="float">
            <text:p>6.0098</text:p>
          </table:table-cell>
          <table:table-cell office:value-type="float" office:value="74.0607" calcext:value-type="float">
            <text:p>74.060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9.980283" calcext:value-type="float">
            <text:p>29.980283</text:p>
          </table:table-cell>
          <table:table-cell office:value-type="float" office:value="34.56155" calcext:value-type="float">
            <text:p>34.56155</text:p>
          </table:table-cell>
          <table:table-cell office:value-type="float" office:value="189.25475" calcext:value-type="float">
            <text:p>189.25475</text:p>
          </table:table-cell>
          <table:table-cell office:value-type="float" office:value="-1.47882" calcext:value-type="float">
            <text:p>-1.47882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string" calcext:value-type="string">
            <text:p>ERR562482</text:p>
          </table:table-cell>
          <table:table-cell office:value-type="float" office:value="18.3967" calcext:value-type="float">
            <text:p>18.3967</text:p>
          </table:table-cell>
          <table:table-cell office:value-type="float" office:value="39.8767" calcext:value-type="float">
            <text:p>39.876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59865" calcext:value-type="float">
            <text:p>27.59865</text:p>
          </table:table-cell>
          <table:table-cell office:value-type="float" office:value="38.646858" calcext:value-type="float">
            <text:p>38.646858</text:p>
          </table:table-cell>
          <table:table-cell office:value-type="float" office:value="184.061167" calcext:value-type="float">
            <text:p>184.061167</text:p>
          </table:table-cell>
          <table:table-cell office:value-type="float" office:value="-0.927087" calcext:value-type="float">
            <text:p>-0.927087</text:p>
          </table:table-cell>
          <table:table-cell office:value-type="float" office:value="0.186697" calcext:value-type="float">
            <text:p>0.186697</text:p>
          </table:table-cell>
        </table:table-row>
        <table:table-row table:style-name="ro1">
          <table:table-cell office:value-type="string" calcext:value-type="string">
            <text:p>ERR562413</text:p>
          </table:table-cell>
          <table:table-cell office:value-type="float" office:value="36.5533" calcext:value-type="float">
            <text:p>36.5533</text:p>
          </table:table-cell>
          <table:table-cell office:value-type="float" office:value="-6.5669" calcext:value-type="float">
            <text:p>-6.566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5251" calcext:value-type="float">
            <text:p>20.5251</text:p>
          </table:table-cell>
          <table:table-cell office:value-type="float" office:value="36.6324" calcext:value-type="float">
            <text:p>36.6324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ERR562693</text:p>
          </table:table-cell>
          <table:table-cell office:value-type="float" office:value="18.5584" calcext:value-type="float">
            <text:p>18.5584</text:p>
          </table:table-cell>
          <table:table-cell office:value-type="float" office:value="66.4725" calcext:value-type="float">
            <text:p>66.472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748267" calcext:value-type="float">
            <text:p>26.748267</text:p>
          </table:table-cell>
          <table:table-cell office:value-type="float" office:value="36.369233" calcext:value-type="float">
            <text:p>36.369233</text:p>
          </table:table-cell>
          <table:table-cell office:value-type="float" office:value="192.536833" calcext:value-type="float">
            <text:p>192.536833</text:p>
          </table:table-cell>
          <table:table-cell office:value-type="float" office:value="-0.737324" calcext:value-type="float">
            <text:p>-0.737324</text:p>
          </table:table-cell>
          <table:table-cell office:value-type="float" office:value="0.242524" calcext:value-type="float">
            <text:p>0.242524</text:p>
          </table:table-cell>
        </table:table-row>
        <table:table-row table:style-name="ro1">
          <table:table-cell office:value-type="string" calcext:value-type="string">
            <text:p>ERR562487</text:p>
          </table:table-cell>
          <table:table-cell office:value-type="float" office:value="-16.953" calcext:value-type="float">
            <text:p>-16.953</text:p>
          </table:table-cell>
          <table:table-cell office:value-type="float" office:value="53.9825" calcext:value-type="float">
            <text:p>53.98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4.924556" calcext:value-type="float">
            <text:p>24.924556</text:p>
          </table:table-cell>
          <table:table-cell office:value-type="float" office:value="34.899611" calcext:value-type="float">
            <text:p>34.899611</text:p>
          </table:table-cell>
          <table:table-cell office:value-type="float" office:value="193.198222" calcext:value-type="float">
            <text:p>193.198222</text:p>
          </table:table-cell>
          <table:table-cell office:value-type="float" office:value="0.244232" calcext:value-type="float">
            <text:p>0.244232</text:p>
          </table:table-cell>
          <table:table-cell office:value-type="float" office:value="0.388691" calcext:value-type="float">
            <text:p>0.388691</text:p>
          </table:table-cell>
        </table:table-row>
        <table:table-row table:style-name="ro1">
          <table:table-cell office:value-type="string" calcext:value-type="string">
            <text:p>ERR562502</text:p>
          </table:table-cell>
          <table:table-cell office:value-type="float" office:value="39.8661" calcext:value-type="float">
            <text:p>39.8661</text:p>
          </table:table-cell>
          <table:table-cell office:value-type="float" office:value="17.3868" calcext:value-type="float">
            <text:p>17.386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5.979564" calcext:value-type="float">
            <text:p>15.979564</text:p>
          </table:table-cell>
          <table:table-cell office:value-type="float" office:value="38.266721" calcext:value-type="float">
            <text:p>38.266721</text:p>
          </table:table-cell>
          <table:table-cell office:value-type="float" office:value="220.961429" calcext:value-type="float">
            <text:p>220.961429</text:p>
          </table:table-cell>
          <table:table-cell/>
          <table:table-cell office:value-type="float" office:value="0.178162" calcext:value-type="float">
            <text:p>0.178162</text:p>
          </table:table-cell>
        </table:table-row>
        <table:table-row table:style-name="ro1">
          <table:table-cell office:value-type="string" calcext:value-type="string">
            <text:p>ERR562722</text:p>
          </table:table-cell>
          <table:table-cell office:value-type="float" office:value="2.0574" calcext:value-type="float">
            <text:p>2.0574</text:p>
          </table:table-cell>
          <table:table-cell office:value-type="float" office:value="-84.5546" calcext:value-type="float">
            <text:p>-84.554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902167" calcext:value-type="float">
            <text:p>27.902167</text:p>
          </table:table-cell>
          <table:table-cell office:value-type="float" office:value="33.17585" calcext:value-type="float">
            <text:p>33.17585</text:p>
          </table:table-cell>
          <table:table-cell office:value-type="float" office:value="199.898917" calcext:value-type="float">
            <text:p>199.898917</text:p>
          </table:table-cell>
          <table:table-cell office:value-type="float" office:value="0.451517" calcext:value-type="float">
            <text:p>0.451517</text:p>
          </table:table-cell>
          <table:table-cell office:value-type="float" office:value="0.201947" calcext:value-type="float">
            <text:p>0.201947</text:p>
          </table:table-cell>
        </table:table-row>
        <table:table-row table:style-name="ro1">
          <table:table-cell office:value-type="string" calcext:value-type="string">
            <text:p>ERR562692</text:p>
          </table:table-cell>
          <table:table-cell office:value-type="float" office:value="-8.9748" calcext:value-type="float">
            <text:p>-8.9748</text:p>
          </table:table-cell>
          <table:table-cell office:value-type="float" office:value="-139.2091" calcext:value-type="float">
            <text:p>-139.2091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740267" calcext:value-type="float">
            <text:p>25.740267</text:p>
          </table:table-cell>
          <table:table-cell office:value-type="float" office:value="35.705141" calcext:value-type="float">
            <text:p>35.705141</text:p>
          </table:table-cell>
          <table:table-cell office:value-type="float" office:value="182.899823" calcext:value-type="float">
            <text:p>182.899823</text:p>
          </table:table-cell>
          <table:table-cell office:value-type="float" office:value="6.190604" calcext:value-type="float">
            <text:p>6.190604</text:p>
          </table:table-cell>
          <table:table-cell office:value-type="float" office:value="0.303829" calcext:value-type="float">
            <text:p>0.303829</text:p>
          </table:table-cell>
        </table:table-row>
        <table:table-row table:style-name="ro1">
          <table:table-cell office:value-type="string" calcext:value-type="string">
            <text:p>ERR562723</text:p>
          </table:table-cell>
          <table:table-cell office:value-type="float" office:value="-12.9723" calcext:value-type="float">
            <text:p>-12.9723</text:p>
          </table:table-cell>
          <table:table-cell office:value-type="float" office:value="-96.0122" calcext:value-type="float">
            <text:p>-96.01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649431" calcext:value-type="float">
            <text:p>20.649431</text:p>
          </table:table-cell>
          <table:table-cell office:value-type="float" office:value="35.544655" calcext:value-type="float">
            <text:p>35.544655</text:p>
          </table:table-cell>
          <table:table-cell office:value-type="float" office:value="216.790338" calcext:value-type="float">
            <text:p>216.790338</text:p>
          </table:table-cell>
          <table:table-cell office:value-type="float" office:value="1.501977" calcext:value-type="float">
            <text:p>1.501977</text:p>
          </table:table-cell>
          <table:table-cell office:value-type="float" office:value="0.366887" calcext:value-type="float">
            <text:p>0.366887</text:p>
          </table:table-cell>
        </table:table-row>
        <table:table-row table:style-name="ro1">
          <table:table-cell office:value-type="string" calcext:value-type="string">
            <text:p>ERR562521</text:p>
          </table:table-cell>
          <table:table-cell office:value-type="float" office:value="-9.1504" calcext:value-type="float">
            <text:p>-9.1504</text:p>
          </table:table-cell>
          <table:table-cell office:value-type="float" office:value="-140.5216" calcext:value-type="float">
            <text:p>-140.52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6.518986" calcext:value-type="float">
            <text:p>26.518986</text:p>
          </table:table-cell>
          <table:table-cell office:value-type="float" office:value="35.396729" calcext:value-type="float">
            <text:p>35.396729</text:p>
          </table:table-cell>
          <table:table-cell office:value-type="float" office:value="190.724" calcext:value-type="float">
            <text:p>190.724</text:p>
          </table:table-cell>
          <table:table-cell office:value-type="float" office:value="5.111856" calcext:value-type="float">
            <text:p>5.111856</text:p>
          </table:table-cell>
          <table:table-cell office:value-type="float" office:value="0.286662" calcext:value-type="float">
            <text:p>0.286662</text:p>
          </table:table-cell>
        </table:table-row>
        <table:table-row table:style-name="ro1">
          <table:table-cell office:value-type="string" calcext:value-type="string">
            <text:p>ERR562406</text:p>
          </table:table-cell>
          <table:table-cell office:value-type="float" office:value="5.9998" calcext:value-type="float">
            <text:p>5.9998</text:p>
          </table:table-cell>
          <table:table-cell office:value-type="float" office:value="73.9067" calcext:value-type="float">
            <text:p>73.9067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723425" calcext:value-type="float">
            <text:p>27.723425</text:p>
          </table:table-cell>
          <table:table-cell office:value-type="float" office:value="35.103505" calcext:value-type="float">
            <text:p>35.103505</text:p>
          </table:table-cell>
          <table:table-cell office:value-type="float" office:value="132.77885" calcext:value-type="float">
            <text:p>132.77885</text:p>
          </table:table-cell>
          <table:table-cell office:value-type="float" office:value="0.569531" calcext:value-type="float">
            <text:p>0.569531</text:p>
          </table:table-cell>
          <table:table-cell office:value-type="float" office:value="0.388348" calcext:value-type="float">
            <text:p>0.388348</text:p>
          </table:table-cell>
        </table:table-row>
        <table:table-row table:style-name="ro1">
          <table:table-cell office:value-type="string" calcext:value-type="string">
            <text:p>ERR562634</text:p>
          </table:table-cell>
          <table:table-cell office:value-type="float" office:value="-47.2007" calcext:value-type="float">
            <text:p>-47.2007</text:p>
          </table:table-cell>
          <table:table-cell office:value-type="float" office:value="-57.9446" calcext:value-type="float">
            <text:p>-57.9446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6.975635" calcext:value-type="float">
            <text:p>6.975635</text:p>
          </table:table-cell>
          <table:table-cell office:value-type="float" office:value="34.057594" calcext:value-type="float">
            <text:p>34.057594</text:p>
          </table:table-cell>
          <table:table-cell office:value-type="float" office:value="306.211529" calcext:value-type="float">
            <text:p>306.211529</text:p>
          </table:table-cell>
          <table:table-cell office:value-type="float" office:value="17.111823" calcext:value-type="float">
            <text:p>17.111823</text:p>
          </table:table-cell>
          <table:table-cell office:value-type="float" office:value="1.01772" calcext:value-type="float">
            <text:p>1.01772</text:p>
          </table:table-cell>
        </table:table-row>
        <table:table-row table:style-name="ro1">
          <table:table-cell office:value-type="string" calcext:value-type="string">
            <text:p>ERR562459</text:p>
          </table:table-cell>
          <table:table-cell office:value-type="float" office:value="-16.9581" calcext:value-type="float">
            <text:p>-16.9581</text:p>
          </table:table-cell>
          <table:table-cell office:value-type="float" office:value="-100.6588" calcext:value-type="float">
            <text:p>-100.658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2.76873" calcext:value-type="float">
            <text:p>22.76873</text:p>
          </table:table-cell>
          <table:table-cell office:value-type="float" office:value="35.97144" calcext:value-type="float">
            <text:p>35.97144</text:p>
          </table:table-cell>
          <table:table-cell office:value-type="float" office:value="208.8654" calcext:value-type="float">
            <text:p>208.8654</text:p>
          </table:table-cell>
          <table:table-cell office:value-type="float" office:value="2.568726" calcext:value-type="float">
            <text:p>2.568726</text:p>
          </table:table-cell>
          <table:table-cell office:value-type="float" office:value="0.203347" calcext:value-type="float">
            <text:p>0.203347</text:p>
          </table:table-cell>
        </table:table-row>
        <table:table-row table:style-name="ro1">
          <table:table-cell office:value-type="string" calcext:value-type="string">
            <text:p>ERR562427</text:p>
          </table:table-cell>
          <table:table-cell office:value-type="float" office:value="35.759" calcext:value-type="float">
            <text:p>35.759</text:p>
          </table:table-cell>
          <table:table-cell office:value-type="float" office:value="14.2574" calcext:value-type="float">
            <text:p>14.25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.4395" calcext:value-type="float">
            <text:p>21.4395</text:p>
          </table:table-cell>
          <table:table-cell office:value-type="float" office:value="37.89245" calcext:value-type="float">
            <text:p>37.89245</text:p>
          </table:table-cell>
          <table:table-cell office:value-type="float" office:value="207.791417" calcext:value-type="float">
            <text:p>207.791417</text:p>
          </table:table-cell>
          <table:table-cell/>
          <table:table-cell office:value-type="float" office:value="0.048898" calcext:value-type="float">
            <text:p>0.048898</text:p>
          </table:table-cell>
        </table:table-row>
        <table:table-row table:style-name="ro1">
          <table:table-cell office:value-type="string" calcext:value-type="string">
            <text:p>ERR562388</text:p>
          </table:table-cell>
          <table:table-cell office:value-type="float" office:value="-35.1808" calcext:value-type="float">
            <text:p>-35.1808</text:p>
          </table:table-cell>
          <table:table-cell office:value-type="float" office:value="26.2879" calcext:value-type="float">
            <text:p>26.287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1.81684" calcext:value-type="float">
            <text:p>21.81684</text:p>
          </table:table-cell>
          <table:table-cell office:value-type="float" office:value="35.44666" calcext:value-type="float">
            <text:p>35.44666</text:p>
          </table:table-cell>
          <table:table-cell office:value-type="float" office:value="207.0439" calcext:value-type="float">
            <text:p>207.0439</text:p>
          </table:table-cell>
          <table:table-cell/>
          <table:table-cell office:value-type="float" office:value="0.215292" calcext:value-type="float">
            <text:p>0.215292</text:p>
          </table:table-cell>
        </table:table-row>
        <table:table-row table:style-name="ro1">
          <table:table-cell office:value-type="string" calcext:value-type="string">
            <text:p>ERR562712</text:p>
          </table:table-cell>
          <table:table-cell office:value-type="float" office:value="39.0862" calcext:value-type="float">
            <text:p>39.0862</text:p>
          </table:table-cell>
          <table:table-cell office:value-type="float" office:value="5.78" calcext:value-type="float">
            <text:p>5.78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5.946067" calcext:value-type="float">
            <text:p>15.946067</text:p>
          </table:table-cell>
          <table:table-cell office:value-type="float" office:value="37.940067" calcext:value-type="float">
            <text:p>37.940067</text:p>
          </table:table-cell>
          <table:table-cell table:number-columns-repeated="2"/>
          <table:table-cell office:value-type="float" office:value="0.407467" calcext:value-type="float">
            <text:p>0.407467</text:p>
          </table:table-cell>
        </table:table-row>
        <table:table-row table:style-name="ro1">
          <table:table-cell office:value-type="string" calcext:value-type="string">
            <text:p>ERR562651</text:p>
          </table:table-cell>
          <table:table-cell office:value-type="float" office:value="-8.9948" calcext:value-type="float">
            <text:p>-8.9948</text:p>
          </table:table-cell>
          <table:table-cell office:value-type="float" office:value="-139.2172" calcext:value-type="float">
            <text:p>-139.217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5644" calcext:value-type="float">
            <text:p>26.5644</text:p>
          </table:table-cell>
          <table:table-cell office:value-type="float" office:value="35.363833" calcext:value-type="float">
            <text:p>35.363833</text:p>
          </table:table-cell>
          <table:table-cell office:value-type="float" office:value="186.984333" calcext:value-type="float">
            <text:p>186.984333</text:p>
          </table:table-cell>
          <table:table-cell office:value-type="float" office:value="5.948386" calcext:value-type="float">
            <text:p>5.948386</text:p>
          </table:table-cell>
          <table:table-cell office:value-type="float" office:value="0.138982" calcext:value-type="float">
            <text:p>0.138982</text:p>
          </table:table-cell>
        </table:table-row>
        <table:table-row table:style-name="ro1">
          <table:table-cell office:value-type="string" calcext:value-type="string">
            <text:p>ERR562677</text:p>
          </table:table-cell>
          <table:table-cell office:value-type="float" office:value="-9.0063" calcext:value-type="float">
            <text:p>-9.0063</text:p>
          </table:table-cell>
          <table:table-cell office:value-type="float" office:value="-139.1394" calcext:value-type="float">
            <text:p>-139.1394</text:p>
          </table:table-cell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4.69625" calcext:value-type="float">
            <text:p>24.69625</text:p>
          </table:table-cell>
          <table:table-cell office:value-type="float" office:value="36.097575" calcext:value-type="float">
            <text:p>36.097575</text:p>
          </table:table-cell>
          <table:table-cell office:value-type="float" office:value="179.916875" calcext:value-type="float">
            <text:p>179.916875</text:p>
          </table:table-cell>
          <table:table-cell office:value-type="float" office:value="2.333576" calcext:value-type="float">
            <text:p>2.333576</text:p>
          </table:table-cell>
          <table:table-cell office:value-type="float" office:value="0.295808" calcext:value-type="float">
            <text:p>0.295808</text:p>
          </table:table-cell>
        </table:table-row>
        <table:table-row table:style-name="ro1">
          <table:table-cell office:value-type="string" calcext:value-type="string">
            <text:p>ERR562374</text:p>
          </table:table-cell>
          <table:table-cell office:value-type="float" office:value="14.5644" calcext:value-type="float">
            <text:p>14.5644</text:p>
          </table:table-cell>
          <table:table-cell office:value-type="float" office:value="70.0096" calcext:value-type="float">
            <text:p>70.009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48675" calcext:value-type="float">
            <text:p>25.48675</text:p>
          </table:table-cell>
          <table:table-cell office:value-type="float" office:value="36.27325" calcext:value-type="float">
            <text:p>36.27325</text:p>
          </table:table-cell>
          <table:table-cell office:value-type="float" office:value="82.928" calcext:value-type="float">
            <text:p>82.928</text:p>
          </table:table-cell>
          <table:table-cell office:value-type="float" office:value="10.372569" calcext:value-type="float">
            <text:p>10.372569</text:p>
          </table:table-cell>
          <table:table-cell office:value-type="float" office:value="0.348912" calcext:value-type="float">
            <text:p>0.348912</text:p>
          </table:table-cell>
        </table:table-row>
        <table:table-row table:style-name="ro1">
          <table:table-cell office:value-type="string" calcext:value-type="string">
            <text:p>ERR562636</text:p>
          </table:table-cell>
          <table:table-cell office:value-type="float" office:value="-29.5333" calcext:value-type="float">
            <text:p>-29.5333</text:p>
          </table:table-cell>
          <table:table-cell office:value-type="float" office:value="37.9117" calcext:value-type="float">
            <text:p>37.911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250309" calcext:value-type="float">
            <text:p>22.250309</text:p>
          </table:table-cell>
          <table:table-cell office:value-type="float" office:value="35.335545" calcext:value-type="float">
            <text:p>35.335545</text:p>
          </table:table-cell>
          <table:table-cell office:value-type="float" office:value="207.446227" calcext:value-type="float">
            <text:p>207.446227</text:p>
          </table:table-cell>
          <table:table-cell office:value-type="float" office:value="-0.112031" calcext:value-type="float">
            <text:p>-0.112031</text:p>
          </table:table-cell>
          <table:table-cell office:value-type="float" office:value="0.214573" calcext:value-type="float">
            <text:p>0.214573</text:p>
          </table:table-cell>
        </table:table-row>
        <table:table-row table:style-name="ro1">
          <table:table-cell office:value-type="string" calcext:value-type="string">
            <text:p>ERR562700</text:p>
          </table:table-cell>
          <table:table-cell office:value-type="float" office:value="-8.9971" calcext:value-type="float">
            <text:p>-8.9971</text:p>
          </table:table-cell>
          <table:table-cell office:value-type="float" office:value="-139.1963" calcext:value-type="float">
            <text:p>-139.196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54413" calcext:value-type="float">
            <text:p>26.54413</text:p>
          </table:table-cell>
          <table:table-cell office:value-type="float" office:value="35.3662" calcext:value-type="float">
            <text:p>35.3662</text:p>
          </table:table-cell>
          <table:table-cell office:value-type="float" office:value="186.2407" calcext:value-type="float">
            <text:p>186.2407</text:p>
          </table:table-cell>
          <table:table-cell office:value-type="float" office:value="3.986359" calcext:value-type="float">
            <text:p>3.986359</text:p>
          </table:table-cell>
          <table:table-cell office:value-type="float" office:value="0.166512" calcext:value-type="float">
            <text:p>0.166512</text:p>
          </table:table-cell>
        </table:table-row>
        <table:table-row table:style-name="ro1">
          <table:table-cell office:value-type="string" calcext:value-type="string">
            <text:p>ERR562566</text:p>
          </table:table-cell>
          <table:table-cell office:value-type="float" office:value="39.1633" calcext:value-type="float">
            <text:p>39.1633</text:p>
          </table:table-cell>
          <table:table-cell office:value-type="float" office:value="5.916" calcext:value-type="float">
            <text:p>5.91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3.8526" calcext:value-type="float">
            <text:p>23.8526</text:p>
          </table:table-cell>
          <table:table-cell office:value-type="float" office:value="37.9751" calcext:value-type="float">
            <text:p>37.9751</text:p>
          </table:table-cell>
          <table:table-cell table:number-columns-repeated="2"/>
          <table:table-cell office:value-type="float" office:value="-0.0247" calcext:value-type="float">
            <text:p>-0.0247</text:p>
          </table:table-cell>
        </table:table-row>
        <table:table-row table:style-name="ro1">
          <table:table-cell office:value-type="string" calcext:value-type="string">
            <text:p>ERR562392</text:p>
          </table:table-cell>
          <table:table-cell office:value-type="float" office:value="22.1233" calcext:value-type="float">
            <text:p>22.1233</text:p>
          </table:table-cell>
          <table:table-cell office:value-type="float" office:value="38.1983" calcext:value-type="float">
            <text:p>38.1983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7.13995" calcext:value-type="float">
            <text:p>27.13995</text:p>
          </table:table-cell>
          <table:table-cell office:value-type="float" office:value="38.98795" calcext:value-type="float">
            <text:p>38.98795</text:p>
          </table:table-cell>
          <table:table-cell office:value-type="float" office:value="184.704" calcext:value-type="float">
            <text:p>184.704</text:p>
          </table:table-cell>
          <table:table-cell office:value-type="float" office:value="0.04326" calcext:value-type="float">
            <text:p>0.04326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ERR562386</text:p>
          </table:table-cell>
          <table:table-cell office:value-type="float" office:value="-20.9354" calcext:value-type="float">
            <text:p>-20.9354</text:p>
          </table:table-cell>
          <table:table-cell office:value-type="float" office:value="-35.1803" calcext:value-type="float">
            <text:p>-35.180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3.349542" calcext:value-type="float">
            <text:p>23.349542</text:p>
          </table:table-cell>
          <table:table-cell office:value-type="float" office:value="37.101367" calcext:value-type="float">
            <text:p>37.101367</text:p>
          </table:table-cell>
          <table:table-cell office:value-type="float" office:value="206.194333" calcext:value-type="float">
            <text:p>206.194333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33622" calcext:value-type="float">
            <text:p>0.033622</text:p>
          </table:table-cell>
        </table:table-row>
        <table:table-row table:style-name="ro1">
          <table:table-cell office:value-type="string" calcext:value-type="string">
            <text:p>ERR562515</text:p>
          </table:table-cell>
          <table:table-cell office:value-type="float" office:value="33.9178" calcext:value-type="float">
            <text:p>33.9178</text:p>
          </table:table-cell>
          <table:table-cell office:value-type="float" office:value="32.8849" calcext:value-type="float">
            <text:p>32.88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.45375" calcext:value-type="float">
            <text:p>20.45375</text:p>
          </table:table-cell>
          <table:table-cell office:value-type="float" office:value="39.425058" calcext:value-type="float">
            <text:p>39.425058</text:p>
          </table:table-cell>
          <table:table-cell office:value-type="float" office:value="207.567167" calcext:value-type="float">
            <text:p>207.567167</text:p>
          </table:table-cell>
          <table:table-cell office:value-type="float" office:value="-0.74885" calcext:value-type="float">
            <text:p>-0.74885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ERR562537</text:p>
          </table:table-cell>
          <table:table-cell office:value-type="float" office:value="-35.1728" calcext:value-type="float">
            <text:p>-35.1728</text:p>
          </table:table-cell>
          <table:table-cell office:value-type="float" office:value="26.2868" calcext:value-type="float">
            <text:p>26.2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.81684" calcext:value-type="float">
            <text:p>21.81684</text:p>
          </table:table-cell>
          <table:table-cell office:value-type="float" office:value="35.44666" calcext:value-type="float">
            <text:p>35.44666</text:p>
          </table:table-cell>
          <table:table-cell office:value-type="float" office:value="207.0439" calcext:value-type="float">
            <text:p>207.0439</text:p>
          </table:table-cell>
          <table:table-cell/>
          <table:table-cell office:value-type="float" office:value="0.215292" calcext:value-type="float">
            <text:p>0.215292</text:p>
          </table:table-cell>
        </table:table-row>
        <table:table-row table:style-name="ro1">
          <table:table-cell office:value-type="string" calcext:value-type="string">
            <text:p>ERR562585</text:p>
          </table:table-cell>
          <table:table-cell office:value-type="float" office:value="33.9179" calcext:value-type="float">
            <text:p>33.9179</text:p>
          </table:table-cell>
          <table:table-cell office:value-type="float" office:value="32.898" calcext:value-type="float">
            <text:p>32.89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460612" calcext:value-type="float">
            <text:p>20.460612</text:p>
          </table:table-cell>
          <table:table-cell office:value-type="float" office:value="39.425208" calcext:value-type="float">
            <text:p>39.425208</text:p>
          </table:table-cell>
          <table:table-cell office:value-type="float" office:value="207.738375" calcext:value-type="float">
            <text:p>207.738375</text:p>
          </table:table-cell>
          <table:table-cell office:value-type="float" office:value="-0.447961" calcext:value-type="float">
            <text:p>-0.447961</text:p>
          </table:table-cell>
          <table:table-cell office:value-type="float" office:value="0.01585" calcext:value-type="float">
            <text:p>0.01585</text:p>
          </table:table-cell>
        </table:table-row>
        <table:table-row table:style-name="ro1">
          <table:table-cell office:value-type="string" calcext:value-type="string">
            <text:p>ERR562581</text:p>
          </table:table-cell>
          <table:table-cell office:value-type="float" office:value="-32.12" calcext:value-type="float">
            <text:p>-32.12</text:p>
          </table:table-cell>
          <table:table-cell office:value-type="float" office:value="17.6987" calcext:value-type="float">
            <text:p>17.69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.881967" calcext:value-type="float">
            <text:p>12.881967</text:p>
          </table:table-cell>
          <table:table-cell office:value-type="float" office:value="34.849892" calcext:value-type="float">
            <text:p>34.849892</text:p>
          </table:table-cell>
          <table:table-cell office:value-type="float" office:value="250.060667" calcext:value-type="float">
            <text:p>250.060667</text:p>
          </table:table-cell>
          <table:table-cell office:value-type="float" office:value="0.517466" calcext:value-type="float">
            <text:p>0.517466</text:p>
          </table:table-cell>
          <table:table-cell office:value-type="float" office:value="1.331539" calcext:value-type="float">
            <text:p>1.331539</text:p>
          </table:table-cell>
        </table:table-row>
        <table:table-row table:style-name="ro1">
          <table:table-cell office:value-type="string" calcext:value-type="string">
            <text:p>ERR562611</text:p>
          </table:table-cell>
          <table:table-cell office:value-type="float" office:value="-20.4091" calcext:value-type="float">
            <text:p>-20.4091</text:p>
          </table:table-cell>
          <table:table-cell office:value-type="float" office:value="-3.1759" calcext:value-type="float">
            <text:p>-3.175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9.776808" calcext:value-type="float">
            <text:p>19.776808</text:p>
          </table:table-cell>
          <table:table-cell office:value-type="float" office:value="36.376225" calcext:value-type="float">
            <text:p>36.376225</text:p>
          </table:table-cell>
          <table:table-cell office:value-type="float" office:value="215.650833" calcext:value-type="float">
            <text:p>215.650833</text:p>
          </table:table-cell>
          <table:table-cell office:value-type="float" office:value="0.168013" calcext:value-type="float">
            <text:p>0.168013</text:p>
          </table:table-cell>
          <table:table-cell office:value-type="float" office:value="0.324315" calcext:value-type="float">
            <text:p>0.324315</text:p>
          </table:table-cell>
        </table:table-row>
        <table:table-row table:style-name="ro1">
          <table:table-cell office:value-type="string" calcext:value-type="string">
            <text:p>ERR562698</text:p>
          </table:table-cell>
          <table:table-cell office:value-type="float" office:value="39.0609" calcext:value-type="float">
            <text:p>39.0609</text:p>
          </table:table-cell>
          <table:table-cell office:value-type="float" office:value="5.9422" calcext:value-type="float">
            <text:p>5.94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151933" calcext:value-type="float">
            <text:p>16.151933</text:p>
          </table:table-cell>
          <table:table-cell office:value-type="float" office:value="37.8232" calcext:value-type="float">
            <text:p>37.8232</text:p>
          </table:table-cell>
          <table:table-cell table:number-columns-repeated="2"/>
          <table:table-cell office:value-type="float" office:value="0.434367" calcext:value-type="float">
            <text:p>0.434367</text:p>
          </table:table-cell>
        </table:table-row>
        <table:table-row table:style-name="ro1">
          <table:table-cell office:value-type="string" calcext:value-type="string">
            <text:p>ERR562576</text:p>
          </table:table-cell>
          <table:table-cell office:value-type="float" office:value="2.0299" calcext:value-type="float">
            <text:p>2.0299</text:p>
          </table:table-cell>
          <table:table-cell office:value-type="float" office:value="-84.5546" calcext:value-type="float">
            <text:p>-84.5546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6.532035" calcext:value-type="float">
            <text:p>26.532035</text:p>
          </table:table-cell>
          <table:table-cell office:value-type="float" office:value="34.344808" calcext:value-type="float">
            <text:p>34.344808</text:p>
          </table:table-cell>
          <table:table-cell office:value-type="float" office:value="203.127654" calcext:value-type="float">
            <text:p>203.127654</text:p>
          </table:table-cell>
          <table:table-cell office:value-type="float" office:value="3.886605" calcext:value-type="float">
            <text:p>3.886605</text:p>
          </table:table-cell>
          <table:table-cell office:value-type="float" office:value="0.737378" calcext:value-type="float">
            <text:p>0.737378</text:p>
          </table:table-cell>
        </table:table-row>
        <table:table-row table:style-name="ro1">
          <table:table-cell office:value-type="string" calcext:value-type="string">
            <text:p>ERR562594</text:p>
          </table:table-cell>
          <table:table-cell office:value-type="float" office:value="41.6686" calcext:value-type="float">
            <text:p>41.6686</text:p>
          </table:table-cell>
          <table:table-cell office:value-type="float" office:value="2.7996" calcext:value-type="float">
            <text:p>2.79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397</text:p>
          </table:table-cell>
          <table:table-cell office:value-type="float" office:value="-30.1872" calcext:value-type="float">
            <text:p>-30.1872</text:p>
          </table:table-cell>
          <table:table-cell office:value-type="float" office:value="-43.2834" calcext:value-type="float">
            <text:p>-43.283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9.854083" calcext:value-type="float">
            <text:p>19.854083</text:p>
          </table:table-cell>
          <table:table-cell office:value-type="float" office:value="36.32425" calcext:value-type="float">
            <text:p>36.32425</text:p>
          </table:table-cell>
          <table:table-cell office:value-type="float" office:value="221.47475" calcext:value-type="float">
            <text:p>221.47475</text:p>
          </table:table-cell>
          <table:table-cell office:value-type="float" office:value="-0.385346" calcext:value-type="float">
            <text:p>-0.385346</text:p>
          </table:table-cell>
          <table:table-cell office:value-type="float" office:value="0.053173" calcext:value-type="float">
            <text:p>0.053173</text:p>
          </table:table-cell>
        </table:table-row>
        <table:table-row table:style-name="ro1">
          <table:table-cell office:value-type="string" calcext:value-type="string">
            <text:p>ERR562475</text:p>
          </table:table-cell>
          <table:table-cell office:value-type="float" office:value="39.0609" calcext:value-type="float">
            <text:p>39.0609</text:p>
          </table:table-cell>
          <table:table-cell office:value-type="float" office:value="5.9422" calcext:value-type="float">
            <text:p>5.9422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6.151933" calcext:value-type="float">
            <text:p>16.151933</text:p>
          </table:table-cell>
          <table:table-cell office:value-type="float" office:value="37.8232" calcext:value-type="float">
            <text:p>37.8232</text:p>
          </table:table-cell>
          <table:table-cell table:number-columns-repeated="2"/>
          <table:table-cell office:value-type="float" office:value="0.434367" calcext:value-type="float">
            <text:p>0.434367</text:p>
          </table:table-cell>
        </table:table-row>
        <table:table-row table:style-name="ro1">
          <table:table-cell office:value-type="string" calcext:value-type="string">
            <text:p>ERR562646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69.9776" calcext:value-type="float">
            <text:p>69.977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9.089367" calcext:value-type="float">
            <text:p>29.089367</text:p>
          </table:table-cell>
          <table:table-cell office:value-type="float" office:value="36.024883" calcext:value-type="float">
            <text:p>36.024883</text:p>
          </table:table-cell>
          <table:table-cell office:value-type="float" office:value="187.42925" calcext:value-type="float">
            <text:p>187.42925</text:p>
          </table:table-cell>
          <table:table-cell office:value-type="float" office:value="-1.343153" calcext:value-type="float">
            <text:p>-1.343153</text:p>
          </table:table-cell>
          <table:table-cell office:value-type="float" office:value="0.020173" calcext:value-type="float">
            <text:p>0.020173</text:p>
          </table:table-cell>
        </table:table-row>
        <table:table-row table:style-name="ro1">
          <table:table-cell office:value-type="string" calcext:value-type="string">
            <text:p>ERR562510</text:p>
          </table:table-cell>
          <table:table-cell office:value-type="float" office:value="35.7405" calcext:value-type="float">
            <text:p>35.7405</text:p>
          </table:table-cell>
          <table:table-cell office:value-type="float" office:value="14.3238" calcext:value-type="float">
            <text:p>14.323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703</text:p>
          </table:table-cell>
          <table:table-cell office:value-type="float" office:value="-9.0727" calcext:value-type="float">
            <text:p>-9.0727</text:p>
          </table:table-cell>
          <table:table-cell office:value-type="float" office:value="-140.5922" calcext:value-type="float">
            <text:p>-140.5922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460</text:p>
          </table:table-cell>
          <table:table-cell office:value-type="float" office:value="-13.0023" calcext:value-type="float">
            <text:p>-13.0023</text:p>
          </table:table-cell>
          <table:table-cell office:value-type="float" office:value="-95.9759" calcext:value-type="float">
            <text:p>-95.975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5.2512" calcext:value-type="float">
            <text:p>25.2512</text:p>
          </table:table-cell>
          <table:table-cell office:value-type="float" office:value="35.835267" calcext:value-type="float">
            <text:p>35.835267</text:p>
          </table:table-cell>
          <table:table-cell office:value-type="float" office:value="200.233917" calcext:value-type="float">
            <text:p>200.233917</text:p>
          </table:table-cell>
          <table:table-cell office:value-type="float" office:value="4.590737" calcext:value-type="float">
            <text:p>4.590737</text:p>
          </table:table-cell>
          <table:table-cell office:value-type="float" office:value="0.287892" calcext:value-type="float">
            <text:p>0.287892</text:p>
          </table:table-cell>
        </table:table-row>
        <table:table-row table:style-name="ro1">
          <table:table-cell office:value-type="string" calcext:value-type="string">
            <text:p>ERR562655</text:p>
          </table:table-cell>
          <table:table-cell office:value-type="float" office:value="18.5745" calcext:value-type="float">
            <text:p>18.5745</text:p>
          </table:table-cell>
          <table:table-cell office:value-type="float" office:value="66.4895" calcext:value-type="float">
            <text:p>66.48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97" calcext:value-type="float">
            <text:p>26.897</text:p>
          </table:table-cell>
          <table:table-cell office:value-type="float" office:value="36.2986" calcext:value-type="float">
            <text:p>36.2986</text:p>
          </table:table-cell>
          <table:table-cell office:value-type="float" office:value="193.990333" calcext:value-type="float">
            <text:p>193.990333</text:p>
          </table:table-cell>
          <table:table-cell office:value-type="float" office:value="-1.006357" calcext:value-type="float">
            <text:p>-1.006357</text:p>
          </table:table-cell>
          <table:table-cell office:value-type="float" office:value="0.134262" calcext:value-type="float">
            <text:p>0.134262</text:p>
          </table:table-cell>
        </table:table-row>
        <table:table-row table:style-name="ro1">
          <table:table-cell office:value-type="string" calcext:value-type="string">
            <text:p>ERR562670</text:p>
          </table:table-cell>
          <table:table-cell office:value-type="float" office:value="-8.9111" calcext:value-type="float">
            <text:p>-8.9111</text:p>
          </table:table-cell>
          <table:table-cell office:value-type="float" office:value="-142.5571" calcext:value-type="float">
            <text:p>-142.557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780158" calcext:value-type="float">
            <text:p>26.780158</text:p>
          </table:table-cell>
          <table:table-cell office:value-type="float" office:value="35.427733" calcext:value-type="float">
            <text:p>35.427733</text:p>
          </table:table-cell>
          <table:table-cell office:value-type="float" office:value="187.302833" calcext:value-type="float">
            <text:p>187.302833</text:p>
          </table:table-cell>
          <table:table-cell office:value-type="float" office:value="4.985942" calcext:value-type="float">
            <text:p>4.985942</text:p>
          </table:table-cell>
          <table:table-cell office:value-type="float" office:value="0.233673" calcext:value-type="float">
            <text:p>0.233673</text:p>
          </table:table-cell>
        </table:table-row>
        <table:table-row table:style-name="ro1">
          <table:table-cell office:value-type="string" calcext:value-type="string">
            <text:p>ERR562462</text:p>
          </table:table-cell>
          <table:table-cell office:value-type="float" office:value="18.4183" calcext:value-type="float">
            <text:p>18.4183</text:p>
          </table:table-cell>
          <table:table-cell office:value-type="float" office:value="39.865" calcext:value-type="float">
            <text:p>39.8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539945" calcext:value-type="float">
            <text:p>27.539945</text:p>
          </table:table-cell>
          <table:table-cell office:value-type="float" office:value="38.874264" calcext:value-type="float">
            <text:p>38.874264</text:p>
          </table:table-cell>
          <table:table-cell office:value-type="float" office:value="176.693523" calcext:value-type="float">
            <text:p>176.693523</text:p>
          </table:table-cell>
          <table:table-cell office:value-type="float" office:value="-0.067251" calcext:value-type="float">
            <text:p>-0.067251</text:p>
          </table:table-cell>
          <table:table-cell office:value-type="float" office:value="0.162554" calcext:value-type="float">
            <text:p>0.162554</text:p>
          </table:table-cell>
        </table:table-row>
        <table:table-row table:style-name="ro1">
          <table:table-cell office:value-type="string" calcext:value-type="string">
            <text:p>ERR562496</text:p>
          </table:table-cell>
          <table:table-cell office:value-type="float" office:value="-31.0536" calcext:value-type="float">
            <text:p>-31.0536</text:p>
          </table:table-cell>
          <table:table-cell office:value-type="float" office:value="4.6742" calcext:value-type="float">
            <text:p>4.67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948525" calcext:value-type="float">
            <text:p>16.948525</text:p>
          </table:table-cell>
          <table:table-cell office:value-type="float" office:value="35.690458" calcext:value-type="float">
            <text:p>35.690458</text:p>
          </table:table-cell>
          <table:table-cell office:value-type="float" office:value="234.236" calcext:value-type="float">
            <text:p>234.236</text:p>
          </table:table-cell>
          <table:table-cell office:value-type="float" office:value="2.096308" calcext:value-type="float">
            <text:p>2.096308</text:p>
          </table:table-cell>
          <table:table-cell office:value-type="float" office:value="0.545147" calcext:value-type="float">
            <text:p>0.545147</text:p>
          </table:table-cell>
        </table:table-row>
        <table:table-row table:style-name="ro1">
          <table:table-cell office:value-type="string" calcext:value-type="string">
            <text:p>ERR562639</text:p>
          </table:table-cell>
          <table:table-cell office:value-type="float" office:value="39.4046" calcext:value-type="float">
            <text:p>39.4046</text:p>
          </table:table-cell>
          <table:table-cell office:value-type="float" office:value="19.3886" calcext:value-type="float">
            <text:p>19.388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5.771337" calcext:value-type="float">
            <text:p>15.771337</text:p>
          </table:table-cell>
          <table:table-cell office:value-type="float" office:value="38.413912" calcext:value-type="float">
            <text:p>38.413912</text:p>
          </table:table-cell>
          <table:table-cell office:value-type="float" office:value="236.70925" calcext:value-type="float">
            <text:p>236.70925</text:p>
          </table:table-cell>
          <table:table-cell/>
          <table:table-cell office:value-type="float" office:value="0.175103" calcext:value-type="float">
            <text:p>0.175103</text:p>
          </table:table-cell>
        </table:table-row>
        <table:table-row table:style-name="ro1">
          <table:table-cell office:value-type="string" calcext:value-type="string">
            <text:p>ERR562423</text:p>
          </table:table-cell>
          <table:table-cell office:value-type="float" office:value="6.0019" calcext:value-type="float">
            <text:p>6.0019</text:p>
          </table:table-cell>
          <table:table-cell office:value-type="float" office:value="73.8949" calcext:value-type="float">
            <text:p>73.89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9.980283" calcext:value-type="float">
            <text:p>29.980283</text:p>
          </table:table-cell>
          <table:table-cell office:value-type="float" office:value="34.56155" calcext:value-type="float">
            <text:p>34.56155</text:p>
          </table:table-cell>
          <table:table-cell office:value-type="float" office:value="189.25475" calcext:value-type="float">
            <text:p>189.25475</text:p>
          </table:table-cell>
          <table:table-cell office:value-type="float" office:value="-1.47882" calcext:value-type="float">
            <text:p>-1.47882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string" calcext:value-type="string">
            <text:p>ERR562448</text:p>
          </table:table-cell>
          <table:table-cell office:value-type="float" office:value="35.7444" calcext:value-type="float">
            <text:p>35.7444</text:p>
          </table:table-cell>
          <table:table-cell office:value-type="float" office:value="14.3083" calcext:value-type="float">
            <text:p>14.308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598</text:p>
          </table:table-cell>
          <table:table-cell office:value-type="float" office:value="2.0218" calcext:value-type="float">
            <text:p>2.0218</text:p>
          </table:table-cell>
          <table:table-cell office:value-type="float" office:value="-84.5652" calcext:value-type="float">
            <text:p>-84.56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61049" calcext:value-type="float">
            <text:p>27.61049</text:p>
          </table:table-cell>
          <table:table-cell office:value-type="float" office:value="33.46018" calcext:value-type="float">
            <text:p>33.46018</text:p>
          </table:table-cell>
          <table:table-cell office:value-type="float" office:value="203.11935" calcext:value-type="float">
            <text:p>203.11935</text:p>
          </table:table-cell>
          <table:table-cell office:value-type="float" office:value="1.072909" calcext:value-type="float">
            <text:p>1.072909</text:p>
          </table:table-cell>
          <table:table-cell office:value-type="float" office:value="0.321279" calcext:value-type="float">
            <text:p>0.321279</text:p>
          </table:table-cell>
        </table:table-row>
        <table:table-row table:style-name="ro1">
          <table:table-cell office:value-type="string" calcext:value-type="string">
            <text:p>ERR562678</text:p>
          </table:table-cell>
          <table:table-cell office:value-type="float" office:value="23.4183" calcext:value-type="float">
            <text:p>23.4183</text:p>
          </table:table-cell>
          <table:table-cell office:value-type="float" office:value="37.245" calcext:value-type="float">
            <text:p>37.245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050367" calcext:value-type="float">
            <text:p>26.050367</text:p>
          </table:table-cell>
          <table:table-cell office:value-type="float" office:value="40.196433" calcext:value-type="float">
            <text:p>40.196433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.201064" calcext:value-type="float">
            <text:p>1.201064</text:p>
          </table:table-cell>
          <table:table-cell office:value-type="float" office:value="0.224444" calcext:value-type="float">
            <text:p>0.224444</text:p>
          </table:table-cell>
        </table:table-row>
        <table:table-row table:style-name="ro1">
          <table:table-cell office:value-type="string" calcext:value-type="string">
            <text:p>ERR562509</text:p>
          </table:table-cell>
          <table:table-cell office:value-type="float" office:value="-9.1508" calcext:value-type="float">
            <text:p>-9.1508</text:p>
          </table:table-cell>
          <table:table-cell office:value-type="float" office:value="-140.4969" calcext:value-type="float">
            <text:p>-140.496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520483" calcext:value-type="float">
            <text:p>26.520483</text:p>
          </table:table-cell>
          <table:table-cell office:value-type="float" office:value="35.384483" calcext:value-type="float">
            <text:p>35.384483</text:p>
          </table:table-cell>
          <table:table-cell office:value-type="float" office:value="190.7865" calcext:value-type="float">
            <text:p>190.7865</text:p>
          </table:table-cell>
          <table:table-cell office:value-type="float" office:value="5.053192" calcext:value-type="float">
            <text:p>5.053192</text:p>
          </table:table-cell>
          <table:table-cell office:value-type="float" office:value="0.263712" calcext:value-type="float">
            <text:p>0.263712</text:p>
          </table:table-cell>
        </table:table-row>
        <table:table-row table:style-name="ro1">
          <table:table-cell office:value-type="string" calcext:value-type="string">
            <text:p>ERR562580</text:p>
          </table:table-cell>
          <table:table-cell office:value-type="float" office:value="-21.092" calcext:value-type="float">
            <text:p>-21.092</text:p>
          </table:table-cell>
          <table:table-cell office:value-type="float" office:value="-35.417" calcext:value-type="float">
            <text:p>-35.417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.754043" calcext:value-type="float">
            <text:p>21.754043</text:p>
          </table:table-cell>
          <table:table-cell office:value-type="float" office:value="36.760054" calcext:value-type="float">
            <text:p>36.760054</text:p>
          </table:table-cell>
          <table:table-cell office:value-type="float" office:value="201.656679" calcext:value-type="float">
            <text:p>201.656679</text:p>
          </table:table-cell>
          <table:table-cell office:value-type="float" office:value="0.669548" calcext:value-type="float">
            <text:p>0.669548</text:p>
          </table:table-cell>
          <table:table-cell office:value-type="float" office:value="0.167522" calcext:value-type="float">
            <text:p>0.167522</text:p>
          </table:table-cell>
        </table:table-row>
        <table:table-row table:style-name="ro1">
          <table:table-cell office:value-type="string" calcext:value-type="string">
            <text:p>ERR562691</text:p>
          </table:table-cell>
          <table:table-cell office:value-type="float" office:value="23.41" calcext:value-type="float">
            <text:p>23.41</text:p>
          </table:table-cell>
          <table:table-cell office:value-type="float" office:value="37.2383" calcext:value-type="float">
            <text:p>37.238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140876" calcext:value-type="float">
            <text:p>26.140876</text:p>
          </table:table-cell>
          <table:table-cell office:value-type="float" office:value="40.178726" calcext:value-type="float">
            <text:p>40.178726</text:p>
          </table:table-cell>
          <table:table-cell office:value-type="float" office:value="181.68816" calcext:value-type="float">
            <text:p>181.68816</text:p>
          </table:table-cell>
          <table:table-cell office:value-type="float" office:value="0.218477" calcext:value-type="float">
            <text:p>0.218477</text:p>
          </table:table-cell>
          <table:table-cell office:value-type="float" office:value="0.208139" calcext:value-type="float">
            <text:p>0.208139</text:p>
          </table:table-cell>
        </table:table-row>
        <table:table-row table:style-name="ro1">
          <table:table-cell office:value-type="string" calcext:value-type="string">
            <text:p>ERR562662</text:p>
          </table:table-cell>
          <table:table-cell office:value-type="float" office:value="37.4532" calcext:value-type="float">
            <text:p>37.4532</text:p>
          </table:table-cell>
          <table:table-cell office:value-type="float" office:value="15.4596" calcext:value-type="float">
            <text:p>15.4596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8.24971" calcext:value-type="float">
            <text:p>18.24971</text:p>
          </table:table-cell>
          <table:table-cell office:value-type="float" office:value="38.262447" calcext:value-type="float">
            <text:p>38.262447</text:p>
          </table:table-cell>
          <table:table-cell office:value-type="float" office:value="220.830542" calcext:value-type="float">
            <text:p>220.830542</text:p>
          </table:table-cell>
          <table:table-cell/>
          <table:table-cell office:value-type="float" office:value="0.154014" calcext:value-type="float">
            <text:p>0.154014</text:p>
          </table:table-cell>
        </table:table-row>
        <table:table-row table:style-name="ro1">
          <table:table-cell office:value-type="string" calcext:value-type="string">
            <text:p>ERR562402</text:p>
          </table:table-cell>
          <table:table-cell office:value-type="float" office:value="-30.1403" calcext:value-type="float">
            <text:p>-30.1403</text:p>
          </table:table-cell>
          <table:table-cell office:value-type="float" office:value="-43.2641" calcext:value-type="float">
            <text:p>-43.264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9.33485" calcext:value-type="float">
            <text:p>19.33485</text:p>
          </table:table-cell>
          <table:table-cell office:value-type="float" office:value="36.282975" calcext:value-type="float">
            <text:p>36.282975</text:p>
          </table:table-cell>
          <table:table-cell office:value-type="float" office:value="216.2725" calcext:value-type="float">
            <text:p>216.2725</text:p>
          </table:table-cell>
          <table:table-cell office:value-type="float" office:value="-0.409573" calcext:value-type="float">
            <text:p>-0.409573</text:p>
          </table:table-cell>
          <table:table-cell office:value-type="float" office:value="0.256037" calcext:value-type="float">
            <text:p>0.256037</text:p>
          </table:table-cell>
        </table:table-row>
        <table:table-row table:style-name="ro1">
          <table:table-cell office:value-type="string" calcext:value-type="string">
            <text:p>ERR562595</text:p>
          </table:table-cell>
          <table:table-cell office:value-type="float" office:value="39.0856" calcext:value-type="float">
            <text:p>39.0856</text:p>
          </table:table-cell>
          <table:table-cell office:value-type="float" office:value="5.7927" calcext:value-type="float">
            <text:p>5.792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3.8526" calcext:value-type="float">
            <text:p>23.8526</text:p>
          </table:table-cell>
          <table:table-cell office:value-type="float" office:value="37.9751" calcext:value-type="float">
            <text:p>37.9751</text:p>
          </table:table-cell>
          <table:table-cell table:number-columns-repeated="2"/>
          <table:table-cell office:value-type="float" office:value="-0.0247" calcext:value-type="float">
            <text:p>-0.0247</text:p>
          </table:table-cell>
        </table:table-row>
        <table:table-row table:style-name="ro1">
          <table:table-cell office:value-type="string" calcext:value-type="string">
            <text:p>ERR562695</text:p>
          </table:table-cell>
          <table:table-cell office:value-type="float" office:value="18.5584" calcext:value-type="float">
            <text:p>18.5584</text:p>
          </table:table-cell>
          <table:table-cell office:value-type="float" office:value="66.4725" calcext:value-type="float">
            <text:p>66.472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748267" calcext:value-type="float">
            <text:p>26.748267</text:p>
          </table:table-cell>
          <table:table-cell office:value-type="float" office:value="36.369233" calcext:value-type="float">
            <text:p>36.369233</text:p>
          </table:table-cell>
          <table:table-cell office:value-type="float" office:value="192.536833" calcext:value-type="float">
            <text:p>192.536833</text:p>
          </table:table-cell>
          <table:table-cell office:value-type="float" office:value="-0.737324" calcext:value-type="float">
            <text:p>-0.737324</text:p>
          </table:table-cell>
          <table:table-cell office:value-type="float" office:value="0.242524" calcext:value-type="float">
            <text:p>0.242524</text:p>
          </table:table-cell>
        </table:table-row>
        <table:table-row table:style-name="ro1">
          <table:table-cell office:value-type="string" calcext:value-type="string">
            <text:p>ERR562403</text:p>
          </table:table-cell>
          <table:table-cell office:value-type="float" office:value="-8.8984" calcext:value-type="float">
            <text:p>-8.8984</text:p>
          </table:table-cell>
          <table:table-cell office:value-type="float" office:value="-140.3089" calcext:value-type="float">
            <text:p>-140.30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63952" calcext:value-type="float">
            <text:p>26.63952</text:p>
          </table:table-cell>
          <table:table-cell office:value-type="float" office:value="35.35772" calcext:value-type="float">
            <text:p>35.35772</text:p>
          </table:table-cell>
          <table:table-cell office:value-type="float" office:value="189.8109" calcext:value-type="float">
            <text:p>189.8109</text:p>
          </table:table-cell>
          <table:table-cell office:value-type="float" office:value="5.321003" calcext:value-type="float">
            <text:p>5.321003</text:p>
          </table:table-cell>
          <table:table-cell office:value-type="float" office:value="0.162506" calcext:value-type="float">
            <text:p>0.162506</text:p>
          </table:table-cell>
        </table:table-row>
        <table:table-row table:style-name="ro1">
          <table:table-cell office:value-type="string" calcext:value-type="string">
            <text:p>ERR562597</text:p>
          </table:table-cell>
          <table:table-cell office:value-type="float" office:value="-25.8162" calcext:value-type="float">
            <text:p>-25.8162</text:p>
          </table:table-cell>
          <table:table-cell office:value-type="float" office:value="-111.7349" calcext:value-type="float">
            <text:p>-111.734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.325407" calcext:value-type="float">
            <text:p>20.325407</text:p>
          </table:table-cell>
          <table:table-cell office:value-type="float" office:value="35.874018" calcext:value-type="float">
            <text:p>35.874018</text:p>
          </table:table-cell>
          <table:table-cell office:value-type="float" office:value="212.877257" calcext:value-type="float">
            <text:p>212.877257</text:p>
          </table:table-cell>
          <table:table-cell office:value-type="float" office:value="0.178539" calcext:value-type="float">
            <text:p>0.178539</text:p>
          </table:table-cell>
          <table:table-cell office:value-type="float" office:value="0.138077" calcext:value-type="float">
            <text:p>0.138077</text:p>
          </table:table-cell>
        </table:table-row>
        <table:table-row table:style-name="ro1">
          <table:table-cell office:value-type="string" calcext:value-type="string">
            <text:p>ERR562623</text:p>
          </table:table-cell>
          <table:table-cell office:value-type="float" office:value="14.5536" calcext:value-type="float">
            <text:p>14.5536</text:p>
          </table:table-cell>
          <table:table-cell office:value-type="float" office:value="70.0128" calcext:value-type="float">
            <text:p>70.0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117663" calcext:value-type="float">
            <text:p>27.117663</text:p>
          </table:table-cell>
          <table:table-cell office:value-type="float" office:value="36.496162" calcext:value-type="float">
            <text:p>36.496162</text:p>
          </table:table-cell>
          <table:table-cell office:value-type="float" office:value="148.328125" calcext:value-type="float">
            <text:p>148.328125</text:p>
          </table:table-cell>
          <table:table-cell office:value-type="float" office:value="-0.224514" calcext:value-type="float">
            <text:p>-0.224514</text:p>
          </table:table-cell>
          <table:table-cell office:value-type="float" office:value="0.47554" calcext:value-type="float">
            <text:p>0.47554</text:p>
          </table:table-cell>
        </table:table-row>
        <table:table-row table:style-name="ro1">
          <table:table-cell office:value-type="string" calcext:value-type="string">
            <text:p>ERR562484</text:p>
          </table:table-cell>
          <table:table-cell office:value-type="float" office:value="39.8312" calcext:value-type="float">
            <text:p>39.8312</text:p>
          </table:table-cell>
          <table:table-cell office:value-type="float" office:value="17.3952" calcext:value-type="float">
            <text:p>17.395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7.333408" calcext:value-type="float">
            <text:p>17.333408</text:p>
          </table:table-cell>
          <table:table-cell office:value-type="float" office:value="37.8603" calcext:value-type="float">
            <text:p>37.8603</text:p>
          </table:table-cell>
          <table:table-cell office:value-type="float" office:value="221.516083" calcext:value-type="float">
            <text:p>221.516083</text:p>
          </table:table-cell>
          <table:table-cell/>
          <table:table-cell office:value-type="float" office:value="0.231401" calcext:value-type="float">
            <text:p>0.231401</text:p>
          </table:table-cell>
        </table:table-row>
        <table:table-row table:style-name="ro1">
          <table:table-cell office:value-type="string" calcext:value-type="string">
            <text:p>ERR562421</text:p>
          </table:table-cell>
          <table:table-cell office:value-type="float" office:value="-16.9587" calcext:value-type="float">
            <text:p>-16.9587</text:p>
          </table:table-cell>
          <table:table-cell office:value-type="float" office:value="-100.6751" calcext:value-type="float">
            <text:p>-100.675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.881449" calcext:value-type="float">
            <text:p>19.881449</text:p>
          </table:table-cell>
          <table:table-cell office:value-type="float" office:value="35.687249" calcext:value-type="float">
            <text:p>35.687249</text:p>
          </table:table-cell>
          <table:table-cell office:value-type="float" office:value="211.54555" calcext:value-type="float">
            <text:p>211.54555</text:p>
          </table:table-cell>
          <table:table-cell office:value-type="float" office:value="1.411516" calcext:value-type="float">
            <text:p>1.411516</text:p>
          </table:table-cell>
          <table:table-cell office:value-type="float" office:value="0.378549" calcext:value-type="float">
            <text:p>0.378549</text:p>
          </table:table-cell>
        </table:table-row>
        <table:table-row table:style-name="ro1">
          <table:table-cell office:value-type="string" calcext:value-type="string">
            <text:p>ERR562438</text:p>
          </table:table-cell>
          <table:table-cell office:value-type="float" office:value="-35.2351" calcext:value-type="float">
            <text:p>-35.2351</text:p>
          </table:table-cell>
          <table:table-cell office:value-type="float" office:value="26.3022" calcext:value-type="float">
            <text:p>26.3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1.815767" calcext:value-type="float">
            <text:p>21.815767</text:p>
          </table:table-cell>
          <table:table-cell/>
          <table:table-cell office:value-type="float" office:value="206.596083" calcext:value-type="float">
            <text:p>206.596083</text:p>
          </table:table-cell>
          <table:table-cell/>
          <table:table-cell office:value-type="float" office:value="0.193182" calcext:value-type="float">
            <text:p>0.193182</text:p>
          </table:table-cell>
        </table:table-row>
        <table:table-row table:style-name="ro1">
          <table:table-cell office:value-type="string" calcext:value-type="string">
            <text:p>ERR562688</text:p>
          </table:table-cell>
          <table:table-cell office:value-type="float" office:value="14.5566" calcext:value-type="float">
            <text:p>14.5566</text:p>
          </table:table-cell>
          <table:table-cell office:value-type="float" office:value="70.0107" calcext:value-type="float">
            <text:p>70.0107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12668" calcext:value-type="float">
            <text:p>25.12668</text:p>
          </table:table-cell>
          <table:table-cell office:value-type="float" office:value="36.21833" calcext:value-type="float">
            <text:p>36.21833</text:p>
          </table:table-cell>
          <table:table-cell office:value-type="float" office:value="67.5342" calcext:value-type="float">
            <text:p>67.5342</text:p>
          </table:table-cell>
          <table:table-cell office:value-type="float" office:value="12.570654" calcext:value-type="float">
            <text:p>12.570654</text:p>
          </table:table-cell>
          <table:table-cell office:value-type="float" office:value="0.325434" calcext:value-type="float">
            <text:p>0.325434</text:p>
          </table:table-cell>
        </table:table-row>
        <table:table-row table:style-name="ro1">
          <table:table-cell office:value-type="string" calcext:value-type="string">
            <text:p>ERR562658</text:p>
          </table:table-cell>
          <table:table-cell office:value-type="float" office:value="39.0609" calcext:value-type="float">
            <text:p>39.0609</text:p>
          </table:table-cell>
          <table:table-cell office:value-type="float" office:value="5.9422" calcext:value-type="float">
            <text:p>5.94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151933" calcext:value-type="float">
            <text:p>16.151933</text:p>
          </table:table-cell>
          <table:table-cell office:value-type="float" office:value="37.8232" calcext:value-type="float">
            <text:p>37.8232</text:p>
          </table:table-cell>
          <table:table-cell table:number-columns-repeated="2"/>
          <table:table-cell office:value-type="float" office:value="0.434367" calcext:value-type="float">
            <text:p>0.434367</text:p>
          </table:table-cell>
        </table:table-row>
        <table:table-row table:style-name="ro1">
          <table:table-cell office:value-type="string" calcext:value-type="string">
            <text:p>ERR562456</text:p>
          </table:table-cell>
          <table:table-cell office:value-type="float" office:value="18.5918" calcext:value-type="float">
            <text:p>18.5918</text:p>
          </table:table-cell>
          <table:table-cell office:value-type="float" office:value="66.622" calcext:value-type="float">
            <text:p>66.6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405</text:p>
          </table:table-cell>
          <table:table-cell office:value-type="float" office:value="39.5705" calcext:value-type="float">
            <text:p>39.5705</text:p>
          </table:table-cell>
          <table:table-cell office:value-type="float" office:value="17.4101" calcext:value-type="float">
            <text:p>17.410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7.256933" calcext:value-type="float">
            <text:p>17.256933</text:p>
          </table:table-cell>
          <table:table-cell office:value-type="float" office:value="38.116167" calcext:value-type="float">
            <text:p>38.116167</text:p>
          </table:table-cell>
          <table:table-cell office:value-type="float" office:value="220.987333" calcext:value-type="float">
            <text:p>220.987333</text:p>
          </table:table-cell>
          <table:table-cell/>
          <table:table-cell office:value-type="float" office:value="0.228614" calcext:value-type="float">
            <text:p>0.228614</text:p>
          </table:table-cell>
        </table:table-row>
        <table:table-row table:style-name="ro1">
          <table:table-cell office:value-type="string" calcext:value-type="string">
            <text:p>ERR562401</text:p>
          </table:table-cell>
          <table:table-cell office:value-type="float" office:value="-8.7296" calcext:value-type="float">
            <text:p>-8.7296</text:p>
          </table:table-cell>
          <table:table-cell office:value-type="float" office:value="-17.9604" calcext:value-type="float">
            <text:p>-17.960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4.112672" calcext:value-type="float">
            <text:p>24.112672</text:p>
          </table:table-cell>
          <table:table-cell office:value-type="float" office:value="36.603343" calcext:value-type="float">
            <text:p>36.603343</text:p>
          </table:table-cell>
          <table:table-cell office:value-type="float" office:value="194.428431" calcext:value-type="float">
            <text:p>194.428431</text:p>
          </table:table-cell>
          <table:table-cell office:value-type="float" office:value="0.241265" calcext:value-type="float">
            <text:p>0.241265</text:p>
          </table:table-cell>
          <table:table-cell office:value-type="float" office:value="0.263939" calcext:value-type="float">
            <text:p>0.263939</text:p>
          </table:table-cell>
        </table:table-row>
        <table:table-row table:style-name="ro1">
          <table:table-cell office:value-type="string" calcext:value-type="string">
            <text:p>ERR562430</text:p>
          </table:table-cell>
          <table:table-cell office:value-type="float" office:value="-16.9616" calcext:value-type="float">
            <text:p>-16.9616</text:p>
          </table:table-cell>
          <table:table-cell office:value-type="float" office:value="53.9541" calcext:value-type="float">
            <text:p>53.95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933337" calcext:value-type="float">
            <text:p>27.933337</text:p>
          </table:table-cell>
          <table:table-cell office:value-type="float" office:value="34.559913" calcext:value-type="float">
            <text:p>34.559913</text:p>
          </table:table-cell>
          <table:table-cell office:value-type="float" office:value="191.885458" calcext:value-type="float">
            <text:p>191.885458</text:p>
          </table:table-cell>
          <table:table-cell office:value-type="float" office:value="0.244232" calcext:value-type="float">
            <text:p>0.244232</text:p>
          </table:table-cell>
          <table:table-cell office:value-type="float" office:value="0.186783" calcext:value-type="float">
            <text:p>0.186783</text:p>
          </table:table-cell>
        </table:table-row>
        <table:table-row table:style-name="ro1">
          <table:table-cell office:value-type="string" calcext:value-type="string">
            <text:p>ERR562399</text:p>
          </table:table-cell>
          <table:table-cell office:value-type="float" office:value="-16.9534" calcext:value-type="float">
            <text:p>-16.9534</text:p>
          </table:table-cell>
          <table:table-cell office:value-type="float" office:value="53.9601" calcext:value-type="float">
            <text:p>53.9601</text:p>
          </table:table-cell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4.89426" calcext:value-type="float">
            <text:p>24.89426</text:p>
          </table:table-cell>
          <table:table-cell office:value-type="float" office:value="34.910755" calcext:value-type="float">
            <text:p>34.910755</text:p>
          </table:table-cell>
          <table:table-cell office:value-type="float" office:value="192.55925" calcext:value-type="float">
            <text:p>192.55925</text:p>
          </table:table-cell>
          <table:table-cell office:value-type="float" office:value="0.244232" calcext:value-type="float">
            <text:p>0.244232</text:p>
          </table:table-cell>
          <table:table-cell office:value-type="float" office:value="0.394226" calcext:value-type="float">
            <text:p>0.394226</text:p>
          </table:table-cell>
        </table:table-row>
        <table:table-row table:style-name="ro1">
          <table:table-cell office:value-type="string" calcext:value-type="string">
            <text:p>ERR562713</text:p>
          </table:table-cell>
          <table:table-cell office:value-type="float" office:value="20.8183" calcext:value-type="float">
            <text:p>20.8183</text:p>
          </table:table-cell>
          <table:table-cell office:value-type="float" office:value="63.5047" calcext:value-type="float">
            <text:p>63.50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581433" calcext:value-type="float">
            <text:p>25.581433</text:p>
          </table:table-cell>
          <table:table-cell office:value-type="float" office:value="36.530058" calcext:value-type="float">
            <text:p>36.530058</text:p>
          </table:table-cell>
          <table:table-cell office:value-type="float" office:value="104.908417" calcext:value-type="float">
            <text:p>104.908417</text:p>
          </table:table-cell>
          <table:table-cell/>
          <table:table-cell office:value-type="float" office:value="0.129697" calcext:value-type="float">
            <text:p>0.129697</text:p>
          </table:table-cell>
        </table:table-row>
        <table:table-row table:style-name="ro1">
          <table:table-cell office:value-type="string" calcext:value-type="string">
            <text:p>ERR562488</text:p>
          </table:table-cell>
          <table:table-cell office:value-type="float" office:value="-35.2421" calcext:value-type="float">
            <text:p>-35.2421</text:p>
          </table:table-cell>
          <table:table-cell office:value-type="float" office:value="26.3048" calcext:value-type="float">
            <text:p>26.3048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1.81495" calcext:value-type="float">
            <text:p>21.81495</text:p>
          </table:table-cell>
          <table:table-cell/>
          <table:table-cell office:value-type="float" office:value="206.43725" calcext:value-type="float">
            <text:p>206.43725</text:p>
          </table:table-cell>
          <table:table-cell/>
          <table:table-cell office:value-type="float" office:value="0.272648" calcext:value-type="float">
            <text:p>0.272648</text:p>
          </table:table-cell>
        </table:table-row>
        <table:table-row table:style-name="ro1">
          <table:table-cell office:value-type="string" calcext:value-type="string">
            <text:p>ERR562526</text:p>
          </table:table-cell>
          <table:table-cell office:value-type="float" office:value="18.5667" calcext:value-type="float">
            <text:p>18.5667</text:p>
          </table:table-cell>
          <table:table-cell office:value-type="float" office:value="66.522" calcext:value-type="float">
            <text:p>66.5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615</text:p>
          </table:table-cell>
          <table:table-cell office:value-type="float" office:value="21.9467" calcext:value-type="float">
            <text:p>21.9467</text:p>
          </table:table-cell>
          <table:table-cell office:value-type="float" office:value="38.2517" calcext:value-type="float">
            <text:p>38.25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329517" calcext:value-type="float">
            <text:p>27.329517</text:p>
          </table:table-cell>
          <table:table-cell office:value-type="float" office:value="38.937417" calcext:value-type="float">
            <text:p>38.937417</text:p>
          </table:table-cell>
          <table:table-cell office:value-type="float" office:value="182.812167" calcext:value-type="float">
            <text:p>182.812167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0.163228" calcext:value-type="float">
            <text:p>0.163228</text:p>
          </table:table-cell>
        </table:table-row>
        <table:table-row table:style-name="ro1">
          <table:table-cell office:value-type="string" calcext:value-type="string">
            <text:p>ERR562383</text:p>
          </table:table-cell>
          <table:table-cell office:value-type="float" office:value="-8.757" calcext:value-type="float">
            <text:p>-8.757</text:p>
          </table:table-cell>
          <table:table-cell office:value-type="float" office:value="-17.9245" calcext:value-type="float">
            <text:p>-17.9245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3.699929" calcext:value-type="float">
            <text:p>23.699929</text:p>
          </table:table-cell>
          <table:table-cell office:value-type="float" office:value="36.682629" calcext:value-type="float">
            <text:p>36.682629</text:p>
          </table:table-cell>
          <table:table-cell office:value-type="float" office:value="194.809143" calcext:value-type="float">
            <text:p>194.809143</text:p>
          </table:table-cell>
          <table:table-cell office:value-type="float" office:value="0.180999" calcext:value-type="float">
            <text:p>0.180999</text:p>
          </table:table-cell>
          <table:table-cell office:value-type="float" office:value="0.359566" calcext:value-type="float">
            <text:p>0.359566</text:p>
          </table:table-cell>
        </table:table-row>
        <table:table-row table:style-name="ro1">
          <table:table-cell office:value-type="string" calcext:value-type="string">
            <text:p>ERR562483</text:p>
          </table:table-cell>
          <table:table-cell office:value-type="float" office:value="-5.2669" calcext:value-type="float">
            <text:p>-5.2669</text:p>
          </table:table-cell>
          <table:table-cell office:value-type="float" office:value="-85.2732" calcext:value-type="float">
            <text:p>-85.2732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9.566255" calcext:value-type="float">
            <text:p>19.566255</text:p>
          </table:table-cell>
          <table:table-cell office:value-type="float" office:value="34.900284" calcext:value-type="float">
            <text:p>34.900284</text:p>
          </table:table-cell>
          <table:table-cell office:value-type="float" office:value="103.916711" calcext:value-type="float">
            <text:p>103.916711</text:p>
          </table:table-cell>
          <table:table-cell office:value-type="float" office:value="20.328327" calcext:value-type="float">
            <text:p>20.328327</text:p>
          </table:table-cell>
          <table:table-cell office:value-type="float" office:value="0.728939" calcext:value-type="float">
            <text:p>0.728939</text:p>
          </table:table-cell>
        </table:table-row>
        <table:table-row table:style-name="ro1">
          <table:table-cell office:value-type="string" calcext:value-type="string">
            <text:p>ERR562451</text:p>
          </table:table-cell>
          <table:table-cell office:value-type="float" office:value="23.36" calcext:value-type="float">
            <text:p>23.36</text:p>
          </table:table-cell>
          <table:table-cell office:value-type="float" office:value="37.2183" calcext:value-type="float">
            <text:p>37.218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824383" calcext:value-type="float">
            <text:p>25.824383</text:p>
          </table:table-cell>
          <table:table-cell office:value-type="float" office:value="39.74725" calcext:value-type="float">
            <text:p>39.74725</text:p>
          </table:table-cell>
          <table:table-cell office:value-type="float" office:value="188.416583" calcext:value-type="float">
            <text:p>188.416583</text:p>
          </table:table-cell>
          <table:table-cell office:value-type="float" office:value="-0.541919" calcext:value-type="float">
            <text:p>-0.54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477</text:p>
          </table:table-cell>
          <table:table-cell office:value-type="float" office:value="18.5839" calcext:value-type="float">
            <text:p>18.5839</text:p>
          </table:table-cell>
          <table:table-cell office:value-type="float" office:value="66.4727" calcext:value-type="float">
            <text:p>66.47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12225" calcext:value-type="float">
            <text:p>26.812225</text:p>
          </table:table-cell>
          <table:table-cell office:value-type="float" office:value="36.332317" calcext:value-type="float">
            <text:p>36.332317</text:p>
          </table:table-cell>
          <table:table-cell office:value-type="float" office:value="192.95875" calcext:value-type="float">
            <text:p>192.95875</text:p>
          </table:table-cell>
          <table:table-cell office:value-type="float" office:value="-0.611888" calcext:value-type="float">
            <text:p>-0.611888</text:p>
          </table:table-cell>
          <table:table-cell office:value-type="float" office:value="0.17638" calcext:value-type="float">
            <text:p>0.17638</text:p>
          </table:table-cell>
        </table:table-row>
        <table:table-row table:style-name="ro1">
          <table:table-cell office:value-type="string" calcext:value-type="string">
            <text:p>ERR562557</text:p>
          </table:table-cell>
          <table:table-cell office:value-type="float" office:value="-62.0385" calcext:value-type="float">
            <text:p>-62.0385</text:p>
          </table:table-cell>
          <table:table-cell office:value-type="float" office:value="-49.529" calcext:value-type="float">
            <text:p>-49.5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67108" calcext:value-type="float">
            <text:p>0.67108</text:p>
          </table:table-cell>
          <table:table-cell office:value-type="float" office:value="34.35388" calcext:value-type="float">
            <text:p>34.35388</text:p>
          </table:table-cell>
          <table:table-cell office:value-type="float" office:value="343.4373" calcext:value-type="float">
            <text:p>343.4373</text:p>
          </table:table-cell>
          <table:table-cell office:value-type="float" office:value="27.501159" calcext:value-type="float">
            <text:p>27.501159</text:p>
          </table:table-cell>
          <table:table-cell office:value-type="float" office:value="0.065273" calcext:value-type="float">
            <text:p>0.065273</text:p>
          </table:table-cell>
        </table:table-row>
        <table:table-row table:style-name="ro1">
          <table:table-cell office:value-type="string" calcext:value-type="string">
            <text:p>ERR562720</text:p>
          </table:table-cell>
          <table:table-cell office:value-type="float" office:value="22.1233" calcext:value-type="float">
            <text:p>22.1233</text:p>
          </table:table-cell>
          <table:table-cell office:value-type="float" office:value="38.1983" calcext:value-type="float">
            <text:p>38.1983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6.69135" calcext:value-type="float">
            <text:p>26.69135</text:p>
          </table:table-cell>
          <table:table-cell office:value-type="float" office:value="39.031" calcext:value-type="float">
            <text:p>39.031</text:p>
          </table:table-cell>
          <table:table-cell office:value-type="float" office:value="184.7415" calcext:value-type="float">
            <text:p>184.7415</text:p>
          </table:table-cell>
          <table:table-cell office:value-type="float" office:value="2.517913" calcext:value-type="float">
            <text:p>2.517913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string" calcext:value-type="string">
            <text:p>ERR562570</text:p>
          </table:table-cell>
          <table:table-cell office:value-type="float" office:value="35.7528" calcext:value-type="float">
            <text:p>35.7528</text:p>
          </table:table-cell>
          <table:table-cell office:value-type="float" office:value="14.2765" calcext:value-type="float">
            <text:p>14.27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.36839" calcext:value-type="float">
            <text:p>18.36839</text:p>
          </table:table-cell>
          <table:table-cell office:value-type="float" office:value="37.89241" calcext:value-type="float">
            <text:p>37.89241</text:p>
          </table:table-cell>
          <table:table-cell office:value-type="float" office:value="237.8893" calcext:value-type="float">
            <text:p>237.8893</text:p>
          </table:table-cell>
          <table:table-cell/>
          <table:table-cell office:value-type="float" office:value="0.132494" calcext:value-type="float">
            <text:p>0.132494</text:p>
          </table:table-cell>
        </table:table-row>
        <table:table-row table:style-name="ro1">
          <table:table-cell office:value-type="string" calcext:value-type="string">
            <text:p>ERR562444</text:p>
          </table:table-cell>
          <table:table-cell office:value-type="float" office:value="-8.9068" calcext:value-type="float">
            <text:p>-8.9068</text:p>
          </table:table-cell>
          <table:table-cell office:value-type="float" office:value="-140.283" calcext:value-type="float">
            <text:p>-140.28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6.576175" calcext:value-type="float">
            <text:p>26.576175</text:p>
          </table:table-cell>
          <table:table-cell office:value-type="float" office:value="35.359483" calcext:value-type="float">
            <text:p>35.359483</text:p>
          </table:table-cell>
          <table:table-cell office:value-type="float" office:value="189.758333" calcext:value-type="float">
            <text:p>189.758333</text:p>
          </table:table-cell>
          <table:table-cell office:value-type="float" office:value="3.868407" calcext:value-type="float">
            <text:p>3.868407</text:p>
          </table:table-cell>
          <table:table-cell office:value-type="float" office:value="0.319103" calcext:value-type="float">
            <text:p>0.319103</text:p>
          </table:table-cell>
        </table:table-row>
        <table:table-row table:style-name="ro1">
          <table:table-cell office:value-type="string" calcext:value-type="string">
            <text:p>ERR562491</text:p>
          </table:table-cell>
          <table:table-cell office:value-type="float" office:value="-9.1463" calcext:value-type="float">
            <text:p>-9.1463</text:p>
          </table:table-cell>
          <table:table-cell office:value-type="float" office:value="-140.515" calcext:value-type="float">
            <text:p>-140.5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5706" calcext:value-type="float">
            <text:p>26.5706</text:p>
          </table:table-cell>
          <table:table-cell office:value-type="float" office:value="35.408692" calcext:value-type="float">
            <text:p>35.408692</text:p>
          </table:table-cell>
          <table:table-cell office:value-type="float" office:value="190.058667" calcext:value-type="float">
            <text:p>190.058667</text:p>
          </table:table-cell>
          <table:table-cell office:value-type="float" office:value="6.685781" calcext:value-type="float">
            <text:p>6.685781</text:p>
          </table:table-cell>
          <table:table-cell office:value-type="float" office:value="0.219507" calcext:value-type="float">
            <text:p>0.219507</text:p>
          </table:table-cell>
        </table:table-row>
        <table:table-row table:style-name="ro1">
          <table:table-cell office:value-type="string" calcext:value-type="string">
            <text:p>ERR562551</text:p>
          </table:table-cell>
          <table:table-cell office:value-type="float" office:value="-29.5019" calcext:value-type="float">
            <text:p>-29.5019</text:p>
          </table:table-cell>
          <table:table-cell office:value-type="float" office:value="37.9889" calcext:value-type="float">
            <text:p>37.988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2.165567" calcext:value-type="float">
            <text:p>22.165567</text:p>
          </table:table-cell>
          <table:table-cell office:value-type="float" office:value="35.334717" calcext:value-type="float">
            <text:p>35.334717</text:p>
          </table:table-cell>
          <table:table-cell office:value-type="float" office:value="210.00775" calcext:value-type="float">
            <text:p>210.00775</text:p>
          </table:table-cell>
          <table:table-cell/>
          <table:table-cell office:value-type="float" office:value="0.162993" calcext:value-type="float">
            <text:p>0.162993</text:p>
          </table:table-cell>
        </table:table-row>
        <table:table-row table:style-name="ro1">
          <table:table-cell office:value-type="string" calcext:value-type="string">
            <text:p>ERR562626</text:p>
          </table:table-cell>
          <table:table-cell office:value-type="float" office:value="14.6067" calcext:value-type="float">
            <text:p>14.6067</text:p>
          </table:table-cell>
          <table:table-cell office:value-type="float" office:value="69.9775" calcext:value-type="float">
            <text:p>69.97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9.089367" calcext:value-type="float">
            <text:p>29.089367</text:p>
          </table:table-cell>
          <table:table-cell office:value-type="float" office:value="36.024883" calcext:value-type="float">
            <text:p>36.024883</text:p>
          </table:table-cell>
          <table:table-cell office:value-type="float" office:value="187.42925" calcext:value-type="float">
            <text:p>187.42925</text:p>
          </table:table-cell>
          <table:table-cell office:value-type="float" office:value="-1.343153" calcext:value-type="float">
            <text:p>-1.343153</text:p>
          </table:table-cell>
          <table:table-cell office:value-type="float" office:value="0.020173" calcext:value-type="float">
            <text:p>0.020173</text:p>
          </table:table-cell>
        </table:table-row>
        <table:table-row table:style-name="ro1">
          <table:table-cell office:value-type="string" calcext:value-type="string">
            <text:p>ERR562599</text:p>
          </table:table-cell>
          <table:table-cell office:value-type="float" office:value="-8.8923" calcext:value-type="float">
            <text:p>-8.8923</text:p>
          </table:table-cell>
          <table:table-cell office:value-type="float" office:value="-140.2897" calcext:value-type="float">
            <text:p>-140.289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610</text:p>
          </table:table-cell>
          <table:table-cell office:value-type="float" office:value="-12.9359" calcext:value-type="float">
            <text:p>-12.9359</text:p>
          </table:table-cell>
          <table:table-cell office:value-type="float" office:value="-96.0413" calcext:value-type="float">
            <text:p>-96.041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2512" calcext:value-type="float">
            <text:p>25.2512</text:p>
          </table:table-cell>
          <table:table-cell office:value-type="float" office:value="35.835267" calcext:value-type="float">
            <text:p>35.835267</text:p>
          </table:table-cell>
          <table:table-cell office:value-type="float" office:value="200.233917" calcext:value-type="float">
            <text:p>200.233917</text:p>
          </table:table-cell>
          <table:table-cell office:value-type="float" office:value="4.590737" calcext:value-type="float">
            <text:p>4.590737</text:p>
          </table:table-cell>
          <table:table-cell office:value-type="float" office:value="0.287892" calcext:value-type="float">
            <text:p>0.287892</text:p>
          </table:table-cell>
        </table:table-row>
        <table:table-row table:style-name="ro1">
          <table:table-cell office:value-type="string" calcext:value-type="string">
            <text:p>ERR562516</text:p>
          </table:table-cell>
          <table:table-cell office:value-type="float" office:value="23.36" calcext:value-type="float">
            <text:p>23.36</text:p>
          </table:table-cell>
          <table:table-cell office:value-type="float" office:value="37.2183" calcext:value-type="float">
            <text:p>37.218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824383" calcext:value-type="float">
            <text:p>25.824383</text:p>
          </table:table-cell>
          <table:table-cell office:value-type="float" office:value="39.74725" calcext:value-type="float">
            <text:p>39.74725</text:p>
          </table:table-cell>
          <table:table-cell office:value-type="float" office:value="188.416583" calcext:value-type="float">
            <text:p>188.416583</text:p>
          </table:table-cell>
          <table:table-cell office:value-type="float" office:value="-0.541919" calcext:value-type="float">
            <text:p>-0.54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435</text:p>
          </table:table-cell>
          <table:table-cell office:value-type="float" office:value="-25.8105" calcext:value-type="float">
            <text:p>-25.8105</text:p>
          </table:table-cell>
          <table:table-cell office:value-type="float" office:value="-111.7329" calcext:value-type="float">
            <text:p>-111.732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14875" calcext:value-type="float">
            <text:p>25.14875</text:p>
          </table:table-cell>
          <table:table-cell office:value-type="float" office:value="36.402683" calcext:value-type="float">
            <text:p>36.402683</text:p>
          </table:table-cell>
          <table:table-cell office:value-type="float" office:value="200.538167" calcext:value-type="float">
            <text:p>200.538167</text:p>
          </table:table-cell>
          <table:table-cell office:value-type="float" office:value="-1.567491" calcext:value-type="float">
            <text:p>-1.567491</text:p>
          </table:table-cell>
          <table:table-cell office:value-type="float" office:value="0.013449" calcext:value-type="float">
            <text:p>0.013449</text:p>
          </table:table-cell>
        </table:table-row>
        <table:table-row table:style-name="ro1">
          <table:table-cell office:value-type="string" calcext:value-type="string">
            <text:p>ERR562384</text:p>
          </table:table-cell>
          <table:table-cell office:value-type="float" office:value="-25.8162" calcext:value-type="float">
            <text:p>-25.8162</text:p>
          </table:table-cell>
          <table:table-cell office:value-type="float" office:value="-111.7349" calcext:value-type="float">
            <text:p>-111.734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0.325407" calcext:value-type="float">
            <text:p>20.325407</text:p>
          </table:table-cell>
          <table:table-cell office:value-type="float" office:value="35.874018" calcext:value-type="float">
            <text:p>35.874018</text:p>
          </table:table-cell>
          <table:table-cell office:value-type="float" office:value="212.877257" calcext:value-type="float">
            <text:p>212.877257</text:p>
          </table:table-cell>
          <table:table-cell office:value-type="float" office:value="0.178539" calcext:value-type="float">
            <text:p>0.178539</text:p>
          </table:table-cell>
          <table:table-cell office:value-type="float" office:value="0.138077" calcext:value-type="float">
            <text:p>0.138077</text:p>
          </table:table-cell>
        </table:table-row>
        <table:table-row table:style-name="ro1">
          <table:table-cell office:value-type="string" calcext:value-type="string">
            <text:p>ERR562628</text:p>
          </table:table-cell>
          <table:table-cell office:value-type="float" office:value="22.085" calcext:value-type="float">
            <text:p>22.085</text:p>
          </table:table-cell>
          <table:table-cell office:value-type="float" office:value="38.2083" calcext:value-type="float">
            <text:p>38.208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29365" calcext:value-type="float">
            <text:p>27.29365</text:p>
          </table:table-cell>
          <table:table-cell office:value-type="float" office:value="38.94965" calcext:value-type="float">
            <text:p>38.94965</text:p>
          </table:table-cell>
          <table:table-cell office:value-type="float" office:value="184.294833" calcext:value-type="float">
            <text:p>184.294833</text:p>
          </table:table-cell>
          <table:table-cell office:value-type="float" office:value="0.24404" calcext:value-type="float">
            <text:p>0.24404</text:p>
          </table:table-cell>
          <table:table-cell office:value-type="float" office:value="0.070489" calcext:value-type="float">
            <text:p>0.070489</text:p>
          </table:table-cell>
        </table:table-row>
        <table:table-row table:style-name="ro1">
          <table:table-cell office:value-type="string" calcext:value-type="string">
            <text:p>ERR562504</text:p>
          </table:table-cell>
          <table:table-cell office:value-type="float" office:value="39.1633" calcext:value-type="float">
            <text:p>39.1633</text:p>
          </table:table-cell>
          <table:table-cell office:value-type="float" office:value="5.916" calcext:value-type="float">
            <text:p>5.9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8526" calcext:value-type="float">
            <text:p>23.8526</text:p>
          </table:table-cell>
          <table:table-cell office:value-type="float" office:value="37.9751" calcext:value-type="float">
            <text:p>37.9751</text:p>
          </table:table-cell>
          <table:table-cell table:number-columns-repeated="2"/>
          <table:table-cell office:value-type="float" office:value="-0.0247" calcext:value-type="float">
            <text:p>-0.0247</text:p>
          </table:table-cell>
        </table:table-row>
        <table:table-row table:style-name="ro1">
          <table:table-cell office:value-type="string" calcext:value-type="string">
            <text:p>ERR562705</text:p>
          </table:table-cell>
          <table:table-cell office:value-type="float" office:value="42.2038" calcext:value-type="float">
            <text:p>42.2038</text:p>
          </table:table-cell>
          <table:table-cell office:value-type="float" office:value="17.715" calcext:value-type="float">
            <text:p>17.7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.321979" calcext:value-type="float">
            <text:p>17.321979</text:p>
          </table:table-cell>
          <table:table-cell office:value-type="float" office:value="38.201396" calcext:value-type="float">
            <text:p>38.201396</text:p>
          </table:table-cell>
          <table:table-cell office:value-type="float" office:value="221.457208" calcext:value-type="float">
            <text:p>221.457208</text:p>
          </table:table-cell>
          <table:table-cell/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string" calcext:value-type="string">
            <text:p>ERR562667</text:p>
          </table:table-cell>
          <table:table-cell office:value-type="float" office:value="-35.1728" calcext:value-type="float">
            <text:p>-35.1728</text:p>
          </table:table-cell>
          <table:table-cell office:value-type="float" office:value="26.2868" calcext:value-type="float">
            <text:p>26.286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1.81684" calcext:value-type="float">
            <text:p>21.81684</text:p>
          </table:table-cell>
          <table:table-cell office:value-type="float" office:value="35.44666" calcext:value-type="float">
            <text:p>35.44666</text:p>
          </table:table-cell>
          <table:table-cell office:value-type="float" office:value="207.0439" calcext:value-type="float">
            <text:p>207.0439</text:p>
          </table:table-cell>
          <table:table-cell/>
          <table:table-cell office:value-type="float" office:value="0.215292" calcext:value-type="float">
            <text:p>0.215292</text:p>
          </table:table-cell>
        </table:table-row>
        <table:table-row table:style-name="ro1">
          <table:table-cell office:value-type="string" calcext:value-type="string">
            <text:p>ERR562474</text:p>
          </table:table-cell>
          <table:table-cell office:value-type="float" office:value="41.6666" calcext:value-type="float">
            <text:p>41.6666</text:p>
          </table:table-cell>
          <table:table-cell office:value-type="float" office:value="2.7962" calcext:value-type="float">
            <text:p>2.796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579</text:p>
          </table:table-cell>
          <table:table-cell office:value-type="float" office:value="-16.9741" calcext:value-type="float">
            <text:p>-16.9741</text:p>
          </table:table-cell>
          <table:table-cell office:value-type="float" office:value="-100.6683" calcext:value-type="float">
            <text:p>-100.668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0.445864" calcext:value-type="float">
            <text:p>20.445864</text:p>
          </table:table-cell>
          <table:table-cell office:value-type="float" office:value="35.746607" calcext:value-type="float">
            <text:p>35.746607</text:p>
          </table:table-cell>
          <table:table-cell office:value-type="float" office:value="211.719429" calcext:value-type="float">
            <text:p>211.719429</text:p>
          </table:table-cell>
          <table:table-cell office:value-type="float" office:value="2.410016" calcext:value-type="float">
            <text:p>2.410016</text:p>
          </table:table-cell>
          <table:table-cell office:value-type="float" office:value="0.373279" calcext:value-type="float">
            <text:p>0.373279</text:p>
          </table:table-cell>
        </table:table-row>
        <table:table-row table:style-name="ro1">
          <table:table-cell office:value-type="string" calcext:value-type="string">
            <text:p>ERR562463</text:p>
          </table:table-cell>
          <table:table-cell office:value-type="float" office:value="19.0235" calcext:value-type="float">
            <text:p>19.0235</text:p>
          </table:table-cell>
          <table:table-cell office:value-type="float" office:value="64.5256" calcext:value-type="float">
            <text:p>64.525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487707" calcext:value-type="float">
            <text:p>25.487707</text:p>
          </table:table-cell>
          <table:table-cell/>
          <table:table-cell office:value-type="float" office:value="153.850286" calcext:value-type="float">
            <text:p>153.850286</text:p>
          </table:table-cell>
          <table:table-cell office:value-type="float" office:value="1.282982" calcext:value-type="float">
            <text:p>1.282982</text:p>
          </table:table-cell>
          <table:table-cell office:value-type="float" office:value="0.599901" calcext:value-type="float">
            <text:p>0.599901</text:p>
          </table:table-cell>
        </table:table-row>
        <table:table-row table:style-name="ro1">
          <table:table-cell office:value-type="string" calcext:value-type="string">
            <text:p>ERR562554</text:p>
          </table:table-cell>
          <table:table-cell office:value-type="float" office:value="-29.5018" calcext:value-type="float">
            <text:p>-29.5018</text:p>
          </table:table-cell>
          <table:table-cell office:value-type="float" office:value="37.9887" calcext:value-type="float">
            <text:p>37.988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2.165567" calcext:value-type="float">
            <text:p>22.165567</text:p>
          </table:table-cell>
          <table:table-cell office:value-type="float" office:value="35.334717" calcext:value-type="float">
            <text:p>35.334717</text:p>
          </table:table-cell>
          <table:table-cell office:value-type="float" office:value="210.00775" calcext:value-type="float">
            <text:p>210.00775</text:p>
          </table:table-cell>
          <table:table-cell/>
          <table:table-cell office:value-type="float" office:value="0.162993" calcext:value-type="float">
            <text:p>0.162993</text:p>
          </table:table-cell>
        </table:table-row>
        <table:table-row table:style-name="ro1">
          <table:table-cell office:value-type="string" calcext:value-type="string">
            <text:p>ERR562381</text:p>
          </table:table-cell>
          <table:table-cell office:value-type="float" office:value="-47.2007" calcext:value-type="float">
            <text:p>-47.2007</text:p>
          </table:table-cell>
          <table:table-cell office:value-type="float" office:value="-57.9446" calcext:value-type="float">
            <text:p>-57.94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.975635" calcext:value-type="float">
            <text:p>6.975635</text:p>
          </table:table-cell>
          <table:table-cell office:value-type="float" office:value="34.057594" calcext:value-type="float">
            <text:p>34.057594</text:p>
          </table:table-cell>
          <table:table-cell office:value-type="float" office:value="306.211529" calcext:value-type="float">
            <text:p>306.211529</text:p>
          </table:table-cell>
          <table:table-cell office:value-type="float" office:value="17.111823" calcext:value-type="float">
            <text:p>17.111823</text:p>
          </table:table-cell>
          <table:table-cell office:value-type="float" office:value="1.01772" calcext:value-type="float">
            <text:p>1.01772</text:p>
          </table:table-cell>
        </table:table-row>
        <table:table-row table:style-name="ro1">
          <table:table-cell office:value-type="string" calcext:value-type="string">
            <text:p>ERR562366</text:p>
          </table:table-cell>
          <table:table-cell office:value-type="float" office:value="38.4367" calcext:value-type="float">
            <text:p>38.4367</text:p>
          </table:table-cell>
          <table:table-cell office:value-type="float" office:value="20.1875" calcext:value-type="float">
            <text:p>20.187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9.04125" calcext:value-type="float">
            <text:p>19.04125</text:p>
          </table:table-cell>
          <table:table-cell office:value-type="float" office:value="38.363825" calcext:value-type="float">
            <text:p>38.363825</text:p>
          </table:table-cell>
          <table:table-cell office:value-type="float" office:value="214.648333" calcext:value-type="float">
            <text:p>214.648333</text:p>
          </table:table-cell>
          <table:table-cell/>
          <table:table-cell office:value-type="float" office:value="0.109164" calcext:value-type="float">
            <text:p>0.109164</text:p>
          </table:table-cell>
        </table:table-row>
        <table:table-row table:style-name="ro1">
          <table:table-cell office:value-type="string" calcext:value-type="string">
            <text:p>ERR562575</text:p>
          </table:table-cell>
          <table:table-cell office:value-type="float" office:value="37.0541" calcext:value-type="float">
            <text:p>37.0541</text:p>
          </table:table-cell>
          <table:table-cell office:value-type="float" office:value="1.9478" calcext:value-type="float">
            <text:p>1.947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.36746" calcext:value-type="float">
            <text:p>17.36746</text:p>
          </table:table-cell>
          <table:table-cell table:number-columns-repeated="3"/>
          <table:table-cell office:value-type="float" office:value="0.553274" calcext:value-type="float">
            <text:p>0.553274</text:p>
          </table:table-cell>
        </table:table-row>
        <table:table-row table:style-name="ro1">
          <table:table-cell office:value-type="string" calcext:value-type="string">
            <text:p>ERR562560</text:p>
          </table:table-cell>
          <table:table-cell office:value-type="float" office:value="-8.6831" calcext:value-type="float">
            <text:p>-8.6831</text:p>
          </table:table-cell>
          <table:table-cell office:value-type="float" office:value="-18.0095" calcext:value-type="float">
            <text:p>-18.009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.611235" calcext:value-type="float">
            <text:p>24.611235</text:p>
          </table:table-cell>
          <table:table-cell office:value-type="float" office:value="36.474071" calcext:value-type="float">
            <text:p>36.474071</text:p>
          </table:table-cell>
          <table:table-cell office:value-type="float" office:value="196.74087" calcext:value-type="float">
            <text:p>196.74087</text:p>
          </table:table-cell>
          <table:table-cell office:value-type="float" office:value="0.315989" calcext:value-type="float">
            <text:p>0.315989</text:p>
          </table:table-cell>
          <table:table-cell office:value-type="float" office:value="0.131719" calcext:value-type="float">
            <text:p>0.131719</text:p>
          </table:table-cell>
        </table:table-row>
        <table:table-row table:style-name="ro1">
          <table:table-cell office:value-type="string" calcext:value-type="string">
            <text:p>ERR562630</text:p>
          </table:table-cell>
          <table:table-cell office:value-type="float" office:value="-16.9601" calcext:value-type="float">
            <text:p>-16.9601</text:p>
          </table:table-cell>
          <table:table-cell office:value-type="float" office:value="-100.6335" calcext:value-type="float">
            <text:p>-100.63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76873" calcext:value-type="float">
            <text:p>22.76873</text:p>
          </table:table-cell>
          <table:table-cell office:value-type="float" office:value="35.97144" calcext:value-type="float">
            <text:p>35.97144</text:p>
          </table:table-cell>
          <table:table-cell office:value-type="float" office:value="208.8654" calcext:value-type="float">
            <text:p>208.8654</text:p>
          </table:table-cell>
          <table:table-cell office:value-type="float" office:value="2.568726" calcext:value-type="float">
            <text:p>2.568726</text:p>
          </table:table-cell>
          <table:table-cell office:value-type="float" office:value="0.203347" calcext:value-type="float">
            <text:p>0.203347</text:p>
          </table:table-cell>
        </table:table-row>
        <table:table-row table:style-name="ro1">
          <table:table-cell office:value-type="string" calcext:value-type="string">
            <text:p>ERR562544</text:p>
          </table:table-cell>
          <table:table-cell office:value-type="float" office:value="-16.9587" calcext:value-type="float">
            <text:p>-16.9587</text:p>
          </table:table-cell>
          <table:table-cell office:value-type="float" office:value="-100.6751" calcext:value-type="float">
            <text:p>-100.6751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9.881449" calcext:value-type="float">
            <text:p>19.881449</text:p>
          </table:table-cell>
          <table:table-cell office:value-type="float" office:value="35.687249" calcext:value-type="float">
            <text:p>35.687249</text:p>
          </table:table-cell>
          <table:table-cell office:value-type="float" office:value="211.54555" calcext:value-type="float">
            <text:p>211.54555</text:p>
          </table:table-cell>
          <table:table-cell office:value-type="float" office:value="1.411516" calcext:value-type="float">
            <text:p>1.411516</text:p>
          </table:table-cell>
          <table:table-cell office:value-type="float" office:value="0.378549" calcext:value-type="float">
            <text:p>0.378549</text:p>
          </table:table-cell>
        </table:table-row>
        <table:table-row table:style-name="ro1">
          <table:table-cell office:value-type="string" calcext:value-type="string">
            <text:p>ERR562654</text:p>
          </table:table-cell>
          <table:table-cell office:value-type="float" office:value="-8.996" calcext:value-type="float">
            <text:p>-8.996</text:p>
          </table:table-cell>
          <table:table-cell office:value-type="float" office:value="-139.2815" calcext:value-type="float">
            <text:p>-139.28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5644" calcext:value-type="float">
            <text:p>26.5644</text:p>
          </table:table-cell>
          <table:table-cell office:value-type="float" office:value="35.363833" calcext:value-type="float">
            <text:p>35.363833</text:p>
          </table:table-cell>
          <table:table-cell office:value-type="float" office:value="186.984333" calcext:value-type="float">
            <text:p>186.984333</text:p>
          </table:table-cell>
          <table:table-cell office:value-type="float" office:value="5.948386" calcext:value-type="float">
            <text:p>5.948386</text:p>
          </table:table-cell>
          <table:table-cell office:value-type="float" office:value="0.138982" calcext:value-type="float">
            <text:p>0.138982</text:p>
          </table:table-cell>
        </table:table-row>
        <table:table-row table:style-name="ro1">
          <table:table-cell office:value-type="string" calcext:value-type="string">
            <text:p>ERR562543</text:p>
          </table:table-cell>
          <table:table-cell office:value-type="float" office:value="35.7528" calcext:value-type="float">
            <text:p>35.7528</text:p>
          </table:table-cell>
          <table:table-cell office:value-type="float" office:value="14.2765" calcext:value-type="float">
            <text:p>14.2765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8.36839" calcext:value-type="float">
            <text:p>18.36839</text:p>
          </table:table-cell>
          <table:table-cell office:value-type="float" office:value="37.89241" calcext:value-type="float">
            <text:p>37.89241</text:p>
          </table:table-cell>
          <table:table-cell office:value-type="float" office:value="237.8893" calcext:value-type="float">
            <text:p>237.8893</text:p>
          </table:table-cell>
          <table:table-cell/>
          <table:table-cell office:value-type="float" office:value="0.132494" calcext:value-type="float">
            <text:p>0.132494</text:p>
          </table:table-cell>
        </table:table-row>
        <table:table-row table:style-name="ro1">
          <table:table-cell office:value-type="string" calcext:value-type="string">
            <text:p>ERR562410</text:p>
          </table:table-cell>
          <table:table-cell office:value-type="float" office:value="39.3888" calcext:value-type="float">
            <text:p>39.3888</text:p>
          </table:table-cell>
          <table:table-cell office:value-type="float" office:value="19.3905" calcext:value-type="float">
            <text:p>19.39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.342533" calcext:value-type="float">
            <text:p>18.342533</text:p>
          </table:table-cell>
          <table:table-cell office:value-type="float" office:value="38.182917" calcext:value-type="float">
            <text:p>38.182917</text:p>
          </table:table-cell>
          <table:table-cell office:value-type="float" office:value="218.016833" calcext:value-type="float">
            <text:p>218.016833</text:p>
          </table:table-cell>
          <table:table-cell/>
          <table:table-cell office:value-type="float" office:value="0.121845" calcext:value-type="float">
            <text:p>0.121845</text:p>
          </table:table-cell>
        </table:table-row>
        <table:table-row table:style-name="ro1">
          <table:table-cell office:value-type="string" calcext:value-type="string">
            <text:p>ERR562514</text:p>
          </table:table-cell>
          <table:table-cell office:value-type="float" office:value="37.4532" calcext:value-type="float">
            <text:p>37.4532</text:p>
          </table:table-cell>
          <table:table-cell office:value-type="float" office:value="15.4596" calcext:value-type="float">
            <text:p>15.459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.24971" calcext:value-type="float">
            <text:p>18.24971</text:p>
          </table:table-cell>
          <table:table-cell office:value-type="float" office:value="38.262447" calcext:value-type="float">
            <text:p>38.262447</text:p>
          </table:table-cell>
          <table:table-cell office:value-type="float" office:value="220.830542" calcext:value-type="float">
            <text:p>220.830542</text:p>
          </table:table-cell>
          <table:table-cell/>
          <table:table-cell office:value-type="float" office:value="0.154014" calcext:value-type="float">
            <text:p>0.154014</text:p>
          </table:table-cell>
        </table:table-row>
        <table:table-row table:style-name="ro1">
          <table:table-cell office:value-type="string" calcext:value-type="string">
            <text:p>ERR562697</text:p>
          </table:table-cell>
          <table:table-cell office:value-type="float" office:value="-29.5333" calcext:value-type="float">
            <text:p>-29.5333</text:p>
          </table:table-cell>
          <table:table-cell office:value-type="float" office:value="37.9117" calcext:value-type="float">
            <text:p>37.911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250309" calcext:value-type="float">
            <text:p>22.250309</text:p>
          </table:table-cell>
          <table:table-cell office:value-type="float" office:value="35.335545" calcext:value-type="float">
            <text:p>35.335545</text:p>
          </table:table-cell>
          <table:table-cell office:value-type="float" office:value="207.446227" calcext:value-type="float">
            <text:p>207.446227</text:p>
          </table:table-cell>
          <table:table-cell office:value-type="float" office:value="-0.112031" calcext:value-type="float">
            <text:p>-0.112031</text:p>
          </table:table-cell>
          <table:table-cell office:value-type="float" office:value="0.214573" calcext:value-type="float">
            <text:p>0.214573</text:p>
          </table:table-cell>
        </table:table-row>
        <table:table-row table:style-name="ro1">
          <table:table-cell office:value-type="string" calcext:value-type="string">
            <text:p>ERR562653</text:p>
          </table:table-cell>
          <table:table-cell office:value-type="float" office:value="-9.0714" calcext:value-type="float">
            <text:p>-9.0714</text:p>
          </table:table-cell>
          <table:table-cell office:value-type="float" office:value="-140.5973" calcext:value-type="float">
            <text:p>-140.5973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5.221787" calcext:value-type="float">
            <text:p>25.221787</text:p>
          </table:table-cell>
          <table:table-cell office:value-type="float" office:value="35.797875" calcext:value-type="float">
            <text:p>35.797875</text:p>
          </table:table-cell>
          <table:table-cell office:value-type="float" office:value="175.895625" calcext:value-type="float">
            <text:p>175.895625</text:p>
          </table:table-cell>
          <table:table-cell office:value-type="float" office:value="4.458677" calcext:value-type="float">
            <text:p>4.458677</text:p>
          </table:table-cell>
          <table:table-cell office:value-type="float" office:value="0.127609" calcext:value-type="float">
            <text:p>0.127609</text:p>
          </table:table-cell>
        </table:table-row>
        <table:table-row table:style-name="ro1">
          <table:table-cell office:value-type="string" calcext:value-type="string">
            <text:p>ERR562621</text:p>
          </table:table-cell>
          <table:table-cell office:value-type="float" office:value="-8.894" calcext:value-type="float">
            <text:p>-8.894</text:p>
          </table:table-cell>
          <table:table-cell office:value-type="float" office:value="-142.631" calcext:value-type="float">
            <text:p>-142.63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69383" calcext:value-type="float">
            <text:p>26.869383</text:p>
          </table:table-cell>
          <table:table-cell office:value-type="float" office:value="35.4224" calcext:value-type="float">
            <text:p>35.4224</text:p>
          </table:table-cell>
          <table:table-cell office:value-type="float" office:value="187.791167" calcext:value-type="float">
            <text:p>187.791167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0.124746" calcext:value-type="float">
            <text:p>0.124746</text:p>
          </table:table-cell>
        </table:table-row>
        <table:table-row table:style-name="ro1">
          <table:table-cell office:value-type="string" calcext:value-type="string">
            <text:p>ERR562577</text:p>
          </table:table-cell>
          <table:table-cell office:value-type="float" office:value="39.2143" calcext:value-type="float">
            <text:p>39.2143</text:p>
          </table:table-cell>
          <table:table-cell office:value-type="float" office:value="19.406" calcext:value-type="float">
            <text:p>19.40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8.423908" calcext:value-type="float">
            <text:p>18.423908</text:p>
          </table:table-cell>
          <table:table-cell office:value-type="float" office:value="38.1953" calcext:value-type="float">
            <text:p>38.1953</text:p>
          </table:table-cell>
          <table:table-cell office:value-type="float" office:value="217.498" calcext:value-type="float">
            <text:p>217.498</text:p>
          </table:table-cell>
          <table:table-cell/>
          <table:table-cell office:value-type="float" office:value="0.133839" calcext:value-type="float">
            <text:p>0.133839</text:p>
          </table:table-cell>
        </table:table-row>
        <table:table-row table:style-name="ro1">
          <table:table-cell office:value-type="string" calcext:value-type="string">
            <text:p>ERR562513</text:p>
          </table:table-cell>
          <table:table-cell office:value-type="float" office:value="-8.9124" calcext:value-type="float">
            <text:p>-8.9124</text:p>
          </table:table-cell>
          <table:table-cell office:value-type="float" office:value="-142.5595" calcext:value-type="float">
            <text:p>-142.55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69383" calcext:value-type="float">
            <text:p>26.869383</text:p>
          </table:table-cell>
          <table:table-cell office:value-type="float" office:value="35.4224" calcext:value-type="float">
            <text:p>35.4224</text:p>
          </table:table-cell>
          <table:table-cell office:value-type="float" office:value="187.791167" calcext:value-type="float">
            <text:p>187.791167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0.124746" calcext:value-type="float">
            <text:p>0.124746</text:p>
          </table:table-cell>
        </table:table-row>
        <table:table-row table:style-name="ro1">
          <table:table-cell office:value-type="string" calcext:value-type="string">
            <text:p>ERR562625</text:p>
          </table:table-cell>
          <table:table-cell office:value-type="float" office:value="-9.1504" calcext:value-type="float">
            <text:p>-9.1504</text:p>
          </table:table-cell>
          <table:table-cell office:value-type="float" office:value="-140.5216" calcext:value-type="float">
            <text:p>-140.52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518986" calcext:value-type="float">
            <text:p>26.518986</text:p>
          </table:table-cell>
          <table:table-cell office:value-type="float" office:value="35.396729" calcext:value-type="float">
            <text:p>35.396729</text:p>
          </table:table-cell>
          <table:table-cell office:value-type="float" office:value="190.724" calcext:value-type="float">
            <text:p>190.724</text:p>
          </table:table-cell>
          <table:table-cell office:value-type="float" office:value="5.111856" calcext:value-type="float">
            <text:p>5.111856</text:p>
          </table:table-cell>
          <table:table-cell office:value-type="float" office:value="0.286662" calcext:value-type="float">
            <text:p>0.286662</text:p>
          </table:table-cell>
        </table:table-row>
        <table:table-row table:style-name="ro1">
          <table:table-cell office:value-type="string" calcext:value-type="string">
            <text:p>ERR562532</text:p>
          </table:table-cell>
          <table:table-cell office:value-type="float" office:value="-31.0266" calcext:value-type="float">
            <text:p>-31.0266</text:p>
          </table:table-cell>
          <table:table-cell office:value-type="float" office:value="4.665" calcext:value-type="float">
            <text:p>4.66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6.832058" calcext:value-type="float">
            <text:p>16.832058</text:p>
          </table:table-cell>
          <table:table-cell office:value-type="float" office:value="35.68685" calcext:value-type="float">
            <text:p>35.68685</text:p>
          </table:table-cell>
          <table:table-cell office:value-type="float" office:value="231.914833" calcext:value-type="float">
            <text:p>231.914833</text:p>
          </table:table-cell>
          <table:table-cell/>
          <table:table-cell office:value-type="float" office:value="0.201517" calcext:value-type="float">
            <text:p>0.201517</text:p>
          </table:table-cell>
        </table:table-row>
        <table:table-row table:style-name="ro1">
          <table:table-cell office:value-type="string" calcext:value-type="string">
            <text:p>ERR562424</text:p>
          </table:table-cell>
          <table:table-cell office:value-type="float" office:value="23.4183" calcext:value-type="float">
            <text:p>23.4183</text:p>
          </table:table-cell>
          <table:table-cell office:value-type="float" office:value="37.245" calcext:value-type="float">
            <text:p>37.245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184" calcext:value-type="float">
            <text:p>26.184</text:p>
          </table:table-cell>
          <table:table-cell office:value-type="float" office:value="40.18085" calcext:value-type="float">
            <text:p>40.18085</text:p>
          </table:table-cell>
          <table:table-cell office:value-type="float" office:value="182.326" calcext:value-type="float">
            <text:p>182.326</text:p>
          </table:table-cell>
          <table:table-cell office:value-type="float" office:value="0.465984" calcext:value-type="float">
            <text:p>0.465984</text:p>
          </table:table-cell>
          <table:table-cell office:value-type="float" office:value="0.194527" calcext:value-type="float">
            <text:p>0.194527</text:p>
          </table:table-cell>
        </table:table-row>
        <table:table-row table:style-name="ro1">
          <table:table-cell office:value-type="string" calcext:value-type="string">
            <text:p>ERR562387</text:p>
          </table:table-cell>
          <table:table-cell office:value-type="float" office:value="-62.0773" calcext:value-type="float">
            <text:p>-62.0773</text:p>
          </table:table-cell>
          <table:table-cell office:value-type="float" office:value="-49.4534" calcext:value-type="float">
            <text:p>-49.453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0.67108" calcext:value-type="float">
            <text:p>0.67108</text:p>
          </table:table-cell>
          <table:table-cell office:value-type="float" office:value="34.35388" calcext:value-type="float">
            <text:p>34.35388</text:p>
          </table:table-cell>
          <table:table-cell office:value-type="float" office:value="343.4373" calcext:value-type="float">
            <text:p>343.4373</text:p>
          </table:table-cell>
          <table:table-cell office:value-type="float" office:value="27.501159" calcext:value-type="float">
            <text:p>27.501159</text:p>
          </table:table-cell>
          <table:table-cell office:value-type="float" office:value="0.065273" calcext:value-type="float">
            <text:p>0.065273</text:p>
          </table:table-cell>
        </table:table-row>
        <table:table-row table:style-name="ro1">
          <table:table-cell office:value-type="string" calcext:value-type="string">
            <text:p>ERR562367</text:p>
          </table:table-cell>
          <table:table-cell office:value-type="float" office:value="36.5533" calcext:value-type="float">
            <text:p>36.5533</text:p>
          </table:table-cell>
          <table:table-cell office:value-type="float" office:value="-6.5669" calcext:value-type="float">
            <text:p>-6.56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408907" calcext:value-type="float">
            <text:p>20.408907</text:p>
          </table:table-cell>
          <table:table-cell office:value-type="float" office:value="36.63313" calcext:value-type="float">
            <text:p>36.63313</text:p>
          </table:table-cell>
          <table:table-cell table:number-columns-repeated="2"/>
          <table:table-cell office:value-type="float" office:value="0.090621" calcext:value-type="float">
            <text:p>0.090621</text:p>
          </table:table-cell>
        </table:table-row>
        <table:table-row table:style-name="ro1">
          <table:table-cell office:value-type="string" calcext:value-type="string">
            <text:p>ERR562452</text:p>
          </table:table-cell>
          <table:table-cell office:value-type="float" office:value="-16.9601" calcext:value-type="float">
            <text:p>-16.9601</text:p>
          </table:table-cell>
          <table:table-cell office:value-type="float" office:value="-100.6335" calcext:value-type="float">
            <text:p>-100.633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2.76873" calcext:value-type="float">
            <text:p>22.76873</text:p>
          </table:table-cell>
          <table:table-cell office:value-type="float" office:value="35.97144" calcext:value-type="float">
            <text:p>35.97144</text:p>
          </table:table-cell>
          <table:table-cell office:value-type="float" office:value="208.8654" calcext:value-type="float">
            <text:p>208.8654</text:p>
          </table:table-cell>
          <table:table-cell office:value-type="float" office:value="2.568726" calcext:value-type="float">
            <text:p>2.568726</text:p>
          </table:table-cell>
          <table:table-cell office:value-type="float" office:value="0.203347" calcext:value-type="float">
            <text:p>0.203347</text:p>
          </table:table-cell>
        </table:table-row>
        <table:table-row table:style-name="ro1">
          <table:table-cell office:value-type="string" calcext:value-type="string">
            <text:p>ERR562681</text:p>
          </table:table-cell>
          <table:table-cell office:value-type="float" office:value="27.155" calcext:value-type="float">
            <text:p>27.155</text:p>
          </table:table-cell>
          <table:table-cell office:value-type="float" office:value="34.83" calcext:value-type="float">
            <text:p>34.8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0621" calcext:value-type="float">
            <text:p>25.0621</text:p>
          </table:table-cell>
          <table:table-cell office:value-type="float" office:value="39.981867" calcext:value-type="float">
            <text:p>39.981867</text:p>
          </table:table-cell>
          <table:table-cell office:value-type="float" office:value="188.763583" calcext:value-type="float">
            <text:p>188.763583</text:p>
          </table:table-cell>
          <table:table-cell office:value-type="float" office:value="-0.137284" calcext:value-type="float">
            <text:p>-0.137284</text:p>
          </table:table-cell>
          <table:table-cell office:value-type="float" office:value="0.048898" calcext:value-type="float">
            <text:p>0.048898</text:p>
          </table:table-cell>
        </table:table-row>
        <table:table-row table:style-name="ro1">
          <table:table-cell office:value-type="string" calcext:value-type="string">
            <text:p>ERR562548</text:p>
          </table:table-cell>
          <table:table-cell office:value-type="float" office:value="39.5705" calcext:value-type="float">
            <text:p>39.5705</text:p>
          </table:table-cell>
          <table:table-cell office:value-type="float" office:value="17.4101" calcext:value-type="float">
            <text:p>17.410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.256933" calcext:value-type="float">
            <text:p>17.256933</text:p>
          </table:table-cell>
          <table:table-cell office:value-type="float" office:value="38.116167" calcext:value-type="float">
            <text:p>38.116167</text:p>
          </table:table-cell>
          <table:table-cell office:value-type="float" office:value="220.987333" calcext:value-type="float">
            <text:p>220.987333</text:p>
          </table:table-cell>
          <table:table-cell/>
          <table:table-cell office:value-type="float" office:value="0.228614" calcext:value-type="float">
            <text:p>0.228614</text:p>
          </table:table-cell>
        </table:table-row>
        <table:table-row table:style-name="ro1">
          <table:table-cell office:value-type="string" calcext:value-type="string">
            <text:p>ERR562541</text:p>
          </table:table-cell>
          <table:table-cell office:value-type="float" office:value="-29.4964" calcext:value-type="float">
            <text:p>-29.4964</text:p>
          </table:table-cell>
          <table:table-cell office:value-type="float" office:value="37.9974" calcext:value-type="float">
            <text:p>37.997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2.216956" calcext:value-type="float">
            <text:p>22.216956</text:p>
          </table:table-cell>
          <table:table-cell office:value-type="float" office:value="35.321383" calcext:value-type="float">
            <text:p>35.321383</text:p>
          </table:table-cell>
          <table:table-cell office:value-type="float" office:value="209.389557" calcext:value-type="float">
            <text:p>209.389557</text:p>
          </table:table-cell>
          <table:table-cell office:value-type="float" office:value="-0.166794" calcext:value-type="float">
            <text:p>-0.166794</text:p>
          </table:table-cell>
          <table:table-cell office:value-type="float" office:value="0.153769" calcext:value-type="float">
            <text:p>0.153769</text:p>
          </table:table-cell>
        </table:table-row>
        <table:table-row table:style-name="ro1">
          <table:table-cell office:value-type="string" calcext:value-type="string">
            <text:p>ERR562469</text:p>
          </table:table-cell>
          <table:table-cell office:value-type="float" office:value="33.9189" calcext:value-type="float">
            <text:p>33.9189</text:p>
          </table:table-cell>
          <table:table-cell office:value-type="float" office:value="32.8532" calcext:value-type="float">
            <text:p>32.85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7.8897" calcext:value-type="float">
            <text:p>17.8897</text:p>
          </table:table-cell>
          <table:table-cell office:value-type="float" office:value="39.2128" calcext:value-type="float">
            <text:p>39.2128</text:p>
          </table:table-cell>
          <table:table-cell office:value-type="float" office:value="219.195786" calcext:value-type="float">
            <text:p>219.195786</text:p>
          </table:table-cell>
          <table:table-cell office:value-type="float" office:value="-0.887964" calcext:value-type="float">
            <text:p>-0.887964</text:p>
          </table:table-cell>
          <table:table-cell office:value-type="float" office:value="0.048429" calcext:value-type="float">
            <text:p>0.048429</text:p>
          </table:table-cell>
        </table:table-row>
        <table:table-row table:style-name="ro1">
          <table:table-cell office:value-type="string" calcext:value-type="string">
            <text:p>ERR562668</text:p>
          </table:table-cell>
          <table:table-cell office:value-type="float" office:value="18.5667" calcext:value-type="float">
            <text:p>18.5667</text:p>
          </table:table-cell>
          <table:table-cell office:value-type="float" office:value="66.522" calcext:value-type="float">
            <text:p>66.5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372</text:p>
          </table:table-cell>
          <table:table-cell office:value-type="float" office:value="-29.5333" calcext:value-type="float">
            <text:p>-29.5333</text:p>
          </table:table-cell>
          <table:table-cell office:value-type="float" office:value="37.9117" calcext:value-type="float">
            <text:p>37.911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250309" calcext:value-type="float">
            <text:p>22.250309</text:p>
          </table:table-cell>
          <table:table-cell office:value-type="float" office:value="35.335545" calcext:value-type="float">
            <text:p>35.335545</text:p>
          </table:table-cell>
          <table:table-cell office:value-type="float" office:value="207.446227" calcext:value-type="float">
            <text:p>207.446227</text:p>
          </table:table-cell>
          <table:table-cell office:value-type="float" office:value="-0.112031" calcext:value-type="float">
            <text:p>-0.112031</text:p>
          </table:table-cell>
          <table:table-cell office:value-type="float" office:value="0.214573" calcext:value-type="float">
            <text:p>0.214573</text:p>
          </table:table-cell>
        </table:table-row>
        <table:table-row table:style-name="ro1">
          <table:table-cell office:value-type="string" calcext:value-type="string">
            <text:p>ERR562529</text:p>
          </table:table-cell>
          <table:table-cell office:value-type="float" office:value="33.9184" calcext:value-type="float">
            <text:p>33.9184</text:p>
          </table:table-cell>
          <table:table-cell office:value-type="float" office:value="32.86" calcext:value-type="float">
            <text:p>32.8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0.467475" calcext:value-type="float">
            <text:p>20.467475</text:p>
          </table:table-cell>
          <table:table-cell office:value-type="float" office:value="39.425358" calcext:value-type="float">
            <text:p>39.425358</text:p>
          </table:table-cell>
          <table:table-cell office:value-type="float" office:value="207.909583" calcext:value-type="float">
            <text:p>207.909583</text:p>
          </table:table-cell>
          <table:table-cell office:value-type="float" office:value="-0.147072" calcext:value-type="float">
            <text:p>-0.147072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ERR562624</text:p>
          </table:table-cell>
          <table:table-cell office:value-type="float" office:value="-21.004" calcext:value-type="float">
            <text:p>-21.004</text:p>
          </table:table-cell>
          <table:table-cell office:value-type="float" office:value="-35.3168" calcext:value-type="float">
            <text:p>-35.3168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2.517572" calcext:value-type="float">
            <text:p>22.517572</text:p>
          </table:table-cell>
          <table:table-cell office:value-type="float" office:value="36.946466" calcext:value-type="float">
            <text:p>36.946466</text:p>
          </table:table-cell>
          <table:table-cell office:value-type="float" office:value="205.30592" calcext:value-type="float">
            <text:p>205.30592</text:p>
          </table:table-cell>
          <table:table-cell office:value-type="float" office:value="0.056847" calcext:value-type="float">
            <text:p>0.056847</text:p>
          </table:table-cell>
          <table:table-cell office:value-type="float" office:value="0.092923" calcext:value-type="float">
            <text:p>0.092923</text:p>
          </table:table-cell>
        </table:table-row>
        <table:table-row table:style-name="ro1">
          <table:table-cell office:value-type="string" calcext:value-type="string">
            <text:p>ERR562486</text:p>
          </table:table-cell>
          <table:table-cell office:value-type="float" office:value="20.8116" calcext:value-type="float">
            <text:p>20.8116</text:p>
          </table:table-cell>
          <table:table-cell office:value-type="float" office:value="63.5128" calcext:value-type="float">
            <text:p>63.51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268343" calcext:value-type="float">
            <text:p>25.268343</text:p>
          </table:table-cell>
          <table:table-cell office:value-type="float" office:value="36.545436" calcext:value-type="float">
            <text:p>36.545436</text:p>
          </table:table-cell>
          <table:table-cell office:value-type="float" office:value="208.654571" calcext:value-type="float">
            <text:p>208.654571</text:p>
          </table:table-cell>
          <table:table-cell office:value-type="float" office:value="0.387014" calcext:value-type="float">
            <text:p>0.387014</text:p>
          </table:table-cell>
          <table:table-cell office:value-type="float" office:value="0.489547" calcext:value-type="float">
            <text:p>0.489547</text:p>
          </table:table-cell>
        </table:table-row>
        <table:table-row table:style-name="ro1">
          <table:table-cell office:value-type="string" calcext:value-type="string">
            <text:p>ERR562411</text:p>
          </table:table-cell>
          <table:table-cell office:value-type="float" office:value="35.7528" calcext:value-type="float">
            <text:p>35.7528</text:p>
          </table:table-cell>
          <table:table-cell office:value-type="float" office:value="14.2765" calcext:value-type="float">
            <text:p>14.2765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574</text:p>
          </table:table-cell>
          <table:table-cell office:value-type="float" office:value="-5.2529" calcext:value-type="float">
            <text:p>-5.2529</text:p>
          </table:table-cell>
          <table:table-cell office:value-type="float" office:value="-85.1545" calcext:value-type="float">
            <text:p>-85.154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4.943108" calcext:value-type="float">
            <text:p>24.943108</text:p>
          </table:table-cell>
          <table:table-cell office:value-type="float" office:value="34.748175" calcext:value-type="float">
            <text:p>34.748175</text:p>
          </table:table-cell>
          <table:table-cell office:value-type="float" office:value="205.992583" calcext:value-type="float">
            <text:p>205.992583</text:p>
          </table:table-cell>
          <table:table-cell office:value-type="float" office:value="11.688971" calcext:value-type="float">
            <text:p>11.688971</text:p>
          </table:table-cell>
          <table:table-cell office:value-type="float" office:value="0.238224" calcext:value-type="float">
            <text:p>0.238224</text:p>
          </table:table-cell>
        </table:table-row>
        <table:table-row table:style-name="ro1">
          <table:table-cell office:value-type="string" calcext:value-type="string">
            <text:p>ERR562390</text:p>
          </table:table-cell>
          <table:table-cell office:value-type="float" office:value="2.0299" calcext:value-type="float">
            <text:p>2.0299</text:p>
          </table:table-cell>
          <table:table-cell office:value-type="float" office:value="-84.5546" calcext:value-type="float">
            <text:p>-84.554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532035" calcext:value-type="float">
            <text:p>26.532035</text:p>
          </table:table-cell>
          <table:table-cell office:value-type="float" office:value="34.344808" calcext:value-type="float">
            <text:p>34.344808</text:p>
          </table:table-cell>
          <table:table-cell office:value-type="float" office:value="203.127654" calcext:value-type="float">
            <text:p>203.127654</text:p>
          </table:table-cell>
          <table:table-cell office:value-type="float" office:value="3.886605" calcext:value-type="float">
            <text:p>3.886605</text:p>
          </table:table-cell>
          <table:table-cell office:value-type="float" office:value="0.737378" calcext:value-type="float">
            <text:p>0.737378</text:p>
          </table:table-cell>
        </table:table-row>
        <table:table-row table:style-name="ro1">
          <table:table-cell office:value-type="string" calcext:value-type="string">
            <text:p>ERR562440</text:p>
          </table:table-cell>
          <table:table-cell office:value-type="float" office:value="-47.1899" calcext:value-type="float">
            <text:p>-47.1899</text:p>
          </table:table-cell>
          <table:table-cell office:value-type="float" office:value="-58.2724" calcext:value-type="float">
            <text:p>-58.272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7.321517" calcext:value-type="float">
            <text:p>7.321517</text:p>
          </table:table-cell>
          <table:table-cell office:value-type="float" office:value="34.048642" calcext:value-type="float">
            <text:p>34.048642</text:p>
          </table:table-cell>
          <table:table-cell office:value-type="float" office:value="305.012167" calcext:value-type="float">
            <text:p>305.012167</text:p>
          </table:table-cell>
          <table:table-cell office:value-type="float" office:value="17.091069" calcext:value-type="float">
            <text:p>17.091069</text:p>
          </table:table-cell>
          <table:table-cell office:value-type="float" office:value="0.310844" calcext:value-type="float">
            <text:p>0.310844</text:p>
          </table:table-cell>
        </table:table-row>
        <table:table-row table:style-name="ro1">
          <table:table-cell office:value-type="string" calcext:value-type="string">
            <text:p>ERR562432</text:p>
          </table:table-cell>
          <table:table-cell office:value-type="float" office:value="-47.2007" calcext:value-type="float">
            <text:p>-47.2007</text:p>
          </table:table-cell>
          <table:table-cell office:value-type="float" office:value="-57.9446" calcext:value-type="float">
            <text:p>-57.9446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6.975635" calcext:value-type="float">
            <text:p>6.975635</text:p>
          </table:table-cell>
          <table:table-cell office:value-type="float" office:value="34.057594" calcext:value-type="float">
            <text:p>34.057594</text:p>
          </table:table-cell>
          <table:table-cell office:value-type="float" office:value="306.211529" calcext:value-type="float">
            <text:p>306.211529</text:p>
          </table:table-cell>
          <table:table-cell office:value-type="float" office:value="17.111823" calcext:value-type="float">
            <text:p>17.111823</text:p>
          </table:table-cell>
          <table:table-cell office:value-type="float" office:value="1.01772" calcext:value-type="float">
            <text:p>1.01772</text:p>
          </table:table-cell>
        </table:table-row>
        <table:table-row table:style-name="ro1">
          <table:table-cell office:value-type="string" calcext:value-type="string">
            <text:p>ERR562727</text:p>
          </table:table-cell>
          <table:table-cell office:value-type="float" office:value="41.6663" calcext:value-type="float">
            <text:p>41.6663</text:p>
          </table:table-cell>
          <table:table-cell office:value-type="float" office:value="2.7994" calcext:value-type="float">
            <text:p>2.799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562718</text:p>
          </table:table-cell>
          <table:table-cell office:value-type="float" office:value="-30.2163" calcext:value-type="float">
            <text:p>-30.2163</text:p>
          </table:table-cell>
          <table:table-cell office:value-type="float" office:value="-43.275" calcext:value-type="float">
            <text:p>-43.2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079183" calcext:value-type="float">
            <text:p>20.079183</text:p>
          </table:table-cell>
          <table:table-cell office:value-type="float" office:value="36.323142" calcext:value-type="float">
            <text:p>36.323142</text:p>
          </table:table-cell>
          <table:table-cell office:value-type="float" office:value="221.56175" calcext:value-type="float">
            <text:p>221.56175</text:p>
          </table:table-cell>
          <table:table-cell office:value-type="float" office:value="-0.415012" calcext:value-type="float">
            <text:p>-0.415012</text:p>
          </table:table-cell>
          <table:table-cell office:value-type="float" office:value="0.026898" calcext:value-type="float">
            <text:p>0.026898</text:p>
          </table:table-cell>
        </table:table-row>
        <table:table-row table:style-name="ro1">
          <table:table-cell office:value-type="string" calcext:value-type="string">
            <text:p>ERR562641</text:p>
          </table:table-cell>
          <table:table-cell office:value-type="float" office:value="-32.2401" calcext:value-type="float">
            <text:p>-32.2401</text:p>
          </table:table-cell>
          <table:table-cell office:value-type="float" office:value="17.7103" calcext:value-type="float">
            <text:p>17.710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2.83445" calcext:value-type="float">
            <text:p>12.83445</text:p>
          </table:table-cell>
          <table:table-cell office:value-type="float" office:value="34.845292" calcext:value-type="float">
            <text:p>34.845292</text:p>
          </table:table-cell>
          <table:table-cell office:value-type="float" office:value="249.351417" calcext:value-type="float">
            <text:p>249.351417</text:p>
          </table:table-cell>
          <table:table-cell office:value-type="float" office:value="0.405607" calcext:value-type="float">
            <text:p>0.405607</text:p>
          </table:table-cell>
          <table:table-cell office:value-type="float" office:value="1.551493" calcext:value-type="float">
            <text:p>1.551493</text:p>
          </table:table-cell>
        </table:table-row>
        <table:table-row table:style-name="ro1">
          <table:table-cell office:value-type="string" calcext:value-type="string">
            <text:p>ERR562449</text:p>
          </table:table-cell>
          <table:table-cell office:value-type="float" office:value="18.5584" calcext:value-type="float">
            <text:p>18.5584</text:p>
          </table:table-cell>
          <table:table-cell office:value-type="float" office:value="66.4725" calcext:value-type="float">
            <text:p>66.472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748267" calcext:value-type="float">
            <text:p>26.748267</text:p>
          </table:table-cell>
          <table:table-cell office:value-type="float" office:value="36.369233" calcext:value-type="float">
            <text:p>36.369233</text:p>
          </table:table-cell>
          <table:table-cell office:value-type="float" office:value="192.536833" calcext:value-type="float">
            <text:p>192.536833</text:p>
          </table:table-cell>
          <table:table-cell office:value-type="float" office:value="-0.737324" calcext:value-type="float">
            <text:p>-0.737324</text:p>
          </table:table-cell>
          <table:table-cell office:value-type="float" office:value="0.242524" calcext:value-type="float">
            <text:p>0.242524</text:p>
          </table:table-cell>
        </table:table-row>
        <table:table-row table:style-name="ro1">
          <table:table-cell office:value-type="string" calcext:value-type="string">
            <text:p>ERR562671</text:p>
          </table:table-cell>
          <table:table-cell office:value-type="float" office:value="-8.7296" calcext:value-type="float">
            <text:p>-8.7296</text:p>
          </table:table-cell>
          <table:table-cell office:value-type="float" office:value="-17.9604" calcext:value-type="float">
            <text:p>-17.960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4.112672" calcext:value-type="float">
            <text:p>24.112672</text:p>
          </table:table-cell>
          <table:table-cell office:value-type="float" office:value="36.603343" calcext:value-type="float">
            <text:p>36.603343</text:p>
          </table:table-cell>
          <table:table-cell office:value-type="float" office:value="194.428431" calcext:value-type="float">
            <text:p>194.428431</text:p>
          </table:table-cell>
          <table:table-cell office:value-type="float" office:value="0.241265" calcext:value-type="float">
            <text:p>0.241265</text:p>
          </table:table-cell>
          <table:table-cell office:value-type="float" office:value="0.263939" calcext:value-type="float">
            <text:p>0.263939</text:p>
          </table:table-cell>
        </table:table-row>
        <table:table-row table:style-name="ro1">
          <table:table-cell office:value-type="string" calcext:value-type="string">
            <text:p>ERR562709</text:p>
          </table:table-cell>
          <table:table-cell office:value-type="float" office:value="39.0609" calcext:value-type="float">
            <text:p>39.0609</text:p>
          </table:table-cell>
          <table:table-cell office:value-type="float" office:value="5.9422" calcext:value-type="float">
            <text:p>5.94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151933" calcext:value-type="float">
            <text:p>16.151933</text:p>
          </table:table-cell>
          <table:table-cell office:value-type="float" office:value="37.8232" calcext:value-type="float">
            <text:p>37.8232</text:p>
          </table:table-cell>
          <table:table-cell table:number-columns-repeated="2"/>
          <table:table-cell office:value-type="float" office:value="0.434367" calcext:value-type="float">
            <text:p>0.434367</text:p>
          </table:table-cell>
        </table:table-row>
        <table:table-row table:style-name="ro1">
          <table:table-cell office:value-type="string" calcext:value-type="string">
            <text:p>ERR562495</text:p>
          </table:table-cell>
          <table:table-cell office:value-type="float" office:value="1.9928" calcext:value-type="float">
            <text:p>1.9928</text:p>
          </table:table-cell>
          <table:table-cell office:value-type="float" office:value="-84.5766" calcext:value-type="float">
            <text:p>-84.576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7.617558" calcext:value-type="float">
            <text:p>27.617558</text:p>
          </table:table-cell>
          <table:table-cell office:value-type="float" office:value="33.3676" calcext:value-type="float">
            <text:p>33.3676</text:p>
          </table:table-cell>
          <table:table-cell office:value-type="float" office:value="198.635833" calcext:value-type="float">
            <text:p>198.635833</text:p>
          </table:table-cell>
          <table:table-cell office:value-type="float" office:value="1.210114" calcext:value-type="float">
            <text:p>1.210114</text:p>
          </table:table-cell>
          <table:table-cell office:value-type="float" office:value="0.28167" calcext:value-type="float">
            <text:p>0.28167</text:p>
          </table:table-cell>
        </table:table-row>
        <table:table-row table:style-name="ro1">
          <table:table-cell office:value-type="string" calcext:value-type="string">
            <text:p>ERR562538</text:p>
          </table:table-cell>
          <table:table-cell office:value-type="float" office:value="-47.1863" calcext:value-type="float">
            <text:p>-47.1863</text:p>
          </table:table-cell>
          <table:table-cell office:value-type="float" office:value="-58.2902" calcext:value-type="float">
            <text:p>-58.290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7.321517" calcext:value-type="float">
            <text:p>7.321517</text:p>
          </table:table-cell>
          <table:table-cell office:value-type="float" office:value="34.048642" calcext:value-type="float">
            <text:p>34.048642</text:p>
          </table:table-cell>
          <table:table-cell office:value-type="float" office:value="305.012167" calcext:value-type="float">
            <text:p>305.012167</text:p>
          </table:table-cell>
          <table:table-cell office:value-type="float" office:value="17.091069" calcext:value-type="float">
            <text:p>17.091069</text:p>
          </table:table-cell>
          <table:table-cell office:value-type="float" office:value="0.310844" calcext:value-type="float">
            <text:p>0.310844</text:p>
          </table:table-cell>
        </table:table-row>
        <table:table-row table:style-name="ro1">
          <table:table-cell office:value-type="string" calcext:value-type="string">
            <text:p>ERR562669</text:p>
          </table:table-cell>
          <table:table-cell office:value-type="float" office:value="-32.2188" calcext:value-type="float">
            <text:p>-32.2188</text:p>
          </table:table-cell>
          <table:table-cell office:value-type="float" office:value="17.7054" calcext:value-type="float">
            <text:p>17.705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2.83445" calcext:value-type="float">
            <text:p>12.83445</text:p>
          </table:table-cell>
          <table:table-cell office:value-type="float" office:value="34.845292" calcext:value-type="float">
            <text:p>34.845292</text:p>
          </table:table-cell>
          <table:table-cell office:value-type="float" office:value="249.351417" calcext:value-type="float">
            <text:p>249.351417</text:p>
          </table:table-cell>
          <table:table-cell office:value-type="float" office:value="0.405607" calcext:value-type="float">
            <text:p>0.405607</text:p>
          </table:table-cell>
          <table:table-cell office:value-type="float" office:value="1.551493" calcext:value-type="float">
            <text:p>1.551493</text:p>
          </table:table-cell>
        </table:table-row>
        <table:table-row table:style-name="ro1">
          <table:table-cell office:value-type="string" calcext:value-type="string">
            <text:p>ERR562631</text:p>
          </table:table-cell>
          <table:table-cell office:value-type="float" office:value="-8.9109" calcext:value-type="float">
            <text:p>-8.9109</text:p>
          </table:table-cell>
          <table:table-cell office:value-type="float" office:value="-140.2845" calcext:value-type="float">
            <text:p>-140.284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2.1151" calcext:value-type="float">
            <text:p>22.1151</text:p>
          </table:table-cell>
          <table:table-cell office:value-type="float" office:value="35.88072" calcext:value-type="float">
            <text:p>35.88072</text:p>
          </table:table-cell>
          <table:table-cell office:value-type="float" office:value="161.3185" calcext:value-type="float">
            <text:p>161.3185</text:p>
          </table:table-cell>
          <table:table-cell office:value-type="float" office:value="5.023264" calcext:value-type="float">
            <text:p>5.023264</text:p>
          </table:table-cell>
          <table:table-cell office:value-type="float" office:value="0.051638" calcext:value-type="float">
            <text:p>0.051638</text:p>
          </table:table-cell>
        </table:table-row>
        <table:table-row table:style-name="ro1">
          <table:table-cell office:value-type="string" calcext:value-type="string">
            <text:p>ERR562378</text:p>
          </table:table-cell>
          <table:table-cell office:value-type="float" office:value="-32.2401" calcext:value-type="float">
            <text:p>-32.2401</text:p>
          </table:table-cell>
          <table:table-cell office:value-type="float" office:value="17.7103" calcext:value-type="float">
            <text:p>17.710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2.83445" calcext:value-type="float">
            <text:p>12.83445</text:p>
          </table:table-cell>
          <table:table-cell office:value-type="float" office:value="34.845292" calcext:value-type="float">
            <text:p>34.845292</text:p>
          </table:table-cell>
          <table:table-cell office:value-type="float" office:value="249.351417" calcext:value-type="float">
            <text:p>249.351417</text:p>
          </table:table-cell>
          <table:table-cell office:value-type="float" office:value="0.405607" calcext:value-type="float">
            <text:p>0.405607</text:p>
          </table:table-cell>
          <table:table-cell office:value-type="float" office:value="1.551493" calcext:value-type="float">
            <text:p>1.551493</text:p>
          </table:table-cell>
        </table:table-row>
        <table:table-row table:style-name="ro1">
          <table:table-cell office:value-type="string" calcext:value-type="string">
            <text:p>ERR562685</text:p>
          </table:table-cell>
          <table:table-cell office:value-type="float" office:value="-8.9058" calcext:value-type="float">
            <text:p>-8.9058</text:p>
          </table:table-cell>
          <table:table-cell office:value-type="float" office:value="-142.6179" calcext:value-type="float">
            <text:p>-142.6179</text:p>
          </table:table-cell>
          <table:table-cell office:value-type="string" calcext:value-type="string">
            <text:p>0-1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695465" calcext:value-type="float">
            <text:p>23.695465</text:p>
          </table:table-cell>
          <table:table-cell office:value-type="float" office:value="36.272197" calcext:value-type="float">
            <text:p>36.272197</text:p>
          </table:table-cell>
          <table:table-cell office:value-type="float" office:value="159.902145" calcext:value-type="float">
            <text:p>159.902145</text:p>
          </table:table-cell>
          <table:table-cell office:value-type="float" office:value="4.263645" calcext:value-type="float">
            <text:p>4.263645</text:p>
          </table:table-cell>
          <table:table-cell office:value-type="float" office:value="0.025524" calcext:value-type="float">
            <text:p>0.025524</text:p>
          </table:table-cell>
        </table:table-row>
        <table:table-row table:style-name="ro1">
          <table:table-cell office:value-type="string" calcext:value-type="string">
            <text:p>ERR562596</text:p>
          </table:table-cell>
          <table:table-cell office:value-type="float" office:value="18.4917" calcext:value-type="float">
            <text:p>18.4917</text:p>
          </table:table-cell>
          <table:table-cell office:value-type="float" office:value="39.8583" calcext:value-type="float">
            <text:p>39.858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588632" calcext:value-type="float">
            <text:p>27.588632</text:p>
          </table:table-cell>
          <table:table-cell office:value-type="float" office:value="38.834904" calcext:value-type="float">
            <text:p>38.834904</text:p>
          </table:table-cell>
          <table:table-cell office:value-type="float" office:value="178.256286" calcext:value-type="float">
            <text:p>178.256286</text:p>
          </table:table-cell>
          <table:table-cell office:value-type="float" office:value="-0.148095" calcext:value-type="float">
            <text:p>-0.148095</text:p>
          </table:table-cell>
          <table:table-cell office:value-type="float" office:value="0.159383" calcext:value-type="float">
            <text:p>0.159383</text:p>
          </table:table-cell>
        </table:table-row>
        <table:table-row table:style-name="ro1">
          <table:table-cell office:value-type="string" calcext:value-type="string">
            <text:p>ERR562527</text:p>
          </table:table-cell>
          <table:table-cell office:value-type="float" office:value="-8.7484" calcext:value-type="float">
            <text:p>-8.7484</text:p>
          </table:table-cell>
          <table:table-cell office:value-type="float" office:value="-17.9179" calcext:value-type="float">
            <text:p>-17.917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02619" calcext:value-type="float">
            <text:p>25.02619</text:p>
          </table:table-cell>
          <table:table-cell office:value-type="float" office:value="36.42324" calcext:value-type="float">
            <text:p>36.42324</text:p>
          </table:table-cell>
          <table:table-cell office:value-type="float" office:value="199.1195" calcext:value-type="float">
            <text:p>199.1195</text:p>
          </table:table-cell>
          <table:table-cell office:value-type="float" office:value="0.263475" calcext:value-type="float">
            <text:p>0.263475</text:p>
          </table:table-cell>
          <table:table-cell office:value-type="float" office:value="0.050608" calcext:value-type="float">
            <text:p>0.050608</text:p>
          </table:table-cell>
        </table:table-row>
        <table:table-row table:style-name="ro1">
          <table:table-cell office:value-type="string" calcext:value-type="string">
            <text:p>ERR562433</text:p>
          </table:table-cell>
          <table:table-cell office:value-type="float" office:value="-25.826" calcext:value-type="float">
            <text:p>-25.826</text:p>
          </table:table-cell>
          <table:table-cell office:value-type="float" office:value="-111.7294" calcext:value-type="float">
            <text:p>-111.7294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171605" calcext:value-type="float">
            <text:p>20.171605</text:p>
          </table:table-cell>
          <table:table-cell office:value-type="float" office:value="35.845669" calcext:value-type="float">
            <text:p>35.845669</text:p>
          </table:table-cell>
          <table:table-cell office:value-type="float" office:value="210.5781" calcext:value-type="float">
            <text:p>210.5781</text:p>
          </table:table-cell>
          <table:table-cell office:value-type="float" office:value="-0.73316" calcext:value-type="float">
            <text:p>-0.73316</text:p>
          </table:table-cell>
          <table:table-cell office:value-type="float" office:value="0.176523" calcext:value-type="float">
            <text:p>0.176523</text:p>
          </table:table-cell>
        </table:table-row>
        <table:table-row table:style-name="ro1">
          <table:table-cell office:value-type="string" calcext:value-type="string">
            <text:p>ERR562531</text:p>
          </table:table-cell>
          <table:table-cell office:value-type="float" office:value="-31.0292" calcext:value-type="float">
            <text:p>-31.0292</text:p>
          </table:table-cell>
          <table:table-cell office:value-type="float" office:value="4.6742" calcext:value-type="float">
            <text:p>4.674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.781464" calcext:value-type="float">
            <text:p>16.781464</text:p>
          </table:table-cell>
          <table:table-cell office:value-type="float" office:value="35.688121" calcext:value-type="float">
            <text:p>35.688121</text:p>
          </table:table-cell>
          <table:table-cell office:value-type="float" office:value="231.611429" calcext:value-type="float">
            <text:p>231.611429</text:p>
          </table:table-cell>
          <table:table-cell/>
          <table:table-cell office:value-type="float" office:value="0.442185" calcext:value-type="float">
            <text:p>0.442185</text:p>
          </table:table-cell>
        </table:table-row>
        <table:table-row table:style-name="ro1">
          <table:table-cell office:value-type="string" calcext:value-type="string">
            <text:p>ERR562656</text:p>
          </table:table-cell>
          <table:table-cell office:value-type="float" office:value="33.9179" calcext:value-type="float">
            <text:p>33.9179</text:p>
          </table:table-cell>
          <table:table-cell office:value-type="float" office:value="32.898" calcext:value-type="float">
            <text:p>32.8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460612" calcext:value-type="float">
            <text:p>20.460612</text:p>
          </table:table-cell>
          <table:table-cell office:value-type="float" office:value="39.425208" calcext:value-type="float">
            <text:p>39.425208</text:p>
          </table:table-cell>
          <table:table-cell office:value-type="float" office:value="207.738375" calcext:value-type="float">
            <text:p>207.738375</text:p>
          </table:table-cell>
          <table:table-cell office:value-type="float" office:value="-0.447961" calcext:value-type="float">
            <text:p>-0.447961</text:p>
          </table:table-cell>
          <table:table-cell office:value-type="float" office:value="0.01585" calcext:value-type="float">
            <text:p>0.01585</text:p>
          </table:table-cell>
        </table:table-row>
        <table:table-row table:style-name="ro1">
          <table:table-cell office:value-type="string" calcext:value-type="string">
            <text:p>ERR562363</text:p>
          </table:table-cell>
          <table:table-cell office:value-type="float" office:value="0.0033" calcext:value-type="float">
            <text:p>0.0033</text:p>
          </table:table-cell>
          <table:table-cell office:value-type="float" office:value="71.6428" calcext:value-type="float">
            <text:p>71.64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.496383" calcext:value-type="float">
            <text:p>30.496383</text:p>
          </table:table-cell>
          <table:table-cell office:value-type="float" office:value="35.091133" calcext:value-type="float">
            <text:p>35.091133</text:p>
          </table:table-cell>
          <table:table-cell office:value-type="float" office:value="185.243833" calcext:value-type="float">
            <text:p>185.243833</text:p>
          </table:table-cell>
          <table:table-cell office:value-type="float" office:value="2.575786" calcext:value-type="float">
            <text:p>2.575786</text:p>
          </table:table-cell>
          <table:table-cell office:value-type="float" office:value="0.026898" calcext:value-type="float">
            <text:p>0.026898</text:p>
          </table:table-cell>
        </table:table-row>
        <table:table-row table:style-name="ro1">
          <table:table-cell office:value-type="string" calcext:value-type="string">
            <text:p>ERR562607</text:p>
          </table:table-cell>
          <table:table-cell office:value-type="float" office:value="-31.0266" calcext:value-type="float">
            <text:p>-31.0266</text:p>
          </table:table-cell>
          <table:table-cell office:value-type="float" office:value="4.665" calcext:value-type="float">
            <text:p>4.66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6.832058" calcext:value-type="float">
            <text:p>16.832058</text:p>
          </table:table-cell>
          <table:table-cell office:value-type="float" office:value="35.68685" calcext:value-type="float">
            <text:p>35.68685</text:p>
          </table:table-cell>
          <table:table-cell office:value-type="float" office:value="231.914833" calcext:value-type="float">
            <text:p>231.914833</text:p>
          </table:table-cell>
          <table:table-cell/>
          <table:table-cell office:value-type="float" office:value="0.201517" calcext:value-type="float">
            <text:p>0.201517</text:p>
          </table:table-cell>
        </table:table-row>
        <table:table-row table:style-name="ro1">
          <table:table-cell office:value-type="string" calcext:value-type="string">
            <text:p>ERR562633</text:p>
          </table:table-cell>
          <table:table-cell office:value-type="float" office:value="42.1646" calcext:value-type="float">
            <text:p>42.1646</text:p>
          </table:table-cell>
          <table:table-cell office:value-type="float" office:value="17.736" calcext:value-type="float">
            <text:p>17.73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4.9571" calcext:value-type="float">
            <text:p>14.9571</text:p>
          </table:table-cell>
          <table:table-cell office:value-type="float" office:value="38.5178" calcext:value-type="float">
            <text:p>38.5178</text:p>
          </table:table-cell>
          <table:table-cell office:value-type="float" office:value="225.596667" calcext:value-type="float">
            <text:p>225.596667</text:p>
          </table:table-cell>
          <table:table-cell/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ERR562564</text:p>
          </table:table-cell>
          <table:table-cell office:value-type="float" office:value="-20.4091" calcext:value-type="float">
            <text:p>-20.4091</text:p>
          </table:table-cell>
          <table:table-cell office:value-type="float" office:value="-3.1759" calcext:value-type="float">
            <text:p>-3.175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9.776808" calcext:value-type="float">
            <text:p>19.776808</text:p>
          </table:table-cell>
          <table:table-cell office:value-type="float" office:value="36.376225" calcext:value-type="float">
            <text:p>36.376225</text:p>
          </table:table-cell>
          <table:table-cell office:value-type="float" office:value="215.650833" calcext:value-type="float">
            <text:p>215.650833</text:p>
          </table:table-cell>
          <table:table-cell office:value-type="float" office:value="0.168013" calcext:value-type="float">
            <text:p>0.168013</text:p>
          </table:table-cell>
          <table:table-cell office:value-type="float" office:value="0.324315" calcext:value-type="float">
            <text:p>0.324315</text:p>
          </table:table-cell>
        </table:table-row>
        <table:table-row table:style-name="ro1">
          <table:table-cell office:value-type="string" calcext:value-type="string">
            <text:p>ERR562549</text:p>
          </table:table-cell>
          <table:table-cell office:value-type="float" office:value="6.0001" calcext:value-type="float">
            <text:p>6.0001</text:p>
          </table:table-cell>
          <table:table-cell office:value-type="float" office:value="73.8955" calcext:value-type="float">
            <text:p>73.895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9.980283" calcext:value-type="float">
            <text:p>29.980283</text:p>
          </table:table-cell>
          <table:table-cell office:value-type="float" office:value="34.56155" calcext:value-type="float">
            <text:p>34.56155</text:p>
          </table:table-cell>
          <table:table-cell office:value-type="float" office:value="189.25475" calcext:value-type="float">
            <text:p>189.25475</text:p>
          </table:table-cell>
          <table:table-cell office:value-type="float" office:value="-1.47882" calcext:value-type="float">
            <text:p>-1.47882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string" calcext:value-type="string">
            <text:p>ERR562407</text:p>
          </table:table-cell>
          <table:table-cell office:value-type="float" office:value="-29.4985" calcext:value-type="float">
            <text:p>-29.4985</text:p>
          </table:table-cell>
          <table:table-cell office:value-type="float" office:value="37.9926" calcext:value-type="float">
            <text:p>37.99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2.222092" calcext:value-type="float">
            <text:p>22.222092</text:p>
          </table:table-cell>
          <table:table-cell office:value-type="float" office:value="35.3215" calcext:value-type="float">
            <text:p>35.3215</text:p>
          </table:table-cell>
          <table:table-cell office:value-type="float" office:value="209.639083" calcext:value-type="float">
            <text:p>209.639083</text:p>
          </table:table-cell>
          <table:table-cell office:value-type="float" office:value="-0.166794" calcext:value-type="float">
            <text:p>-0.166794</text:p>
          </table:table-cell>
          <table:table-cell office:value-type="float" office:value="0.118772" calcext:value-type="float">
            <text:p>0.118772</text:p>
          </table:table-cell>
        </table:table-row>
        <table:table-row table:style-name="ro1">
          <table:table-cell office:value-type="string" calcext:value-type="string">
            <text:p>ERR562612</text:p>
          </table:table-cell>
          <table:table-cell office:value-type="float" office:value="-16.9554" calcext:value-type="float">
            <text:p>-16.9554</text:p>
          </table:table-cell>
          <table:table-cell office:value-type="float" office:value="-100.6911" calcext:value-type="float">
            <text:p>-100.69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2.762017" calcext:value-type="float">
            <text:p>22.762017</text:p>
          </table:table-cell>
          <table:table-cell office:value-type="float" office:value="35.988467" calcext:value-type="float">
            <text:p>35.988467</text:p>
          </table:table-cell>
          <table:table-cell office:value-type="float" office:value="209.228083" calcext:value-type="float">
            <text:p>209.228083</text:p>
          </table:table-cell>
          <table:table-cell office:value-type="float" office:value="2.597182" calcext:value-type="float">
            <text:p>2.597182</text:p>
          </table:table-cell>
          <table:table-cell office:value-type="float" office:value="0.07328" calcext:value-type="float">
            <text:p>0.07328</text:p>
          </table:table-cell>
        </table:table-row>
        <table:table-row table:style-name="ro1">
          <table:table-cell office:value-type="string" calcext:value-type="string">
            <text:p>ERR562676</text:p>
          </table:table-cell>
          <table:table-cell office:value-type="float" office:value="-12.9119" calcext:value-type="float">
            <text:p>-12.9119</text:p>
          </table:table-cell>
          <table:table-cell office:value-type="float" office:value="-96.1101" calcext:value-type="float">
            <text:p>-96.110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.995942" calcext:value-type="float">
            <text:p>20.995942</text:p>
          </table:table-cell>
          <table:table-cell office:value-type="float" office:value="35.539612" calcext:value-type="float">
            <text:p>35.539612</text:p>
          </table:table-cell>
          <table:table-cell office:value-type="float" office:value="221.370462" calcext:value-type="float">
            <text:p>221.370462</text:p>
          </table:table-cell>
          <table:table-cell office:value-type="float" office:value="3.350768" calcext:value-type="float">
            <text:p>3.350768</text:p>
          </table:table-cell>
          <table:table-cell office:value-type="float" office:value="0.375762" calcext:value-type="float">
            <text:p>0.375762</text:p>
          </table:table-cell>
        </table:table-row>
        <table:table-row table:style-name="ro1">
          <table:table-cell office:value-type="string" calcext:value-type="string">
            <text:p>ERR562657</text:p>
          </table:table-cell>
          <table:table-cell office:value-type="float" office:value="-60.2287" calcext:value-type="float">
            <text:p>-60.2287</text:p>
          </table:table-cell>
          <table:table-cell office:value-type="float" office:value="-60.6476" calcext:value-type="float">
            <text:p>-60.647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.84402" calcext:value-type="float">
            <text:p>1.84402</text:p>
          </table:table-cell>
          <table:table-cell office:value-type="float" office:value="33.71972" calcext:value-type="float">
            <text:p>33.71972</text:p>
          </table:table-cell>
          <table:table-cell office:value-type="float" office:value="338.2982" calcext:value-type="float">
            <text:p>338.2982</text:p>
          </table:table-cell>
          <table:table-cell office:value-type="float" office:value="24.423039" calcext:value-type="float">
            <text:p>24.423039</text:p>
          </table:table-cell>
          <table:table-cell office:value-type="float" office:value="0.109555" calcext:value-type="float">
            <text:p>0.109555</text:p>
          </table:table-cell>
        </table:table-row>
        <table:table-row table:style-name="ro1">
          <table:table-cell office:value-type="string" calcext:value-type="string">
            <text:p>ERR562583</text:p>
          </table:table-cell>
          <table:table-cell office:value-type="float" office:value="-9.4153" calcext:value-type="float">
            <text:p>-9.4153</text:p>
          </table:table-cell>
          <table:table-cell office:value-type="float" office:value="66.303" calcext:value-type="float">
            <text:p>66.30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9.845967" calcext:value-type="float">
            <text:p>29.845967</text:p>
          </table:table-cell>
          <table:table-cell office:value-type="float" office:value="34.181417" calcext:value-type="float">
            <text:p>34.181417</text:p>
          </table:table-cell>
          <table:table-cell office:value-type="float" office:value="187.598417" calcext:value-type="float">
            <text:p>187.598417</text:p>
          </table:table-cell>
          <table:table-cell office:value-type="float" office:value="-1.608495" calcext:value-type="float">
            <text:p>-1.608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632</text:p>
          </table:table-cell>
          <table:table-cell office:value-type="float" office:value="-9.0714" calcext:value-type="float">
            <text:p>-9.0714</text:p>
          </table:table-cell>
          <table:table-cell office:value-type="float" office:value="-140.5973" calcext:value-type="float">
            <text:p>-140.5973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221787" calcext:value-type="float">
            <text:p>25.221787</text:p>
          </table:table-cell>
          <table:table-cell office:value-type="float" office:value="35.797875" calcext:value-type="float">
            <text:p>35.797875</text:p>
          </table:table-cell>
          <table:table-cell office:value-type="float" office:value="175.895625" calcext:value-type="float">
            <text:p>175.895625</text:p>
          </table:table-cell>
          <table:table-cell office:value-type="float" office:value="4.458677" calcext:value-type="float">
            <text:p>4.458677</text:p>
          </table:table-cell>
          <table:table-cell office:value-type="float" office:value="0.127609" calcext:value-type="float">
            <text:p>0.127609</text:p>
          </table:table-cell>
        </table:table-row>
        <table:table-row table:style-name="ro1">
          <table:table-cell office:value-type="string" calcext:value-type="string">
            <text:p>ERR562614</text:p>
          </table:table-cell>
          <table:table-cell office:value-type="float" office:value="37.4956" calcext:value-type="float">
            <text:p>37.4956</text:p>
          </table:table-cell>
          <table:table-cell office:value-type="float" office:value="15.4945" calcext:value-type="float">
            <text:p>15.494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66055" calcext:value-type="float">
            <text:p>20.66055</text:p>
          </table:table-cell>
          <table:table-cell office:value-type="float" office:value="38.133342" calcext:value-type="float">
            <text:p>38.133342</text:p>
          </table:table-cell>
          <table:table-cell office:value-type="float" office:value="210.106333" calcext:value-type="float">
            <text:p>210.106333</text:p>
          </table:table-cell>
          <table:table-cell/>
          <table:table-cell office:value-type="float" office:value="0.102723" calcext:value-type="float">
            <text:p>0.102723</text:p>
          </table:table-cell>
        </table:table-row>
        <table:table-row table:style-name="ro1">
          <table:table-cell office:value-type="string" calcext:value-type="string">
            <text:p>ERR562375</text:p>
          </table:table-cell>
          <table:table-cell office:value-type="float" office:value="-31.0536" calcext:value-type="float">
            <text:p>-31.0536</text:p>
          </table:table-cell>
          <table:table-cell office:value-type="float" office:value="4.6742" calcext:value-type="float">
            <text:p>4.67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948525" calcext:value-type="float">
            <text:p>16.948525</text:p>
          </table:table-cell>
          <table:table-cell office:value-type="float" office:value="35.690458" calcext:value-type="float">
            <text:p>35.690458</text:p>
          </table:table-cell>
          <table:table-cell office:value-type="float" office:value="234.236" calcext:value-type="float">
            <text:p>234.236</text:p>
          </table:table-cell>
          <table:table-cell office:value-type="float" office:value="2.096308" calcext:value-type="float">
            <text:p>2.096308</text:p>
          </table:table-cell>
          <table:table-cell office:value-type="float" office:value="0.545147" calcext:value-type="float">
            <text:p>0.545147</text:p>
          </table:table-cell>
        </table:table-row>
        <table:table-row table:style-name="ro1">
          <table:table-cell office:value-type="string" calcext:value-type="string">
            <text:p>ERR562679</text:p>
          </table:table-cell>
          <table:table-cell office:value-type="float" office:value="39.3991" calcext:value-type="float">
            <text:p>39.3991</text:p>
          </table:table-cell>
          <table:table-cell office:value-type="float" office:value="19.3997" calcext:value-type="float">
            <text:p>19.399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.161277" calcext:value-type="float">
            <text:p>15.161277</text:p>
          </table:table-cell>
          <table:table-cell office:value-type="float" office:value="38.475705" calcext:value-type="float">
            <text:p>38.475705</text:p>
          </table:table-cell>
          <table:table-cell office:value-type="float" office:value="229.547682" calcext:value-type="float">
            <text:p>229.547682</text:p>
          </table:table-cell>
          <table:table-cell/>
          <table:table-cell office:value-type="float" office:value="0.201016" calcext:value-type="float">
            <text:p>0.201016</text:p>
          </table:table-cell>
        </table:table-row>
        <table:table-row table:style-name="ro1">
          <table:table-cell office:value-type="string" calcext:value-type="string">
            <text:p>ERR562536</text:p>
          </table:table-cell>
          <table:table-cell office:value-type="float" office:value="18.5918" calcext:value-type="float">
            <text:p>18.5918</text:p>
          </table:table-cell>
          <table:table-cell office:value-type="float" office:value="66.622" calcext:value-type="float">
            <text:p>66.6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522</text:p>
          </table:table-cell>
          <table:table-cell office:value-type="float" office:value="14.5741" calcext:value-type="float">
            <text:p>14.5741</text:p>
          </table:table-cell>
          <table:table-cell office:value-type="float" office:value="69.9988" calcext:value-type="float">
            <text:p>69.998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9.165033" calcext:value-type="float">
            <text:p>29.165033</text:p>
          </table:table-cell>
          <table:table-cell office:value-type="float" office:value="36.050392" calcext:value-type="float">
            <text:p>36.050392</text:p>
          </table:table-cell>
          <table:table-cell office:value-type="float" office:value="186.562083" calcext:value-type="float">
            <text:p>186.562083</text:p>
          </table:table-cell>
          <table:table-cell office:value-type="float" office:value="-0.301436" calcext:value-type="float">
            <text:p>-0.30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562547</text:p>
          </table:table-cell>
          <table:table-cell office:value-type="float" office:value="-21.0292" calcext:value-type="float">
            <text:p>-21.0292</text:p>
          </table:table-cell>
          <table:table-cell office:value-type="float" office:value="-35.3498" calcext:value-type="float">
            <text:p>-35.3498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1.643283" calcext:value-type="float">
            <text:p>21.643283</text:p>
          </table:table-cell>
          <table:table-cell office:value-type="float" office:value="36.724683" calcext:value-type="float">
            <text:p>36.724683</text:p>
          </table:table-cell>
          <table:table-cell office:value-type="float" office:value="203.814833" calcext:value-type="float">
            <text:p>203.814833</text:p>
          </table:table-cell>
          <table:table-cell office:value-type="float" office:value="0.580918" calcext:value-type="float">
            <text:p>0.580918</text:p>
          </table:table-cell>
          <table:table-cell office:value-type="float" office:value="0.150865" calcext:value-type="float">
            <text:p>0.150865</text:p>
          </table:table-cell>
        </table:table-row>
        <table:table-row table:style-name="ro1">
          <table:table-cell office:value-type="string" calcext:value-type="string">
            <text:p>ERR562365</text:p>
          </table:table-cell>
          <table:table-cell office:value-type="float" office:value="-34.8986" calcext:value-type="float">
            <text:p>-34.8986</text:p>
          </table:table-cell>
          <table:table-cell office:value-type="float" office:value="18.03" calcext:value-type="float">
            <text:p>18.0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5.022117" calcext:value-type="float">
            <text:p>15.022117</text:p>
          </table:table-cell>
          <table:table-cell/>
          <table:table-cell office:value-type="float" office:value="240.270333" calcext:value-type="float">
            <text:p>240.270333</text:p>
          </table:table-cell>
          <table:table-cell/>
          <table:table-cell office:value-type="float" office:value="0.410699" calcext:value-type="float">
            <text:p>0.410699</text:p>
          </table:table-cell>
        </table:table-row>
        <table:table-row table:style-name="ro1">
          <table:table-cell office:value-type="string" calcext:value-type="string">
            <text:p>ERR562379</text:p>
          </table:table-cell>
          <table:table-cell office:value-type="float" office:value="-25.8073" calcext:value-type="float">
            <text:p>-25.8073</text:p>
          </table:table-cell>
          <table:table-cell office:value-type="float" office:value="-111.7364" calcext:value-type="float">
            <text:p>-111.736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14875" calcext:value-type="float">
            <text:p>25.14875</text:p>
          </table:table-cell>
          <table:table-cell office:value-type="float" office:value="36.402683" calcext:value-type="float">
            <text:p>36.402683</text:p>
          </table:table-cell>
          <table:table-cell office:value-type="float" office:value="200.538167" calcext:value-type="float">
            <text:p>200.538167</text:p>
          </table:table-cell>
          <table:table-cell office:value-type="float" office:value="-1.567491" calcext:value-type="float">
            <text:p>-1.567491</text:p>
          </table:table-cell>
          <table:table-cell office:value-type="float" office:value="0.013449" calcext:value-type="float">
            <text:p>0.013449</text:p>
          </table:table-cell>
        </table:table-row>
        <table:table-row table:style-name="ro1">
          <table:table-cell office:value-type="string" calcext:value-type="string">
            <text:p>ERR562455</text:p>
          </table:table-cell>
          <table:table-cell office:value-type="float" office:value="39.0609" calcext:value-type="float">
            <text:p>39.0609</text:p>
          </table:table-cell>
          <table:table-cell office:value-type="float" office:value="5.9422" calcext:value-type="float">
            <text:p>5.94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.151933" calcext:value-type="float">
            <text:p>16.151933</text:p>
          </table:table-cell>
          <table:table-cell office:value-type="float" office:value="37.8232" calcext:value-type="float">
            <text:p>37.8232</text:p>
          </table:table-cell>
          <table:table-cell table:number-columns-repeated="2"/>
          <table:table-cell office:value-type="float" office:value="0.434367" calcext:value-type="float">
            <text:p>0.434367</text:p>
          </table:table-cell>
        </table:table-row>
        <table:table-row table:style-name="ro1">
          <table:table-cell office:value-type="string" calcext:value-type="string">
            <text:p>ERR562721</text:p>
          </table:table-cell>
          <table:table-cell office:value-type="float" office:value="2.0299" calcext:value-type="float">
            <text:p>2.0299</text:p>
          </table:table-cell>
          <table:table-cell office:value-type="float" office:value="-84.5546" calcext:value-type="float">
            <text:p>-84.5546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532035" calcext:value-type="float">
            <text:p>26.532035</text:p>
          </table:table-cell>
          <table:table-cell office:value-type="float" office:value="34.344808" calcext:value-type="float">
            <text:p>34.344808</text:p>
          </table:table-cell>
          <table:table-cell office:value-type="float" office:value="203.127654" calcext:value-type="float">
            <text:p>203.127654</text:p>
          </table:table-cell>
          <table:table-cell office:value-type="float" office:value="3.886605" calcext:value-type="float">
            <text:p>3.886605</text:p>
          </table:table-cell>
          <table:table-cell office:value-type="float" office:value="0.737378" calcext:value-type="float">
            <text:p>0.737378</text:p>
          </table:table-cell>
        </table:table-row>
        <table:table-row table:style-name="ro1">
          <table:table-cell office:value-type="string" calcext:value-type="string">
            <text:p>ERR562604</text:p>
          </table:table-cell>
          <table:table-cell office:value-type="float" office:value="-16.9587" calcext:value-type="float">
            <text:p>-16.9587</text:p>
          </table:table-cell>
          <table:table-cell office:value-type="float" office:value="-100.6751" calcext:value-type="float">
            <text:p>-100.6751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9.881449" calcext:value-type="float">
            <text:p>19.881449</text:p>
          </table:table-cell>
          <table:table-cell office:value-type="float" office:value="35.687249" calcext:value-type="float">
            <text:p>35.687249</text:p>
          </table:table-cell>
          <table:table-cell office:value-type="float" office:value="211.54555" calcext:value-type="float">
            <text:p>211.54555</text:p>
          </table:table-cell>
          <table:table-cell office:value-type="float" office:value="1.411516" calcext:value-type="float">
            <text:p>1.411516</text:p>
          </table:table-cell>
          <table:table-cell office:value-type="float" office:value="0.378549" calcext:value-type="float">
            <text:p>0.378549</text:p>
          </table:table-cell>
        </table:table-row>
        <table:table-row table:style-name="ro1">
          <table:table-cell office:value-type="string" calcext:value-type="string">
            <text:p>ERR562524</text:p>
          </table:table-cell>
          <table:table-cell office:value-type="float" office:value="-8.9543" calcext:value-type="float">
            <text:p>-8.9543</text:p>
          </table:table-cell>
          <table:table-cell office:value-type="float" office:value="-139.26" calcext:value-type="float">
            <text:p>-139.2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457696" calcext:value-type="float">
            <text:p>25.457696</text:p>
          </table:table-cell>
          <table:table-cell office:value-type="float" office:value="35.823513" calcext:value-type="float">
            <text:p>35.823513</text:p>
          </table:table-cell>
          <table:table-cell office:value-type="float" office:value="180.423618" calcext:value-type="float">
            <text:p>180.423618</text:p>
          </table:table-cell>
          <table:table-cell office:value-type="float" office:value="5.510087" calcext:value-type="float">
            <text:p>5.510087</text:p>
          </table:table-cell>
          <table:table-cell office:value-type="float" office:value="0.32046" calcext:value-type="float">
            <text:p>0.32046</text:p>
          </table:table-cell>
        </table:table-row>
        <table:table-row table:style-name="ro1">
          <table:table-cell office:value-type="string" calcext:value-type="string">
            <text:p>ERR562550</text:p>
          </table:table-cell>
          <table:table-cell office:value-type="float" office:value="-8.6996" calcext:value-type="float">
            <text:p>-8.6996</text:p>
          </table:table-cell>
          <table:table-cell office:value-type="float" office:value="-17.9926" calcext:value-type="float">
            <text:p>-17.992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009775" calcext:value-type="float">
            <text:p>25.009775</text:p>
          </table:table-cell>
          <table:table-cell office:value-type="float" office:value="36.424988" calcext:value-type="float">
            <text:p>36.424988</text:p>
          </table:table-cell>
          <table:table-cell office:value-type="float" office:value="197.68775" calcext:value-type="float">
            <text:p>197.68775</text:p>
          </table:table-cell>
          <table:table-cell office:value-type="float" office:value="0.159226" calcext:value-type="float">
            <text:p>0.159226</text:p>
          </table:table-cell>
          <table:table-cell office:value-type="float" office:value="0.127475" calcext:value-type="float">
            <text:p>0.127475</text:p>
          </table:table-cell>
        </table:table-row>
        <table:table-row table:style-name="ro1">
          <table:table-cell office:value-type="string" calcext:value-type="string">
            <text:p>ERR562420</text:p>
          </table:table-cell>
          <table:table-cell office:value-type="float" office:value="-62.2024" calcext:value-type="float">
            <text:p>-62.2024</text:p>
          </table:table-cell>
          <table:table-cell office:value-type="float" office:value="-49.2382" calcext:value-type="float">
            <text:p>-49.238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-0.783906" calcext:value-type="float">
            <text:p>-0.783906</text:p>
          </table:table-cell>
          <table:table-cell office:value-type="float" office:value="34.400828" calcext:value-type="float">
            <text:p>34.400828</text:p>
          </table:table-cell>
          <table:table-cell office:value-type="float" office:value="329.042778" calcext:value-type="float">
            <text:p>329.042778</text:p>
          </table:table-cell>
          <table:table-cell office:value-type="float" office:value="30.42205" calcext:value-type="float">
            <text:p>30.42205</text:p>
          </table:table-cell>
          <table:table-cell office:value-type="float" office:value="0.421649" calcext:value-type="float">
            <text:p>0.421649</text:p>
          </table:table-cell>
        </table:table-row>
        <table:table-row table:style-name="ro1">
          <table:table-cell office:value-type="string" calcext:value-type="string">
            <text:p>ERR562729</text:p>
          </table:table-cell>
          <table:table-cell office:value-type="float" office:value="20.8222" calcext:value-type="float">
            <text:p>20.8222</text:p>
          </table:table-cell>
          <table:table-cell office:value-type="float" office:value="63.5133" calcext:value-type="float">
            <text:p>63.5133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5.37395" calcext:value-type="float">
            <text:p>25.37395</text:p>
          </table:table-cell>
          <table:table-cell office:value-type="float" office:value="36.549267" calcext:value-type="float">
            <text:p>36.549267</text:p>
          </table:table-cell>
          <table:table-cell office:value-type="float" office:value="211.606583" calcext:value-type="float">
            <text:p>211.606583</text:p>
          </table:table-cell>
          <table:table-cell office:value-type="float" office:value="0.367767" calcext:value-type="float">
            <text:p>0.367767</text:p>
          </table:table-cell>
          <table:table-cell office:value-type="float" office:value="0.353707" calcext:value-type="float">
            <text:p>0.353707</text:p>
          </table:table-cell>
        </table:table-row>
        <table:table-row table:style-name="ro1">
          <table:table-cell office:value-type="string" calcext:value-type="string">
            <text:p>ERR562525</text:p>
          </table:table-cell>
          <table:table-cell office:value-type="float" office:value="-62.2231" calcext:value-type="float">
            <text:p>-62.2231</text:p>
          </table:table-cell>
          <table:table-cell office:value-type="float" office:value="-49.2139" calcext:value-type="float">
            <text:p>-49.2139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-0.78154" calcext:value-type="float">
            <text:p>-0.78154</text:p>
          </table:table-cell>
          <table:table-cell office:value-type="float" office:value="34.319478" calcext:value-type="float">
            <text:p>34.319478</text:p>
          </table:table-cell>
          <table:table-cell office:value-type="float" office:value="325.402987" calcext:value-type="float">
            <text:p>325.402987</text:p>
          </table:table-cell>
          <table:table-cell office:value-type="float" office:value="33.109231" calcext:value-type="float">
            <text:p>33.109231</text:p>
          </table:table-cell>
          <table:table-cell office:value-type="float" office:value="0.540091" calcext:value-type="float">
            <text:p>0.540091</text:p>
          </table:table-cell>
        </table:table-row>
        <table:table-row table:style-name="ro1">
          <table:table-cell office:value-type="string" calcext:value-type="string">
            <text:p>ERR562478</text:p>
          </table:table-cell>
          <table:table-cell office:value-type="float" office:value="-62.2231" calcext:value-type="float">
            <text:p>-62.2231</text:p>
          </table:table-cell>
          <table:table-cell office:value-type="float" office:value="-49.2139" calcext:value-type="float">
            <text:p>-49.2139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-0.78154" calcext:value-type="float">
            <text:p>-0.78154</text:p>
          </table:table-cell>
          <table:table-cell office:value-type="float" office:value="34.319478" calcext:value-type="float">
            <text:p>34.319478</text:p>
          </table:table-cell>
          <table:table-cell office:value-type="float" office:value="325.402987" calcext:value-type="float">
            <text:p>325.402987</text:p>
          </table:table-cell>
          <table:table-cell office:value-type="float" office:value="33.109231" calcext:value-type="float">
            <text:p>33.109231</text:p>
          </table:table-cell>
          <table:table-cell office:value-type="float" office:value="0.540091" calcext:value-type="float">
            <text:p>0.540091</text:p>
          </table:table-cell>
        </table:table-row>
        <table:table-row table:style-name="ro1">
          <table:table-cell office:value-type="string" calcext:value-type="string">
            <text:p>ERR562582</text:p>
          </table:table-cell>
          <table:table-cell office:value-type="float" office:value="42.1735" calcext:value-type="float">
            <text:p>42.1735</text:p>
          </table:table-cell>
          <table:table-cell office:value-type="float" office:value="17.7252" calcext:value-type="float">
            <text:p>17.725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.194062" calcext:value-type="float">
            <text:p>15.194062</text:p>
          </table:table-cell>
          <table:table-cell office:value-type="float" office:value="38.472729" calcext:value-type="float">
            <text:p>38.472729</text:p>
          </table:table-cell>
          <table:table-cell office:value-type="float" office:value="224.786708" calcext:value-type="float">
            <text:p>224.786708</text:p>
          </table:table-cell>
          <table:table-cell/>
          <table:table-cell office:value-type="float" office:value="0.0599" calcext:value-type="float">
            <text:p>0.0599</text:p>
          </table:table-cell>
        </table:table-row>
        <table:table-row table:style-name="ro1">
          <table:table-cell office:value-type="string" calcext:value-type="string">
            <text:p>ERR562730</text:p>
          </table:table-cell>
          <table:table-cell office:value-type="float" office:value="-5.2686" calcext:value-type="float">
            <text:p>-5.2686</text:p>
          </table:table-cell>
          <table:table-cell office:value-type="float" office:value="-85.248" calcext:value-type="float">
            <text:p>-85.24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4.434364" calcext:value-type="float">
            <text:p>24.434364</text:p>
          </table:table-cell>
          <table:table-cell office:value-type="float" office:value="34.735666" calcext:value-type="float">
            <text:p>34.735666</text:p>
          </table:table-cell>
          <table:table-cell office:value-type="float" office:value="194.962603" calcext:value-type="float">
            <text:p>194.962603</text:p>
          </table:table-cell>
          <table:table-cell office:value-type="float" office:value="13.402006" calcext:value-type="float">
            <text:p>13.402006</text:p>
          </table:table-cell>
          <table:table-cell office:value-type="float" office:value="0.520968" calcext:value-type="float">
            <text:p>0.520968</text:p>
          </table:table-cell>
        </table:table-row>
        <table:table-row table:style-name="ro1">
          <table:table-cell office:value-type="string" calcext:value-type="string">
            <text:p>ERR562368</text:p>
          </table:table-cell>
          <table:table-cell office:value-type="float" office:value="23.3733" calcext:value-type="float">
            <text:p>23.3733</text:p>
          </table:table-cell>
          <table:table-cell office:value-type="float" office:value="37.2167" calcext:value-type="float">
            <text:p>37.216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905408" calcext:value-type="float">
            <text:p>25.905408</text:p>
          </table:table-cell>
          <table:table-cell office:value-type="float" office:value="39.719567" calcext:value-type="float">
            <text:p>39.719567</text:p>
          </table:table-cell>
          <table:table-cell office:value-type="float" office:value="187.913833" calcext:value-type="float">
            <text:p>187.913833</text:p>
          </table:table-cell>
          <table:table-cell office:value-type="float" office:value="0.241845" calcext:value-type="float">
            <text:p>0.241845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string" calcext:value-type="string">
            <text:p>ERR562436</text:p>
          </table:table-cell>
          <table:table-cell office:value-type="float" office:value="42.1735" calcext:value-type="float">
            <text:p>42.1735</text:p>
          </table:table-cell>
          <table:table-cell office:value-type="float" office:value="17.7252" calcext:value-type="float">
            <text:p>17.7252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5.194062" calcext:value-type="float">
            <text:p>15.194062</text:p>
          </table:table-cell>
          <table:table-cell office:value-type="float" office:value="38.472729" calcext:value-type="float">
            <text:p>38.472729</text:p>
          </table:table-cell>
          <table:table-cell office:value-type="float" office:value="224.786708" calcext:value-type="float">
            <text:p>224.786708</text:p>
          </table:table-cell>
          <table:table-cell/>
          <table:table-cell office:value-type="float" office:value="0.0599" calcext:value-type="float">
            <text:p>0.0599</text:p>
          </table:table-cell>
        </table:table-row>
        <table:table-row table:style-name="ro1">
          <table:table-cell office:value-type="string" calcext:value-type="string">
            <text:p>ERR562719</text:p>
          </table:table-cell>
          <table:table-cell office:value-type="float" office:value="-47.2002" calcext:value-type="float">
            <text:p>-47.2002</text:p>
          </table:table-cell>
          <table:table-cell office:value-type="float" office:value="-58.2034" calcext:value-type="float">
            <text:p>-58.20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.321517" calcext:value-type="float">
            <text:p>7.321517</text:p>
          </table:table-cell>
          <table:table-cell office:value-type="float" office:value="34.048642" calcext:value-type="float">
            <text:p>34.048642</text:p>
          </table:table-cell>
          <table:table-cell office:value-type="float" office:value="305.012167" calcext:value-type="float">
            <text:p>305.012167</text:p>
          </table:table-cell>
          <table:table-cell office:value-type="float" office:value="17.091069" calcext:value-type="float">
            <text:p>17.091069</text:p>
          </table:table-cell>
          <table:table-cell office:value-type="float" office:value="0.310844" calcext:value-type="float">
            <text:p>0.310844</text:p>
          </table:table-cell>
        </table:table-row>
        <table:table-row table:style-name="ro1">
          <table:table-cell office:value-type="string" calcext:value-type="string">
            <text:p>ERR562382</text:p>
          </table:table-cell>
          <table:table-cell office:value-type="float" office:value="-5.2537" calcext:value-type="float">
            <text:p>-5.2537</text:p>
          </table:table-cell>
          <table:table-cell office:value-type="float" office:value="-85.2221" calcext:value-type="float">
            <text:p>-85.222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28045" calcext:value-type="float">
            <text:p>25.28045</text:p>
          </table:table-cell>
          <table:table-cell office:value-type="float" office:value="34.806233" calcext:value-type="float">
            <text:p>34.806233</text:p>
          </table:table-cell>
          <table:table-cell office:value-type="float" office:value="203.89075" calcext:value-type="float">
            <text:p>203.89075</text:p>
          </table:table-cell>
          <table:table-cell office:value-type="float" office:value="12.415348" calcext:value-type="float">
            <text:p>12.415348</text:p>
          </table:table-cell>
          <table:table-cell office:value-type="float" office:value="0.58042" calcext:value-type="float">
            <text:p>0.58042</text:p>
          </table:table-cell>
        </table:table-row>
        <table:table-row table:style-name="ro1">
          <table:table-cell office:value-type="string" calcext:value-type="string">
            <text:p>ERR562710</text:p>
          </table:table-cell>
          <table:table-cell office:value-type="float" office:value="-12.9488" calcext:value-type="float">
            <text:p>-12.9488</text:p>
          </table:table-cell>
          <table:table-cell office:value-type="float" office:value="-96.0293" calcext:value-type="float">
            <text:p>-96.02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2512" calcext:value-type="float">
            <text:p>25.2512</text:p>
          </table:table-cell>
          <table:table-cell office:value-type="float" office:value="35.835267" calcext:value-type="float">
            <text:p>35.835267</text:p>
          </table:table-cell>
          <table:table-cell office:value-type="float" office:value="200.233917" calcext:value-type="float">
            <text:p>200.233917</text:p>
          </table:table-cell>
          <table:table-cell office:value-type="float" office:value="4.590737" calcext:value-type="float">
            <text:p>4.590737</text:p>
          </table:table-cell>
          <table:table-cell office:value-type="float" office:value="0.287892" calcext:value-type="float">
            <text:p>0.287892</text:p>
          </table:table-cell>
        </table:table-row>
        <table:table-row table:style-name="ro1">
          <table:table-cell office:value-type="string" calcext:value-type="string">
            <text:p>ERR562666</text:p>
          </table:table-cell>
          <table:table-cell office:value-type="float" office:value="18.5918" calcext:value-type="float">
            <text:p>18.5918</text:p>
          </table:table-cell>
          <table:table-cell office:value-type="float" office:value="66.622" calcext:value-type="float">
            <text:p>66.6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534</text:p>
          </table:table-cell>
          <table:table-cell office:value-type="float" office:value="-34.9449" calcext:value-type="float">
            <text:p>-34.9449</text:p>
          </table:table-cell>
          <table:table-cell office:value-type="float" office:value="17.9189" calcext:value-type="float">
            <text:p>17.91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.033492" calcext:value-type="float">
            <text:p>15.033492</text:p>
          </table:table-cell>
          <table:table-cell office:value-type="float" office:value="35.323317" calcext:value-type="float">
            <text:p>35.323317</text:p>
          </table:table-cell>
          <table:table-cell office:value-type="float" office:value="238.916333" calcext:value-type="float">
            <text:p>238.916333</text:p>
          </table:table-cell>
          <table:table-cell office:value-type="float" office:value="2.450991" calcext:value-type="float">
            <text:p>2.450991</text:p>
          </table:table-cell>
          <table:table-cell office:value-type="float" office:value="0.250054" calcext:value-type="float">
            <text:p>0.250054</text:p>
          </table:table-cell>
        </table:table-row>
        <table:table-row table:style-name="ro1">
          <table:table-cell office:value-type="string" calcext:value-type="string">
            <text:p>ERR562699</text:p>
          </table:table-cell>
          <table:table-cell office:value-type="float" office:value="-16.9672" calcext:value-type="float">
            <text:p>-16.9672</text:p>
          </table:table-cell>
          <table:table-cell office:value-type="float" office:value="53.9337" calcext:value-type="float">
            <text:p>53.933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.8684" calcext:value-type="float">
            <text:p>27.8684</text:p>
          </table:table-cell>
          <table:table-cell office:value-type="float" office:value="34.566667" calcext:value-type="float">
            <text:p>34.566667</text:p>
          </table:table-cell>
          <table:table-cell office:value-type="float" office:value="191.68" calcext:value-type="float">
            <text:p>191.68</text:p>
          </table:table-cell>
          <table:table-cell/>
          <table:table-cell office:value-type="float" office:value="0.176565" calcext:value-type="float">
            <text:p>0.176565</text:p>
          </table:table-cell>
        </table:table-row>
        <table:table-row table:style-name="ro1">
          <table:table-cell office:value-type="string" calcext:value-type="string">
            <text:p>ERR562649</text:p>
          </table:table-cell>
          <table:table-cell office:value-type="float" office:value="27.1483" calcext:value-type="float">
            <text:p>27.1483</text:p>
          </table:table-cell>
          <table:table-cell office:value-type="float" office:value="34.8117" calcext:value-type="float">
            <text:p>34.811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4.994433" calcext:value-type="float">
            <text:p>24.994433</text:p>
          </table:table-cell>
          <table:table-cell office:value-type="float" office:value="39.938375" calcext:value-type="float">
            <text:p>39.938375</text:p>
          </table:table-cell>
          <table:table-cell office:value-type="float" office:value="190.8255" calcext:value-type="float">
            <text:p>190.8255</text:p>
          </table:table-cell>
          <table:table-cell office:value-type="float" office:value="-0.007566" calcext:value-type="float">
            <text:p>-0.007566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string" calcext:value-type="string">
            <text:p>ERR562416</text:p>
          </table:table-cell>
          <table:table-cell office:value-type="float" office:value="-21.0716" calcext:value-type="float">
            <text:p>-21.0716</text:p>
          </table:table-cell>
          <table:table-cell office:value-type="float" office:value="-35.3964" calcext:value-type="float">
            <text:p>-35.3964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2.383088" calcext:value-type="float">
            <text:p>22.383088</text:p>
          </table:table-cell>
          <table:table-cell office:value-type="float" office:value="36.91025" calcext:value-type="float">
            <text:p>36.91025</text:p>
          </table:table-cell>
          <table:table-cell office:value-type="float" office:value="204.831538" calcext:value-type="float">
            <text:p>204.831538</text:p>
          </table:table-cell>
          <table:table-cell office:value-type="float" office:value="0.642162" calcext:value-type="float">
            <text:p>0.642162</text:p>
          </table:table-cell>
          <table:table-cell office:value-type="float" office:value="0.118545" calcext:value-type="float">
            <text:p>0.118545</text:p>
          </table:table-cell>
        </table:table-row>
        <table:table-row table:style-name="ro1">
          <table:table-cell office:value-type="string" calcext:value-type="string">
            <text:p>ERR562492</text:p>
          </table:table-cell>
          <table:table-cell office:value-type="float" office:value="42.456" calcext:value-type="float">
            <text:p>42.456</text:p>
          </table:table-cell>
          <table:table-cell office:value-type="float" office:value="17.9393" calcext:value-type="float">
            <text:p>17.939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8.142625" calcext:value-type="float">
            <text:p>18.142625</text:p>
          </table:table-cell>
          <table:table-cell office:value-type="float" office:value="38.114217" calcext:value-type="float">
            <text:p>38.114217</text:p>
          </table:table-cell>
          <table:table-cell office:value-type="float" office:value="218.536917" calcext:value-type="float">
            <text:p>218.536917</text:p>
          </table:table-cell>
          <table:table-cell/>
          <table:table-cell office:value-type="float" office:value="0.151466" calcext:value-type="float">
            <text:p>0.151466</text:p>
          </table:table-cell>
        </table:table-row>
        <table:table-row table:style-name="ro1">
          <table:table-cell office:value-type="string" calcext:value-type="string">
            <text:p>ERR562520</text:p>
          </table:table-cell>
          <table:table-cell office:value-type="float" office:value="-34.9363" calcext:value-type="float">
            <text:p>-34.9363</text:p>
          </table:table-cell>
          <table:table-cell office:value-type="float" office:value="17.9366" calcext:value-type="float">
            <text:p>17.936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5.033492" calcext:value-type="float">
            <text:p>15.033492</text:p>
          </table:table-cell>
          <table:table-cell office:value-type="float" office:value="35.323317" calcext:value-type="float">
            <text:p>35.323317</text:p>
          </table:table-cell>
          <table:table-cell office:value-type="float" office:value="238.916333" calcext:value-type="float">
            <text:p>238.916333</text:p>
          </table:table-cell>
          <table:table-cell office:value-type="float" office:value="2.450991" calcext:value-type="float">
            <text:p>2.450991</text:p>
          </table:table-cell>
          <table:table-cell office:value-type="float" office:value="0.250054" calcext:value-type="float">
            <text:p>0.250054</text:p>
          </table:table-cell>
        </table:table-row>
        <table:table-row table:style-name="ro1">
          <table:table-cell office:value-type="string" calcext:value-type="string">
            <text:p>ERR562674</text:p>
          </table:table-cell>
          <table:table-cell office:value-type="float" office:value="37.051" calcext:value-type="float">
            <text:p>37.051</text:p>
          </table:table-cell>
          <table:table-cell office:value-type="float" office:value="1.9378" calcext:value-type="float">
            <text:p>1.93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82575" calcext:value-type="float">
            <text:p>23.82575</text:p>
          </table:table-cell>
          <table:table-cell office:value-type="float" office:value="37.4911" calcext:value-type="float">
            <text:p>37.4911</text:p>
          </table:table-cell>
          <table:table-cell table:number-columns-repeated="2"/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ERR562602</text:p>
          </table:table-cell>
          <table:table-cell office:value-type="float" office:value="18.4417" calcext:value-type="float">
            <text:p>18.4417</text:p>
          </table:table-cell>
          <table:table-cell office:value-type="float" office:value="39.8567" calcext:value-type="float">
            <text:p>39.8567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589917" calcext:value-type="float">
            <text:p>27.589917</text:p>
          </table:table-cell>
          <table:table-cell office:value-type="float" office:value="38.916583" calcext:value-type="float">
            <text:p>38.916583</text:p>
          </table:table-cell>
          <table:table-cell office:value-type="float" office:value="175.384083" calcext:value-type="float">
            <text:p>175.384083</text:p>
          </table:table-cell>
          <table:table-cell office:value-type="float" office:value="0.08645" calcext:value-type="float">
            <text:p>0.08645</text:p>
          </table:table-cell>
          <table:table-cell office:value-type="float" office:value="0.181406" calcext:value-type="float">
            <text:p>0.181406</text:p>
          </table:table-cell>
        </table:table-row>
        <table:table-row table:style-name="ro1">
          <table:table-cell office:value-type="string" calcext:value-type="string">
            <text:p>ERR562616</text:p>
          </table:table-cell>
          <table:table-cell office:value-type="float" office:value="1.9928" calcext:value-type="float">
            <text:p>1.9928</text:p>
          </table:table-cell>
          <table:table-cell office:value-type="float" office:value="-84.5766" calcext:value-type="float">
            <text:p>-84.576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7.617558" calcext:value-type="float">
            <text:p>27.617558</text:p>
          </table:table-cell>
          <table:table-cell office:value-type="float" office:value="33.3676" calcext:value-type="float">
            <text:p>33.3676</text:p>
          </table:table-cell>
          <table:table-cell office:value-type="float" office:value="198.635833" calcext:value-type="float">
            <text:p>198.635833</text:p>
          </table:table-cell>
          <table:table-cell office:value-type="float" office:value="1.210114" calcext:value-type="float">
            <text:p>1.210114</text:p>
          </table:table-cell>
          <table:table-cell office:value-type="float" office:value="0.28167" calcext:value-type="float">
            <text:p>0.28167</text:p>
          </table:table-cell>
        </table:table-row>
        <table:table-row table:style-name="ro1">
          <table:table-cell office:value-type="string" calcext:value-type="string">
            <text:p>ERR562506</text:p>
          </table:table-cell>
          <table:table-cell office:value-type="float" office:value="-12.991" calcext:value-type="float">
            <text:p>-12.991</text:p>
          </table:table-cell>
          <table:table-cell office:value-type="float" office:value="-95.9893" calcext:value-type="float">
            <text:p>-95.989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5.2512" calcext:value-type="float">
            <text:p>25.2512</text:p>
          </table:table-cell>
          <table:table-cell office:value-type="float" office:value="35.835267" calcext:value-type="float">
            <text:p>35.835267</text:p>
          </table:table-cell>
          <table:table-cell office:value-type="float" office:value="200.233917" calcext:value-type="float">
            <text:p>200.233917</text:p>
          </table:table-cell>
          <table:table-cell office:value-type="float" office:value="4.590737" calcext:value-type="float">
            <text:p>4.590737</text:p>
          </table:table-cell>
          <table:table-cell office:value-type="float" office:value="0.287892" calcext:value-type="float">
            <text:p>0.287892</text:p>
          </table:table-cell>
        </table:table-row>
        <table:table-row table:style-name="ro1">
          <table:table-cell office:value-type="string" calcext:value-type="string">
            <text:p>ERR562690</text:p>
          </table:table-cell>
          <table:table-cell office:value-type="float" office:value="-8.8999" calcext:value-type="float">
            <text:p>-8.8999</text:p>
          </table:table-cell>
          <table:table-cell office:value-type="float" office:value="-142.5461" calcext:value-type="float">
            <text:p>-142.5461</text:p>
          </table:table-cell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3.706525" calcext:value-type="float">
            <text:p>23.706525</text:p>
          </table:table-cell>
          <table:table-cell office:value-type="float" office:value="36.272675" calcext:value-type="float">
            <text:p>36.272675</text:p>
          </table:table-cell>
          <table:table-cell office:value-type="float" office:value="160.4895" calcext:value-type="float">
            <text:p>160.4895</text:p>
          </table:table-cell>
          <table:table-cell office:value-type="float" office:value="3.67243" calcext:value-type="float">
            <text:p>3.67243</text:p>
          </table:table-cell>
          <table:table-cell office:value-type="float" office:value="0.020173" calcext:value-type="float">
            <text:p>0.020173</text:p>
          </table:table-cell>
        </table:table-row>
        <table:table-row table:style-name="ro1">
          <table:table-cell office:value-type="string" calcext:value-type="string">
            <text:p>ERR562467</text:p>
          </table:table-cell>
          <table:table-cell office:value-type="float" office:value="37.4956" calcext:value-type="float">
            <text:p>37.4956</text:p>
          </table:table-cell>
          <table:table-cell office:value-type="float" office:value="15.4945" calcext:value-type="float">
            <text:p>15.49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.66055" calcext:value-type="float">
            <text:p>20.66055</text:p>
          </table:table-cell>
          <table:table-cell office:value-type="float" office:value="38.133342" calcext:value-type="float">
            <text:p>38.133342</text:p>
          </table:table-cell>
          <table:table-cell office:value-type="float" office:value="210.106333" calcext:value-type="float">
            <text:p>210.106333</text:p>
          </table:table-cell>
          <table:table-cell/>
          <table:table-cell office:value-type="float" office:value="0.102723" calcext:value-type="float">
            <text:p>0.102723</text:p>
          </table:table-cell>
        </table:table-row>
        <table:table-row table:style-name="ro1">
          <table:table-cell office:value-type="string" calcext:value-type="string">
            <text:p>ERR562454</text:p>
          </table:table-cell>
          <table:table-cell office:value-type="float" office:value="-31.0507" calcext:value-type="float">
            <text:p>-31.0507</text:p>
          </table:table-cell>
          <table:table-cell office:value-type="float" office:value="4.6603" calcext:value-type="float">
            <text:p>4.660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.948525" calcext:value-type="float">
            <text:p>16.948525</text:p>
          </table:table-cell>
          <table:table-cell office:value-type="float" office:value="35.690458" calcext:value-type="float">
            <text:p>35.690458</text:p>
          </table:table-cell>
          <table:table-cell office:value-type="float" office:value="234.236" calcext:value-type="float">
            <text:p>234.236</text:p>
          </table:table-cell>
          <table:table-cell office:value-type="float" office:value="2.096308" calcext:value-type="float">
            <text:p>2.096308</text:p>
          </table:table-cell>
          <table:table-cell office:value-type="float" office:value="0.545147" calcext:value-type="float">
            <text:p>0.545147</text:p>
          </table:table-cell>
        </table:table-row>
        <table:table-row table:style-name="ro1">
          <table:table-cell office:value-type="string" calcext:value-type="string">
            <text:p>ERR562512</text:p>
          </table:table-cell>
          <table:table-cell office:value-type="float" office:value="-20.9354" calcext:value-type="float">
            <text:p>-20.9354</text:p>
          </table:table-cell>
          <table:table-cell office:value-type="float" office:value="-35.1803" calcext:value-type="float">
            <text:p>-35.180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23.349542" calcext:value-type="float">
            <text:p>23.349542</text:p>
          </table:table-cell>
          <table:table-cell office:value-type="float" office:value="37.101367" calcext:value-type="float">
            <text:p>37.101367</text:p>
          </table:table-cell>
          <table:table-cell office:value-type="float" office:value="206.194333" calcext:value-type="float">
            <text:p>206.194333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33622" calcext:value-type="float">
            <text:p>0.033622</text:p>
          </table:table-cell>
        </table:table-row>
        <table:table-row table:style-name="ro1">
          <table:table-cell office:value-type="string" calcext:value-type="string">
            <text:p>ERR562629</text:p>
          </table:table-cell>
          <table:table-cell office:value-type="float" office:value="19.0359" calcext:value-type="float">
            <text:p>19.0359</text:p>
          </table:table-cell>
          <table:table-cell office:value-type="float" office:value="64.511" calcext:value-type="float">
            <text:p>64.5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6.354275" calcext:value-type="float">
            <text:p>26.354275</text:p>
          </table:table-cell>
          <table:table-cell office:value-type="float" office:value="36.621025" calcext:value-type="float">
            <text:p>36.621025</text:p>
          </table:table-cell>
          <table:table-cell office:value-type="float" office:value="201.211667" calcext:value-type="float">
            <text:p>201.211667</text:p>
          </table:table-cell>
          <table:table-cell office:value-type="float" office:value="-0.139576" calcext:value-type="float">
            <text:p>-0.139576</text:p>
          </table:table-cell>
          <table:table-cell office:value-type="float" office:value="0.134009" calcext:value-type="float">
            <text:p>0.134009</text:p>
          </table:table-cell>
        </table:table-row>
        <table:table-row table:style-name="ro1">
          <table:table-cell office:value-type="string" calcext:value-type="string">
            <text:p>ERR562501</text:p>
          </table:table-cell>
          <table:table-cell office:value-type="float" office:value="-62.14" calcext:value-type="float">
            <text:p>-62.14</text:p>
          </table:table-cell>
          <table:table-cell office:value-type="float" office:value="-49.3273" calcext:value-type="float">
            <text:p>-49.327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0.758658" calcext:value-type="float">
            <text:p>0.758658</text:p>
          </table:table-cell>
          <table:table-cell office:value-type="float" office:value="34.351058" calcext:value-type="float">
            <text:p>34.351058</text:p>
          </table:table-cell>
          <table:table-cell office:value-type="float" office:value="345.494833" calcext:value-type="float">
            <text:p>345.494833</text:p>
          </table:table-cell>
          <table:table-cell office:value-type="float" office:value="28.881967" calcext:value-type="float">
            <text:p>28.881967</text:p>
          </table:table-cell>
          <table:table-cell office:value-type="float" office:value="0.139594" calcext:value-type="float">
            <text:p>0.139594</text:p>
          </table:table-cell>
        </table:table-row>
        <table:table-row table:style-name="ro1">
          <table:table-cell office:value-type="string" calcext:value-type="string">
            <text:p>ERR562592</text:p>
          </table:table-cell>
          <table:table-cell office:value-type="float" office:value="34.453" calcext:value-type="float">
            <text:p>34.453</text:p>
          </table:table-cell>
          <table:table-cell office:value-type="float" office:value="14.9538" calcext:value-type="float">
            <text:p>14.95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.472817" calcext:value-type="float">
            <text:p>21.472817</text:p>
          </table:table-cell>
          <table:table-cell office:value-type="float" office:value="38.378467" calcext:value-type="float">
            <text:p>38.378467</text:p>
          </table:table-cell>
          <table:table-cell office:value-type="float" office:value="197.550333" calcext:value-type="float">
            <text:p>197.550333</text:p>
          </table:table-cell>
          <table:table-cell/>
          <table:table-cell office:value-type="float" office:value="0.048936" calcext:value-type="float">
            <text:p>0.048936</text:p>
          </table:table-cell>
        </table:table-row>
        <table:table-row table:style-name="ro1">
          <table:table-cell office:value-type="string" calcext:value-type="string">
            <text:p>ERR562493</text:p>
          </table:table-cell>
          <table:table-cell office:value-type="float" office:value="20.807" calcext:value-type="float">
            <text:p>20.807</text:p>
          </table:table-cell>
          <table:table-cell office:value-type="float" office:value="63.513" calcext:value-type="float">
            <text:p>63.5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5.268343" calcext:value-type="float">
            <text:p>25.268343</text:p>
          </table:table-cell>
          <table:table-cell office:value-type="float" office:value="36.545436" calcext:value-type="float">
            <text:p>36.545436</text:p>
          </table:table-cell>
          <table:table-cell office:value-type="float" office:value="208.654571" calcext:value-type="float">
            <text:p>208.654571</text:p>
          </table:table-cell>
          <table:table-cell office:value-type="float" office:value="0.387014" calcext:value-type="float">
            <text:p>0.387014</text:p>
          </table:table-cell>
          <table:table-cell office:value-type="float" office:value="0.489547" calcext:value-type="float">
            <text:p>0.489547</text:p>
          </table:table-cell>
        </table:table-row>
        <table:table-row table:style-name="ro1">
          <table:table-cell office:value-type="string" calcext:value-type="string">
            <text:p>ERR562508</text:p>
          </table:table-cell>
          <table:table-cell office:value-type="float" office:value="-16.9763" calcext:value-type="float">
            <text:p>-16.9763</text:p>
          </table:table-cell>
          <table:table-cell office:value-type="float" office:value="-100.6794" calcext:value-type="float">
            <text:p>-100.679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.445864" calcext:value-type="float">
            <text:p>20.445864</text:p>
          </table:table-cell>
          <table:table-cell office:value-type="float" office:value="35.746607" calcext:value-type="float">
            <text:p>35.746607</text:p>
          </table:table-cell>
          <table:table-cell office:value-type="float" office:value="211.719429" calcext:value-type="float">
            <text:p>211.719429</text:p>
          </table:table-cell>
          <table:table-cell office:value-type="float" office:value="2.410016" calcext:value-type="float">
            <text:p>2.410016</text:p>
          </table:table-cell>
          <table:table-cell office:value-type="float" office:value="0.373279" calcext:value-type="float">
            <text:p>0.373279</text:p>
          </table:table-cell>
        </table:table-row>
        <table:table-row table:style-name="ro1">
          <table:table-cell office:value-type="string" calcext:value-type="string">
            <text:p>ERR562635</text:p>
          </table:table-cell>
          <table:table-cell office:value-type="float" office:value="-8.8946" calcext:value-type="float">
            <text:p>-8.8946</text:p>
          </table:table-cell>
          <table:table-cell office:value-type="float" office:value="-142.5944" calcext:value-type="float">
            <text:p>-142.5944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3.873341" calcext:value-type="float">
            <text:p>23.873341</text:p>
          </table:table-cell>
          <table:table-cell office:value-type="float" office:value="36.306141" calcext:value-type="float">
            <text:p>36.306141</text:p>
          </table:table-cell>
          <table:table-cell office:value-type="float" office:value="161.9655" calcext:value-type="float">
            <text:p>161.9655</text:p>
          </table:table-cell>
          <table:table-cell office:value-type="float" office:value="3.432049" calcext:value-type="float">
            <text:p>3.432049</text:p>
          </table:table-cell>
          <table:table-cell office:value-type="float" office:value="0.026743" calcext:value-type="float">
            <text:p>0.026743</text:p>
          </table:table-cell>
        </table:table-row>
        <table:table-row table:style-name="ro1">
          <table:table-cell office:value-type="string" calcext:value-type="string">
            <text:p>ERR562431</text:p>
          </table:table-cell>
          <table:table-cell office:value-type="float" office:value="42.2038" calcext:value-type="float">
            <text:p>42.2038</text:p>
          </table:table-cell>
          <table:table-cell office:value-type="float" office:value="17.715" calcext:value-type="float">
            <text:p>17.7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7.321979" calcext:value-type="float">
            <text:p>17.321979</text:p>
          </table:table-cell>
          <table:table-cell office:value-type="float" office:value="38.201396" calcext:value-type="float">
            <text:p>38.201396</text:p>
          </table:table-cell>
          <table:table-cell office:value-type="float" office:value="221.457208" calcext:value-type="float">
            <text:p>221.457208</text:p>
          </table:table-cell>
          <table:table-cell/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string" calcext:value-type="string">
            <text:p>ERR562642</text:p>
          </table:table-cell>
          <table:table-cell office:value-type="float" office:value="18.4" calcext:value-type="float">
            <text:p>18.4</text:p>
          </table:table-cell>
          <table:table-cell office:value-type="float" office:value="39.86" calcext:value-type="float">
            <text:p>39.8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7.667592" calcext:value-type="float">
            <text:p>27.667592</text:p>
          </table:table-cell>
          <table:table-cell office:value-type="float" office:value="38.63335" calcext:value-type="float">
            <text:p>38.63335</text:p>
          </table:table-cell>
          <table:table-cell office:value-type="float" office:value="183.628667" calcext:value-type="float">
            <text:p>183.628667</text:p>
          </table:table-cell>
          <table:table-cell office:value-type="float" office:value="-0.323509" calcext:value-type="float">
            <text:p>-0.323509</text:p>
          </table:table-cell>
          <table:table-cell office:value-type="float" office:value="0.207982" calcext:value-type="float">
            <text:p>0.207982</text:p>
          </table:table-cell>
        </table:table-row>
        <table:table-row table:style-name="ro1">
          <table:table-cell office:value-type="string" calcext:value-type="string">
            <text:p>ERR562479</text:p>
          </table:table-cell>
          <table:table-cell office:value-type="float" office:value="36.5533" calcext:value-type="float">
            <text:p>36.5533</text:p>
          </table:table-cell>
          <table:table-cell office:value-type="float" office:value="-6.5669" calcext:value-type="float">
            <text:p>-6.566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20.337847" calcext:value-type="float">
            <text:p>20.337847</text:p>
          </table:table-cell>
          <table:table-cell office:value-type="float" office:value="36.629607" calcext:value-type="float">
            <text:p>36.629607</text:p>
          </table:table-cell>
          <table:table-cell table:number-columns-repeated="2"/>
          <table:table-cell office:value-type="float" office:value="0.098404" calcext:value-type="float">
            <text:p>0.098404</text:p>
          </table:table-cell>
        </table:table-row>
        <table:table-row table:style-name="ro1">
          <table:table-cell office:value-type="string" calcext:value-type="string">
            <text:p>ERR5624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71.6311" calcext:value-type="float">
            <text:p>71.63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30.496383" calcext:value-type="float">
            <text:p>30.496383</text:p>
          </table:table-cell>
          <table:table-cell office:value-type="float" office:value="35.091133" calcext:value-type="float">
            <text:p>35.091133</text:p>
          </table:table-cell>
          <table:table-cell office:value-type="float" office:value="185.243833" calcext:value-type="float">
            <text:p>185.243833</text:p>
          </table:table-cell>
          <table:table-cell office:value-type="float" office:value="2.575786" calcext:value-type="float">
            <text:p>2.575786</text:p>
          </table:table-cell>
          <table:table-cell office:value-type="float" office:value="0.026898" calcext:value-type="float">
            <text:p>0.026898</text:p>
          </table:table-cell>
        </table:table-row>
        <table:table-row table:style-name="ro1">
          <table:table-cell office:value-type="string" calcext:value-type="string">
            <text:p>ERR562422</text:p>
          </table:table-cell>
          <table:table-cell office:value-type="float" office:value="18.5918" calcext:value-type="float">
            <text:p>18.5918</text:p>
          </table:table-cell>
          <table:table-cell office:value-type="float" office:value="66.622" calcext:value-type="float">
            <text:p>66.6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81765" calcext:value-type="float">
            <text:p>26.81765</text:p>
          </table:table-cell>
          <table:table-cell office:value-type="float" office:value="36.285367" calcext:value-type="float">
            <text:p>36.285367</text:p>
          </table:table-cell>
          <table:table-cell office:value-type="float" office:value="193.3535" calcext:value-type="float">
            <text:p>193.3535</text:p>
          </table:table-cell>
          <table:table-cell office:value-type="float" office:value="-1.415582" calcext:value-type="float">
            <text:p>-1.415582</text:p>
          </table:table-cell>
          <table:table-cell office:value-type="float" office:value="0.099089" calcext:value-type="float">
            <text:p>0.099089</text:p>
          </table:table-cell>
        </table:table-row>
        <table:table-row table:style-name="ro1">
          <table:table-cell office:value-type="string" calcext:value-type="string">
            <text:p>ERR562619</text:p>
          </table:table-cell>
          <table:table-cell office:value-type="float" office:value="39.3888" calcext:value-type="float">
            <text:p>39.3888</text:p>
          </table:table-cell>
          <table:table-cell office:value-type="float" office:value="19.3905" calcext:value-type="float">
            <text:p>19.39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8.342533" calcext:value-type="float">
            <text:p>18.342533</text:p>
          </table:table-cell>
          <table:table-cell office:value-type="float" office:value="38.182917" calcext:value-type="float">
            <text:p>38.182917</text:p>
          </table:table-cell>
          <table:table-cell office:value-type="float" office:value="218.016833" calcext:value-type="float">
            <text:p>218.016833</text:p>
          </table:table-cell>
          <table:table-cell/>
          <table:table-cell office:value-type="float" office:value="0.121845" calcext:value-type="float">
            <text:p>0.121845</text:p>
          </table:table-cell>
        </table:table-row>
        <table:table-row table:style-name="ro1">
          <table:table-cell office:value-type="string" calcext:value-type="string">
            <text:p>ERR562584</text:p>
          </table:table-cell>
          <table:table-cell office:value-type="float" office:value="-30.052" calcext:value-type="float">
            <text:p>-30.052</text:p>
          </table:table-cell>
          <table:table-cell office:value-type="float" office:value="-43.2619" calcext:value-type="float">
            <text:p>-43.2619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9.659973" calcext:value-type="float">
            <text:p>19.659973</text:p>
          </table:table-cell>
          <table:table-cell office:value-type="float" office:value="36.316532" calcext:value-type="float">
            <text:p>36.316532</text:p>
          </table:table-cell>
          <table:table-cell office:value-type="float" office:value="221.291727" calcext:value-type="float">
            <text:p>221.291727</text:p>
          </table:table-cell>
          <table:table-cell office:value-type="float" office:value="-0.043465" calcext:value-type="float">
            <text:p>-0.043465</text:p>
          </table:table-cell>
          <table:table-cell office:value-type="float" office:value="0.147128" calcext:value-type="float">
            <text:p>0.147128</text:p>
          </table:table-cell>
        </table:table-row>
        <table:table-row table:style-name="ro1">
          <table:table-cell office:value-type="string" calcext:value-type="string">
            <text:p>ERR562683</text:p>
          </table:table-cell>
          <table:table-cell office:value-type="float" office:value="-31.027" calcext:value-type="float">
            <text:p>-31.027</text:p>
          </table:table-cell>
          <table:table-cell office:value-type="float" office:value="4.6802" calcext:value-type="float">
            <text:p>4.6802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16.787411" calcext:value-type="float">
            <text:p>16.787411</text:p>
          </table:table-cell>
          <table:table-cell office:value-type="float" office:value="35.687803" calcext:value-type="float">
            <text:p>35.687803</text:p>
          </table:table-cell>
          <table:table-cell office:value-type="float" office:value="231.683361" calcext:value-type="float">
            <text:p>231.683361</text:p>
          </table:table-cell>
          <table:table-cell/>
          <table:table-cell office:value-type="float" office:value="0.42458" calcext:value-type="float">
            <text:p>0.42458</text:p>
          </table:table-cell>
        </table:table-row>
        <table:table-row table:style-name="ro1">
          <table:table-cell office:value-type="string" calcext:value-type="string">
            <text:p>ERR562535</text:p>
          </table:table-cell>
          <table:table-cell office:value-type="float" office:value="-12.9723" calcext:value-type="float">
            <text:p>-12.9723</text:p>
          </table:table-cell>
          <table:table-cell office:value-type="float" office:value="-96.0122" calcext:value-type="float">
            <text:p>-96.0122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.649431" calcext:value-type="float">
            <text:p>20.649431</text:p>
          </table:table-cell>
          <table:table-cell office:value-type="float" office:value="35.544655" calcext:value-type="float">
            <text:p>35.544655</text:p>
          </table:table-cell>
          <table:table-cell office:value-type="float" office:value="216.790338" calcext:value-type="float">
            <text:p>216.790338</text:p>
          </table:table-cell>
          <table:table-cell office:value-type="float" office:value="1.501977" calcext:value-type="float">
            <text:p>1.501977</text:p>
          </table:table-cell>
          <table:table-cell office:value-type="float" office:value="0.366887" calcext:value-type="float">
            <text:p>0.366887</text:p>
          </table:table-cell>
        </table:table-row>
        <table:table-row table:style-name="ro1">
          <table:table-cell office:value-type="string" calcext:value-type="string">
            <text:p>ERR566174</text:p>
          </table:table-cell>
          <table:table-cell office:value-type="float" office:value="39.8607" calcext:value-type="float">
            <text:p>39.8607</text:p>
          </table:table-cell>
          <table:table-cell office:value-type="float" office:value="17.4105" calcext:value-type="float">
            <text:p>17.4105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7.256933" calcext:value-type="float">
            <text:p>17.256933</text:p>
          </table:table-cell>
          <table:table-cell office:value-type="float" office:value="38.116167" calcext:value-type="float">
            <text:p>38.116167</text:p>
          </table:table-cell>
          <table:table-cell office:value-type="float" office:value="220.987333" calcext:value-type="float">
            <text:p>220.987333</text:p>
          </table:table-cell>
          <table:table-cell/>
          <table:table-cell office:value-type="float" office:value="0.228614" calcext:value-type="float">
            <text:p>0.228614</text:p>
          </table:table-cell>
        </table:table-row>
        <table:table-row table:style-name="ro1">
          <table:table-cell office:value-type="string" calcext:value-type="string">
            <text:p>ERR562542</text:p>
          </table:table-cell>
          <table:table-cell office:value-type="float" office:value="-62.0385" calcext:value-type="float">
            <text:p>-62.0385</text:p>
          </table:table-cell>
          <table:table-cell office:value-type="float" office:value="-49.529" calcext:value-type="float">
            <text:p>-49.52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0.67108" calcext:value-type="float">
            <text:p>0.67108</text:p>
          </table:table-cell>
          <table:table-cell office:value-type="float" office:value="34.35388" calcext:value-type="float">
            <text:p>34.35388</text:p>
          </table:table-cell>
          <table:table-cell office:value-type="float" office:value="343.4373" calcext:value-type="float">
            <text:p>343.4373</text:p>
          </table:table-cell>
          <table:table-cell office:value-type="float" office:value="27.501159" calcext:value-type="float">
            <text:p>27.501159</text:p>
          </table:table-cell>
          <table:table-cell office:value-type="float" office:value="0.065273" calcext:value-type="float">
            <text:p>0.065273</text:p>
          </table:table-cell>
        </table:table-row>
        <table:table-row table:style-name="ro1">
          <table:table-cell office:value-type="string" calcext:value-type="string">
            <text:p>ERR562661</text:p>
          </table:table-cell>
          <table:table-cell office:value-type="float" office:value="18.3967" calcext:value-type="float">
            <text:p>18.3967</text:p>
          </table:table-cell>
          <table:table-cell office:value-type="float" office:value="39.875" calcext:value-type="float">
            <text:p>39.8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59865" calcext:value-type="float">
            <text:p>27.59865</text:p>
          </table:table-cell>
          <table:table-cell office:value-type="float" office:value="38.646858" calcext:value-type="float">
            <text:p>38.646858</text:p>
          </table:table-cell>
          <table:table-cell office:value-type="float" office:value="184.061167" calcext:value-type="float">
            <text:p>184.061167</text:p>
          </table:table-cell>
          <table:table-cell office:value-type="float" office:value="-0.927087" calcext:value-type="float">
            <text:p>-0.927087</text:p>
          </table:table-cell>
          <table:table-cell office:value-type="float" office:value="0.186697" calcext:value-type="float">
            <text:p>0.186697</text:p>
          </table:table-cell>
        </table:table-row>
        <table:table-row table:style-name="ro1">
          <table:table-cell office:value-type="string" calcext:value-type="string">
            <text:p>ERR562540</text:p>
          </table:table-cell>
          <table:table-cell office:value-type="float" office:value="-16.9534" calcext:value-type="float">
            <text:p>-16.9534</text:p>
          </table:table-cell>
          <table:table-cell office:value-type="float" office:value="53.9601" calcext:value-type="float">
            <text:p>53.960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.89426" calcext:value-type="float">
            <text:p>24.89426</text:p>
          </table:table-cell>
          <table:table-cell office:value-type="float" office:value="34.910755" calcext:value-type="float">
            <text:p>34.910755</text:p>
          </table:table-cell>
          <table:table-cell office:value-type="float" office:value="192.55925" calcext:value-type="float">
            <text:p>192.55925</text:p>
          </table:table-cell>
          <table:table-cell office:value-type="float" office:value="0.244232" calcext:value-type="float">
            <text:p>0.244232</text:p>
          </table:table-cell>
          <table:table-cell office:value-type="float" office:value="0.394226" calcext:value-type="float">
            <text:p>0.394226</text:p>
          </table:table-cell>
        </table:table-row>
        <table:table-row table:style-name="ro1">
          <table:table-cell office:value-type="string" calcext:value-type="string">
            <text:p>ERR562702</text:p>
          </table:table-cell>
          <table:table-cell office:value-type="float" office:value="-9.1504" calcext:value-type="float">
            <text:p>-9.1504</text:p>
          </table:table-cell>
          <table:table-cell office:value-type="float" office:value="-140.5216" calcext:value-type="float">
            <text:p>-140.521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6.518986" calcext:value-type="float">
            <text:p>26.518986</text:p>
          </table:table-cell>
          <table:table-cell office:value-type="float" office:value="35.396729" calcext:value-type="float">
            <text:p>35.396729</text:p>
          </table:table-cell>
          <table:table-cell office:value-type="float" office:value="190.724" calcext:value-type="float">
            <text:p>190.724</text:p>
          </table:table-cell>
          <table:table-cell office:value-type="float" office:value="5.111856" calcext:value-type="float">
            <text:p>5.111856</text:p>
          </table:table-cell>
          <table:table-cell office:value-type="float" office:value="0.286662" calcext:value-type="float">
            <text:p>0.2866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formula="of:=MIN([.G2:.G372])" office:value-type="float" office:value="-0.819633" calcext:value-type="float">
            <text:p>-0.819633</text:p>
          </table:table-cell>
          <table:table-cell table:formula="of:=MIN([.H2:.H372])" office:value-type="float" office:value="33.17585" calcext:value-type="float">
            <text:p>33.17585</text:p>
          </table:table-cell>
          <table:table-cell table:formula="of:=MIN([.I2:.I372])" office:value-type="float" office:value="67.5342" calcext:value-type="float">
            <text:p>67.5342</text:p>
          </table:table-cell>
          <table:table-cell table:formula="of:=MIN([.J2:.J372])" office:value-type="float" office:value="-2.201764" calcext:value-type="float">
            <text:p>-2.201764</text:p>
          </table:table-cell>
          <table:table-cell table:formula="of:=MIN([.K2:.K372])" office:value-type="float" office:value="-0.0247" calcext:value-type="float">
            <text:p>-0.0247</text:p>
          </table:table-cell>
        </table:table-row>
        <table:table-row table:style-name="ro1">
          <table:table-cell table:number-columns-repeated="6"/>
          <table:table-cell table:style-name="ce1" table:formula="of:=MAX([.G2:.G372])" office:value-type="float" office:value="30.496383" calcext:value-type="float">
            <text:p>30.496383</text:p>
          </table:table-cell>
          <table:table-cell table:style-name="ce1" table:formula="of:=MAX([.H2:.H372])" office:value-type="float" office:value="40.196433" calcext:value-type="float">
            <text:p>40.196433</text:p>
          </table:table-cell>
          <table:table-cell table:style-name="ce1" table:formula="of:=MAX([.I2:.I372])" office:value-type="float" office:value="345.494833" calcext:value-type="float">
            <text:p>345.494833</text:p>
          </table:table-cell>
          <table:table-cell table:style-name="ce1" table:formula="of:=MAX([.J2:.J372])" office:value-type="float" office:value="33.109231" calcext:value-type="float">
            <text:p>33.109231</text:p>
          </table:table-cell>
          <table:table-cell table:style-name="ce1" table:formula="of:=MAX([.K2:.K372])" office:value-type="float" office:value="1.551493" calcext:value-type="float">
            <text:p>1.5514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emperature</text:p>
          </table:table-cell>
          <table:table-cell office:value-type="string" calcext:value-type="string">
            <text:p>Salinity Sensor</text:p>
          </table:table-cell>
          <table:table-cell office:value-type="string" calcext:value-type="string">
            <text:p>Oxygen Sensor</text:p>
          </table:table-cell>
          <table:table-cell office:value-type="string" calcext:value-type="string">
            <text:p>Nitrate Sensor</text:p>
          </table:table-cell>
          <table:table-cell office:value-type="string" calcext:value-type="string">
            <text:p>Chlorophyll Sen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23:14:44.752508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5-21T23:15:16.701963513</dc:date>
    <dc:creator>Lucas Czech</dc:creator>
    <meta:editing-duration>P0D</meta:editing-duration>
    <meta:editing-cycles>1</meta:editing-cycles>
    <meta:document-statistic meta:table-count="1" meta:cell-count="3902" meta:object-count="0"/>
  </office:meta>
</office:document-meta>
</file>